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cript" style:font-pitch="variable" style:font-charset="x-symbol"/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6mm"/>
    </style:style>
    <style:style style:name="co2" style:family="table-column">
      <style:table-column-properties fo:break-before="auto" style:column-width="118.53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25.66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41.01mm"/>
    </style:style>
    <style:style style:name="co7" style:family="table-column">
      <style:table-column-properties fo:break-before="auto" style:column-width="19.84mm"/>
    </style:style>
    <style:style style:name="co8" style:family="table-column">
      <style:table-column-properties fo:break-before="auto" style:column-width="37.84mm"/>
    </style:style>
    <style:style style:name="co9" style:family="table-column">
      <style:table-column-properties fo:break-before="auto" style:column-width="48.42mm"/>
    </style:style>
    <style:style style:name="co10" style:family="table-column">
      <style:table-column-properties fo:break-before="auto" style:column-width="18.7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16.67mm" fo:break-before="auto" style:use-optimal-row-height="true"/>
    </style:style>
    <style:style style:name="ro8" style:family="table-row">
      <style:table-row-properties style:row-height="27.78mm" fo:break-before="auto" style:use-optimal-row-height="true"/>
    </style:style>
    <style:style style:name="ro9" style:family="table-row">
      <style:table-row-properties style:row-height="44.45mm" fo:break-before="auto" style:use-optimal-row-height="true"/>
    </style:style>
    <style:style style:name="ro10" style:family="table-row">
      <style:table-row-properties style:row-height="6.8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color="#000000" style:font-name="標楷體" fo:font-size="18pt" fo:font-weight="bold" style:font-name-asian="標楷體1" style:font-size-asian="18pt" style:font-weight-asian="bold" style:font-name-complex="標楷體1" style:font-size-complex="18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9" style:family="table-cell" style:parent-style-name="Default" style:data-style-name="N0">
      <style:table-cell-properties fo:wrap-option="wrap" style:vertical-align="middle"/>
      <style:text-properties fo:color="#000000" style:font-name="標楷體" style:font-name-asian="標楷體1" style:font-name-complex="標楷體1"/>
    </style:style>
    <style:style style:name="ce9" style:family="table-cell" style:parent-style-name="一般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6" style:family="table-cell" style:parent-style-name="Default" style:data-style-name="N0">
      <style:table-cell-properties style:vertical-align="middle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標楷體" style:font-name-asian="標楷體1" style:font-name-complex="標楷體1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標楷體" fo:font-size="16pt" style:font-name-asian="標楷體1" style:font-size-asian="16pt" style:font-name-complex="標楷體1" style:font-size-complex="16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0000"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18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11" style:family="table-cell" style:parent-style-name="千分位" style:data-style-name="N143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13" style:family="table-cell" style:parent-style-name="千分位" style:data-style-name="N143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  <style:text-properties style:font-name="標楷體" fo:font-size="11pt" style:font-name-asian="標楷體1" style:font-size-asian="11pt" style:font-name-complex="標楷體1" style:font-size-complex="11pt"/>
    </style:style>
    <style:style style:name="ce15" style:family="table-cell" style:parent-style-name="千分位" style:data-style-name="N143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標楷體" style:font-name-asian="標楷體1" style:font-name-complex="標楷體1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2" style:family="table-cell" style:parent-style-name="一般_5f_民政局" style:data-style-name="N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標楷體" fo:font-size="11pt" style:font-name-asian="標楷體1" style:font-size-asian="11pt" style:font-name-complex="標楷體1" style:font-size-complex="11pt"/>
    </style:style>
    <style:style style:name="ce20" style:family="table-cell" style:parent-style-name="千分位" style:data-style-name="N143">
      <style:table-cell-properties style:diagonal-tl-br="0.06pt solid #000000" style:text-align-source="fix" style:repeat-content="false" fo:wrap-option="wrap" fo:border="0.06pt solid #000000" style:vertical-align="middle"/>
      <style:paragraph-properties fo:text-align="center"/>
      <style:text-properties fo:color="#000000" style:font-name="標楷體" style:font-name-asian="標楷體1" style:font-name-complex="標楷體1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font-name="標楷體" fo:font-size="18pt" style:text-underline-style="solid" style:text-underline-width="auto" style:text-underline-color="font-color" fo:font-weight="bold" style:font-name-asian="標楷體1" style:font-size-asian="18pt" style:font-weight-asian="bold" style:font-name-complex="標楷體1" style:font-size-complex="18pt" style:font-weight-complex="bold"/>
    </style:style>
    <style:style style:name="ce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color="#000000" style:font-name="標楷體" fo:font-size="14pt" style:font-name-asian="標楷體1" style:font-size-asian="14pt" style:font-name-complex="標楷體1" style:font-size-complex="14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start" fo:margin-left="0mm"/>
      <style:text-properties style:font-name="標楷體" fo:font-size="11pt" style:font-name-asian="標楷體1" style:font-size-asian="11pt" style:font-name-complex="標楷體1" style:font-size-complex="11pt"/>
    </style:style>
    <style:style style:name="gr1" style:family="graphic">
      <style:graphic-properties draw:stroke="none" draw:fill="none" fo:min-height="0mm" fo:min-width="0mm"/>
    </style:style>
    <style:style style:name="P1" style:family="paragraph">
      <loext:graphic-properties draw:fill="none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font-name-asian="標楷體" style:font-name-complex="標楷體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議員4" table:style-name="ta1" table:protected="true" table:protection-key="kX/EHxXAMZSSK1e3DOfu/GPFVcI=" table:protection-key-digest-algorithm="http://www.w3.org/2000/09/xmldsig#sha1">
        <loext:table-protection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47" table:default-cell-style-name="ce19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47" table:default-cell-style-name="ce19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47" table:default-cell-style-name="ce19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47" table:default-cell-style-name="ce19"/>
        <table:table-row table:style-name="ro1">
          <table:table-cell table:style-name="ce5" office:value-type="string" calcext:value-type="string" table:number-columns-spanned="9" table:number-rows-spanned="1">
            <text:p>臺南市政府106年度對議員所提地方建設建議事項處理明細表</text:p>
          </table:table-cell>
          <table:covered-table-cell table:style-name="ce25"/>
          <table:covered-table-cell table:number-columns-repeated="4" table:style-name="ce28"/>
          <table:covered-table-cell table:number-columns-repeated="2" table:style-name="ce36"/>
          <table:covered-table-cell table:style-name="ce25"/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9" table:number-rows-spanned="1">
            <text:p>至 106 年 12 月止</text:p>
          </table:table-cell>
          <table:covered-table-cell table:number-columns-repeated="8" table:style-name="Default"/>
          <table:table-cell table:number-columns-repeated="1015"/>
        </table:table-row>
        <table:table-row table:style-name="ro2">
          <table:table-cell table:style-name="ce6" office:value-type="string" calcext:value-type="string">
            <text:p>表4</text:p>
          </table:table-cell>
          <table:table-cell table:style-name="ce21" office:value-type="string" calcext:value-type="string" table:number-columns-spanned="7" table:number-rows-spanned="1">
            <text:p>(本表為半年報)</text:p>
          </table:table-cell>
          <table:covered-table-cell table:number-columns-repeated="6"/>
          <table:table-cell table:style-name="ce7" office:value-type="string" calcext:value-type="string">
            <text:p>單位：千元</text:p>
          </table:table-cell>
          <table:table-cell table:number-columns-repeated="1015"/>
        </table:table-row>
        <table:table-row table:style-name="ro3">
          <table:table-cell table:style-name="ce18" office:value-type="string" calcext:value-type="string" table:number-columns-spanned="1" table:number-rows-spanned="2">
            <text:p>議員姓名</text:p>
          </table:table-cell>
          <table:table-cell table:style-name="ce18" office:value-type="string" calcext:value-type="string" table:number-columns-spanned="1" table:number-rows-spanned="2">
            <text:p>建議項目及內容</text:p>
          </table:table-cell>
          <table:table-cell table:style-name="ce18" office:value-type="string" calcext:value-type="string" table:number-columns-spanned="1" table:number-rows-spanned="2">
            <text:p>建議地點</text:p>
          </table:table-cell>
          <table:table-cell table:style-name="ce18" office:value-type="string" calcext:value-type="string" table:number-columns-spanned="1" table:number-rows-spanned="2">
            <text:p>建議金額</text:p>
          </table:table-cell>
          <table:table-cell table:style-name="ce18" office:value-type="string" calcext:value-type="string" table:number-columns-spanned="5" table:number-rows-spanned="1">
            <text:p>核定情形</text:p>
          </table:table-cell>
          <table:covered-table-cell table:number-columns-repeated="4"/>
          <table:table-cell table:number-columns-repeated="1015"/>
        </table:table-row>
        <table:table-row table:style-name="ro4">
          <table:covered-table-cell table:number-columns-repeated="4"/>
          <table:table-cell table:style-name="ce8" office:value-type="string" calcext:value-type="string">
            <text:p>核定金額</text:p>
          </table:table-cell>
          <table:table-cell table:style-name="ce8" office:value-type="string" calcext:value-type="string">
            <text:p>經費支用科目</text:p>
            <text:p>(工作計畫)</text:p>
          </table:table-cell>
          <table:table-cell table:style-name="ce8" office:value-type="string" calcext:value-type="string">
            <text:p>主辦機關</text:p>
          </table:table-cell>
          <table:table-cell table:style-name="ce8" office:value-type="string" calcext:value-type="string">
            <text:p>招標方式</text:p>
          </table:table-cell>
          <table:table-cell table:style-name="ce8" office:value-type="string" calcext:value-type="string">
            <text:p>得標廠商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南化區小崙里(南化段855-4號)排水改善工程</text:p>
          </table:table-cell>
          <table:table-cell table:style-name="ce10" office:value-type="string" calcext:value-type="string">
            <text:p>南化區</text:p>
          </table:table-cell>
          <table:table-cell table:style-name="ce11" office:value-type="float" office:value="706" calcext:value-type="float">
            <text:p><text:s/>706 </text:p>
          </table:table-cell>
          <table:table-cell table:style-name="ce11" office:value-type="float" office:value="710" calcext:value-type="float">
            <text:p><text:s/>7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啟勝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沙田里坑內(金河山莊旁)野溪整治延續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2160" calcext:value-type="float">
            <text:p><text:s/>2160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大內區二溪里三角仔排水延續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1334" calcext:value-type="float">
            <text:p><text:s/>1334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PU跑道及周邊改善工程</text:p>
          </table:table-cell>
          <table:table-cell table:style-name="ce10" office:value-type="string" calcext:value-type="string">
            <text:p>新營區 </text:p>
          </table:table-cell>
          <table:table-cell table:style-name="ce13" office:value-type="float" office:value="3502.748" calcext:value-type="float">
            <text:p><text:s/>3503 </text:p>
          </table:table-cell>
          <table:table-cell table:style-name="ce13" office:value-type="float" office:value="3700" calcext:value-type="float">
            <text:p><text:s/>37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冠榮營造工程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吳通龍</text:p>
            <text:p>郭信良</text:p>
          </table:table-cell>
          <table:table-cell table:style-name="ce9" office:value-type="string" calcext:value-type="string">
            <text:p>大內區石城里社區排水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480" calcext:value-type="float">
            <text:p><text:s/>4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三埔里(二埔7左4旁)農路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320" calcext:value-type="float">
            <text:p><text:s/>320 </text:p>
          </table:table-cell>
          <table:table-cell table:style-name="ce13" office:value-type="float" office:value="330" calcext:value-type="float">
            <text:p><text:s/>33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南億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北門區保安區養殖生產區間1227-1)擋土牆加高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160" calcext:value-type="float">
            <text:p><text:s/>16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大內區曲溪里蘆芝坑野溪護岸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1035" calcext:value-type="float">
            <text:p><text:s/>1035 </text:p>
          </table:table-cell>
          <table:table-cell table:style-name="ce13" office:value-type="float" office:value="1770" calcext:value-type="float">
            <text:p><text:s/>177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大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農會路及農會路111巷路面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1300" calcext:value-type="float">
            <text:p><text:s/>1300 </text:p>
          </table:table-cell>
          <table:table-cell table:style-name="ce13" office:value-type="float" office:value="1020" calcext:value-type="float">
            <text:p><text:s/>102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安南區仁安路(智安二街至安中路三段358巷)溝渠頂版改善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500" calcext:value-type="float">
            <text:p><text:s/>5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元揚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左鎮區草山里南171線旁支線農路(草山高枝110)下邊坡新建擋土牆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895" calcext:value-type="float">
            <text:p><text:s/>895 </text:p>
          </table:table-cell>
          <table:table-cell table:style-name="ce13" office:value-type="float" office:value="864" calcext:value-type="float">
            <text:p><text:s/>86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東原里柿子寮野溪掏空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039.5" calcext:value-type="float">
            <text:p><text:s/>1040 </text:p>
          </table:table-cell>
          <table:table-cell table:style-name="ce13" office:value-type="float" office:value="1040" calcext:value-type="float">
            <text:p><text:s/>10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立宸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將軍區南19線文衡殿至聖德殿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3470" calcext:value-type="float">
            <text:p><text:s/>3470 </text:p>
          </table:table-cell>
          <table:table-cell table:style-name="ce13" office:value-type="float" office:value="672" calcext:value-type="float">
            <text:p><text:s/>67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大內區曲溪里庄內道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625" calcext:value-type="float">
            <text:p><text:s/>62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頭社里182-1線鳴頭高幹52旁道路護坡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關廟里民生街115巷路面拓寬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919" calcext:value-type="float">
            <text:p><text:s/>91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恆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下營區自由街(中山路一段至174線)道路改善工程</text:p>
          </table:table-cell>
          <table:table-cell table:style-name="ce10" office:value-type="string" calcext:value-type="string">
            <text:p>下營區</text:p>
          </table:table-cell>
          <table:table-cell table:number-columns-repeated="2" table:style-name="ce13" office:value-type="float" office:value="1200" calcext:value-type="float">
            <text:p><text:s/>12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二溪里其子瓦大坑野溪護岸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1360" calcext:value-type="float">
            <text:p><text:s/>13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嘉旺營造有限公司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操場PU跑道、籃球場鋪面整修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5870" calcext:value-type="float">
            <text:p><text:s/>5870 </text:p>
          </table:table-cell>
          <table:table-cell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庄內里新興路324巷道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97.5" calcext:value-type="float">
            <text:p><text:s/>98 </text:p>
          </table:table-cell>
          <table:table-cell table:style-name="ce13" office:value-type="float" office:value="75" calcext:value-type="float">
            <text:p><text:s/>7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觀音里中正路549巷路面改善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337" calcext:value-type="float">
            <text:p><text:s/>33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旺詮 </text:p>
          </table:table-cell>
          <table:table-cell table:style-name="ce9" office:value-type="string" calcext:value-type="string">
            <text:p>東山區南勢里格子舖產業道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559.6" calcext:value-type="float">
            <text:p><text:s/>1560 </text:p>
          </table:table-cell>
          <table:table-cell table:style-name="ce13" office:value-type="float" office:value="1190" calcext:value-type="float">
            <text:p><text:s/>119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聖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106年豐和里美和巷道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3" office:value-type="float" office:value="186" calcext:value-type="float">
            <text:p><text:s/>186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環湖里燒灰子30號旁社區道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151" calcext:value-type="float">
            <text:p><text:s/>15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白河區蓮潭里第6鄰山子腳35號旁至玉豐高幹179左3側溝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323" calcext:value-type="float">
            <text:p><text:s/>32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郭秀珠 </text:p>
          </table:table-cell>
          <table:table-cell table:style-name="ce9" office:value-type="string" calcext:value-type="string">
            <text:p>大內區內郭里秀才庄(頭社高幹55左2A2)農路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80.8" calcext:value-type="float">
            <text:p><text:s/>281 </text:p>
          </table:table-cell>
          <table:table-cell table:style-name="ce13" office:value-type="float" office:value="60" calcext:value-type="float">
            <text:p><text:s/>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因施工用地無法取得，已註銷" calcext:value-type="string">
            <text:p><text:s/>因施工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楠西區照興里頂湖王萊宅段護岸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842" calcext:value-type="float">
            <text:p><text:s/>842 </text:p>
          </table:table-cell>
          <table:table-cell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東山區青山里南寮口野溪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278" calcext:value-type="float">
            <text:p><text:s/>1278 </text:p>
          </table:table-cell>
          <table:table-cell table:style-name="ce13" office:value-type="float" office:value="1250" calcext:value-type="float">
            <text:p><text:s/>12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蔡育輝</text:p>
            <text:p>賴惠員</text:p>
          </table:table-cell>
          <table:table-cell table:style-name="ce9" office:value-type="string" calcext:value-type="string">
            <text:p>PU跑道整建工程</text:p>
          </table:table-cell>
          <table:table-cell table:style-name="ce10" office:value-type="string" calcext:value-type="string">
            <text:p>新營區 </text:p>
          </table:table-cell>
          <table:table-cell table:number-columns-repeated="2" table:style-name="ce13" office:value-type="float" office:value="3290" calcext:value-type="float">
            <text:p><text:s/>329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宇笙企業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北門區慈安里社區內道路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660" calcext:value-type="float">
            <text:p><text:s/>660 </text:p>
          </table:table-cell>
          <table:table-cell table:style-name="ce13" office:value-type="float" office:value="220" calcext:value-type="float">
            <text:p><text:s/>22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唐碧娥</text:p>
          </table:table-cell>
          <table:table-cell table:style-name="ce9" office:value-type="string" calcext:value-type="string">
            <text:p>106年臺南市北區文賢路1122巷24弄及34弄等側溝路面改善工程</text:p>
          </table:table-cell>
          <table:table-cell table:style-name="ce10" office:value-type="string" calcext:value-type="string">
            <text:p>北區</text:p>
          </table:table-cell>
          <table:table-cell table:number-columns-repeated="2" table:style-name="ce13" office:value-type="float" office:value="1483" calcext:value-type="float">
            <text:p><text:s/>148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享勝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新營區鹽水排水鴨寮段護岸應急工程(後續擴充)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3160" calcext:value-type="float">
            <text:p><text:s/>31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龍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永康區勝利里73巷道路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380" calcext:value-type="float">
            <text:p><text:s/>3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 </text:p>
          </table:table-cell>
          <table:table-cell table:style-name="ce9" office:value-type="string" calcext:value-type="string">
            <text:p>麻豆區安業高幹21左1農路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975" calcext:value-type="float">
            <text:p><text:s/>975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青山里外埔仔野溪護岸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立宸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下營區開化里南54線至南63線間道路改善工程</text:p>
          </table:table-cell>
          <table:table-cell table:style-name="ce10" office:value-type="string" calcext:value-type="string">
            <text:p>下營區</text:p>
          </table:table-cell>
          <table:table-cell table:number-columns-repeated="2" table:style-name="ce13" office:value-type="float" office:value="1271" calcext:value-type="float">
            <text:p><text:s/>127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年度楠西區照興里興南山子頂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668.4" calcext:value-type="float">
            <text:p><text:s/>668 </text:p>
          </table:table-cell>
          <table:table-cell table:style-name="ce13" office:value-type="float" office:value="527" calcext:value-type="float">
            <text:p><text:s/>52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北門區將軍溪旁及水仙宮前漁產道路延續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630" calcext:value-type="float">
            <text:p><text:s/>630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學甲區平和里倒芳橋東側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536" calcext:value-type="float">
            <text:p><text:s/>536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崁頂里里內道路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560" calcext:value-type="float">
            <text:p><text:s/>56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中洋土木包工業</text:p>
            <text:p>榮承發工程顧問股份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田里玉馬高幹5村里道路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233" calcext:value-type="float">
            <text:p><text:s/>233 </text:p>
          </table:table-cell>
          <table:table-cell table:style-name="ce13" office:value-type="float" office:value="225" calcext:value-type="float">
            <text:p><text:s/>22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遊戲區鋪面整平重整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250" calcext:value-type="float">
            <text:p><text:s/>1250 </text:p>
          </table:table-cell>
          <table:table-cell table:style-name="ce13" office:value-type="float" office:value="1064" calcext:value-type="float">
            <text:p><text:s/>1064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鎧鴻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竹埔里2鄰和3鄰巷道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276" calcext:value-type="float">
            <text:p><text:s/>27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仁德區中生里社區道路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1260" calcext:value-type="float">
            <text:p><text:s/>12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麻豆區南勢里南勢農路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603.75" calcext:value-type="float">
            <text:p><text:s/>604 </text:p>
          </table:table-cell>
          <table:table-cell table:style-name="ce13" office:value-type="float" office:value="564" calcext:value-type="float">
            <text:p><text:s/>56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鴻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歸仁區看東里洲仔區界農路排水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845.65" calcext:value-type="float">
            <text:p><text:s/>846 </text:p>
          </table:table-cell>
          <table:table-cell table:style-name="ce13" office:value-type="float" office:value="828" calcext:value-type="float">
            <text:p><text:s/>82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維信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盧崑福 </text:p>
          </table:table-cell>
          <table:table-cell table:style-name="ce9" office:value-type="string" calcext:value-type="string">
            <text:p>豐里里灣潭農路支線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66" calcext:value-type="float">
            <text:p><text:s/>166 </text:p>
          </table:table-cell>
          <table:table-cell table:style-name="ce13" office:value-type="float" office:value="128" calcext:value-type="float">
            <text:p><text:s/>12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明進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玉田里山玉高幹406右6-1排水改善延續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830" calcext:value-type="float">
            <text:p><text:s/>1830 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南億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龍崎區石嘈里(坑內高分19)排水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950" calcext:value-type="float">
            <text:p><text:s/>9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晉旺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新化區虎頭溪 1k+550 旁擋土護岸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610" calcext:value-type="float">
            <text:p><text:s/>6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陳嘉文土木技師事務所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新化區中興段529地號虎頭埤支流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890" calcext:value-type="float">
            <text:p><text:s/>890 </text:p>
          </table:table-cell>
          <table:table-cell table:style-name="ce13" office:value-type="float" office:value="760" calcext:value-type="float">
            <text:p><text:s/>7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鴻金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金砂國小旁及施寮部落AC路面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773" calcext:value-type="float">
            <text:p><text:s/>773 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學甲區三慶里南2線頂洲國小前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750" calcext:value-type="float">
            <text:p><text:s/>750 </text:p>
          </table:table-cell>
          <table:table-cell table:style-name="ce13" office:value-type="float" office:value="540" calcext:value-type="float">
            <text:p><text:s/>5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朝來</text:p>
          </table:table-cell>
          <table:table-cell table:style-name="ce9" office:value-type="string" calcext:value-type="string">
            <text:p>西港區南43-1線道路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2280" calcext:value-type="float">
            <text:p><text:s/>2280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</text:p>
          </table:table-cell>
          <table:table-cell table:style-name="ce9" office:value-type="string" calcext:value-type="string">
            <text:p>灣裡公園旁步道欄杆改善工程</text:p>
          </table:table-cell>
          <table:table-cell table:style-name="ce10" office:value-type="string" calcext:value-type="string">
            <text:p>南區</text:p>
          </table:table-cell>
          <table:table-cell table:number-columns-repeated="2" table:style-name="ce13" office:value-type="float" office:value="585" calcext:value-type="float">
            <text:p><text:s/>58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億信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關廟區布袋里深坑子段868-29旁農路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630" calcext:value-type="float">
            <text:p><text:s/>630 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國誠營造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虎山里糞箕湖小段1145地號野溪護岸興建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920" calcext:value-type="float">
            <text:p><text:s/>192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萬華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礁坑子段57地號旁野溪擋土護岸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495" calcext:value-type="float">
            <text:p><text:s/>495 </text:p>
          </table:table-cell>
          <table:table-cell table:style-name="ce13" office:value-type="float" office:value="790" calcext:value-type="float">
            <text:p><text:s/>7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杜素吟</text:p>
            <text:p>曾王雅雲</text:p>
          </table:table-cell>
          <table:table-cell table:style-name="ce9" office:value-type="string" calcext:value-type="string">
            <text:p>龍崎區楠坑里樹子林野溝(二期)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832" calcext:value-type="float">
            <text:p><text:s/>832 </text:p>
          </table:table-cell>
          <table:table-cell table:style-name="ce13" office:value-type="float" office:value="830" calcext:value-type="float">
            <text:p><text:s/>8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佳泰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官田區二鎮里廳太社區道路排水溝改善工程</text:p>
          </table:table-cell>
          <table:table-cell table:style-name="ce10" office:value-type="string" calcext:value-type="string">
            <text:p>官田區</text:p>
          </table:table-cell>
          <table:table-cell table:number-columns-repeated="2" table:style-name="ce13" office:value-type="float" office:value="394" calcext:value-type="float">
            <text:p><text:s/>39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東山區青山里南104線(村協橋至東原高幹206)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1363" calcext:value-type="float">
            <text:p><text:s/>136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育輝</text:p>
            <text:p>賴惠員</text:p>
          </table:table-cell>
          <table:table-cell table:style-name="ce9" office:value-type="string" calcext:value-type="string">
            <text:p>柳營區太康里圓環東側庄內道路AC改善工程</text:p>
          </table:table-cell>
          <table:table-cell table:style-name="ce10" office:value-type="string" calcext:value-type="string">
            <text:p>柳營區</text:p>
          </table:table-cell>
          <table:table-cell table:number-columns-repeated="2" table:style-name="ce13" office:value-type="float" office:value="542" calcext:value-type="float">
            <text:p><text:s/>54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二寮里媽祖坑農路下邊坡擋土牆新建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581.814" calcext:value-type="float">
            <text:p><text:s/>582 </text:p>
          </table:table-cell>
          <table:table-cell table:style-name="ce13" office:value-type="float" office:value="517" calcext:value-type="float">
            <text:p><text:s/>51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灣丘里新興農路鳳興段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268" calcext:value-type="float">
            <text:p><text:s/>268 </text:p>
          </table:table-cell>
          <table:table-cell table:style-name="ce13" office:value-type="float" office:value="229" calcext:value-type="float">
            <text:p><text:s/>22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校區步道及周邊地坪整修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996.344" calcext:value-type="float">
            <text:p><text:s/>996 </text:p>
          </table:table-cell>
          <table:table-cell table:style-name="ce13" office:value-type="float" office:value="920" calcext:value-type="float">
            <text:p><text:s/>92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長茂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新營區新民國小旁AC路面修補改善工程</text:p>
          </table:table-cell>
          <table:table-cell table:style-name="ce10" office:value-type="string" calcext:value-type="string">
            <text:p>新營區</text:p>
          </table:table-cell>
          <table:table-cell table:style-name="ce13" office:value-type="float" office:value="655" calcext:value-type="float">
            <text:p><text:s/>655 </text:p>
          </table:table-cell>
          <table:table-cell table:style-name="ce13" office:value-type="float" office:value="504" calcext:value-type="float">
            <text:p><text:s/>50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柳營區中山西路(外環道至南69路段)道路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1250" calcext:value-type="float">
            <text:p><text:s/>1250 </text:p>
          </table:table-cell>
          <table:table-cell table:style-name="ce13" office:value-type="float" office:value="1080" calcext:value-type="float">
            <text:p><text:s/>10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護國里信義路86巷道路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214.2" calcext:value-type="float">
            <text:p><text:s/>214 </text:p>
          </table:table-cell>
          <table:table-cell table:style-name="ce13" office:value-type="float" office:value="150" calcext:value-type="float">
            <text:p><text:s/>1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歸仁區辜厝里大吉街路面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806" calcext:value-type="float">
            <text:p><text:s/>806 </text:p>
          </table:table-cell>
          <table:table-cell table:style-name="ce13" office:value-type="float" office:value="667" calcext:value-type="float">
            <text:p><text:s/>66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堆高營造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北門區仁里里仁安宮後方及社區內道路排水溝改善修復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1058" calcext:value-type="float">
            <text:p><text:s/>105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仁德區三甲里農路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267" calcext:value-type="float">
            <text:p><text:s/>1267 </text:p>
          </table:table-cell>
          <table:table-cell table:style-name="ce13" office:value-type="float" office:value="867" calcext:value-type="float">
            <text:p><text:s/>86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 </text:p>
          </table:table-cell>
          <table:table-cell table:style-name="ce9" office:value-type="string" calcext:value-type="string">
            <text:p>六甲區王爺里九重橋產業農路邊坡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3" office:value-type="float" office:value="520" calcext:value-type="float">
            <text:p><text:s/>5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佳里區南下營中排二防汛道路及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250" calcext:value-type="float">
            <text:p><text:s/>25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大內區二溪里內湖巷野溪整治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650" calcext:value-type="float">
            <text:p><text:s/>65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秀祐里中山堂整修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563" calcext:value-type="float">
            <text:p><text:s/>563 </text:p>
          </table:table-cell>
          <table:table-cell table:style-name="ce13" office:value-type="float" office:value="550" calcext:value-type="float">
            <text:p><text:s/>5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蜂展土木工程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健康中心整修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3" office:value-type="float" office:value="1039" calcext:value-type="float">
            <text:p><text:s/>1039 </text:p>
          </table:table-cell>
          <table:table-cell table:style-name="ce12" office:value-type="string" calcext:value-type="string">
            <text:p>教育局(處)營建及修建工程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106年度七股區十份里建功國小北側漁塭產業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158" calcext:value-type="float">
            <text:p><text:s/>158 </text:p>
          </table:table-cell>
          <table:table-cell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關廟區新光里北寮農路(北寮高枝19左8右7旁)修復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307" calcext:value-type="float">
            <text:p><text:s/>307 </text:p>
          </table:table-cell>
          <table:table-cell table:style-name="ce13" office:value-type="float" office:value="627" calcext:value-type="float">
            <text:p><text:s/>62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龍崎區土崎里外考潭農路(尖峰高幹235左25-1左5)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281.6" calcext:value-type="float">
            <text:p><text:s/>282 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因施工用地無法取得，已註銷" calcext:value-type="string">
            <text:p><text:s/>因施工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PU跑道及周邊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5413.569" calcext:value-type="float">
            <text:p><text:s/>5414 </text:p>
          </table:table-cell>
          <table:table-cell table:style-name="ce13" office:value-type="float" office:value="4000" calcext:value-type="float">
            <text:p><text:s/>40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鼎瀚土木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仁德區民安路二段道路側溝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1780" calcext:value-type="float">
            <text:p><text:s/>17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世堡土木包工業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許至樁</text:p>
          </table:table-cell>
          <table:table-cell table:style-name="ce9" office:value-type="string" calcext:value-type="string">
            <text:p>柳營區旭山里山仔腳活動中心前庄內道路改善工程</text:p>
          </table:table-cell>
          <table:table-cell table:style-name="ce10" office:value-type="string" calcext:value-type="string">
            <text:p>柳營區</text:p>
          </table:table-cell>
          <table:table-cell table:number-columns-repeated="2" table:style-name="ce13" office:value-type="float" office:value="702" calcext:value-type="float">
            <text:p><text:s/>70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三和里農路(大埤高分3右5旁)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253.35" calcext:value-type="float">
            <text:p><text:s/>253 </text:p>
          </table:table-cell>
          <table:table-cell table:style-name="ce13" office:value-type="float" office:value="360" calcext:value-type="float">
            <text:p><text:s/>3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 </text:p>
          </table:table-cell>
          <table:table-cell table:style-name="ce9" office:value-type="string" calcext:value-type="string">
            <text:p>六甲區大丘里產業道路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1430" calcext:value-type="float">
            <text:p><text:s/>1430 </text:p>
          </table:table-cell>
          <table:table-cell table:style-name="ce13" office:value-type="float" office:value="850" calcext:value-type="float">
            <text:p><text:s/>8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 </text:p>
          </table:table-cell>
          <table:table-cell table:style-name="ce9" office:value-type="string" calcext:value-type="string">
            <text:p>南區興南街252巷漁塭旁農路改善工程及擋土牆設置工程</text:p>
          </table:table-cell>
          <table:table-cell table:style-name="ce10" office:value-type="string" calcext:value-type="string">
            <text:p>南區</text:p>
          </table:table-cell>
          <table:table-cell table:number-columns-repeated="2"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玉山養殖區南側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255" calcext:value-type="float">
            <text:p><text:s/>255 </text:p>
          </table:table-cell>
          <table:table-cell table:style-name="ce13" office:value-type="float" office:value="262" calcext:value-type="float">
            <text:p><text:s/>262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成財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新市區大洲國道8號旁排水涵管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338" calcext:value-type="float">
            <text:p><text:s/>338 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中正里斗六高分37右6野溪護岸延續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002" calcext:value-type="float">
            <text:p><text:s/>1002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楊中成</text:p>
          </table:table-cell>
          <table:table-cell table:style-name="ce9" office:value-type="string" calcext:value-type="string">
            <text:p>永康區六合里新興街等路面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900" calcext:value-type="float">
            <text:p><text:s/>900 </text:p>
          </table:table-cell>
          <table:table-cell table:style-name="ce13" office:value-type="float" office:value="636" calcext:value-type="float">
            <text:p><text:s/>63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後壁區後壁里莊幸和外科診所前至南90線(B段)前路面改善工程</text:p>
          </table:table-cell>
          <table:table-cell table:style-name="ce10" office:value-type="string" calcext:value-type="string">
            <text:p>後壁區</text:p>
          </table:table-cell>
          <table:table-cell table:style-name="ce13" office:value-type="float" office:value="1183" calcext:value-type="float">
            <text:p><text:s/>1183 </text:p>
          </table:table-cell>
          <table:table-cell table:style-name="ce13" office:value-type="float" office:value="796" calcext:value-type="float">
            <text:p><text:s/>79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白河區蓮潭里南86線1k~1.62k區道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721" calcext:value-type="float">
            <text:p><text:s/>72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楊中成</text:p>
          </table:table-cell>
          <table:table-cell table:style-name="ce9" office:value-type="string" calcext:value-type="string">
            <text:p>永康區北興路(北興路口~大同街315巷)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790" calcext:value-type="float">
            <text:p><text:s/>79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檨林里南45線側溝(三安宮前)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340" calcext:value-type="float">
            <text:p><text:s/>3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 </text:p>
          </table:table-cell>
          <table:table-cell table:style-name="ce9" office:value-type="string" calcext:value-type="string">
            <text:p>大內區環湖里竹圍高分43左2左5農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後壁區菁豐里菁寮中排三護岸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1350" calcext:value-type="float">
            <text:p><text:s/>13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昇安里埤子頭37-1號至50-3號、46之1前至92-1線路口道路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毅達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莊玉珠</text:p>
          </table:table-cell>
          <table:table-cell table:style-name="ce9" office:value-type="string" calcext:value-type="string">
            <text:p>校園瀝青鋪面改善</text:p>
          </table:table-cell>
          <table:table-cell table:style-name="ce10" office:value-type="string" calcext:value-type="string">
            <text:p>南區</text:p>
          </table:table-cell>
          <table:table-cell table:number-columns-repeated="2"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陳秋萍</text:p>
            <text:p>林阳乙</text:p>
          </table:table-cell>
          <table:table-cell table:style-name="ce9" office:value-type="string" calcext:value-type="string">
            <text:p>永康區永和街238巷22弄等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禹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龍崎區土崎里深堀尾農路(深堀高枝9-1)邊坡崩塌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500" calcext:value-type="float">
            <text:p><text:s/>5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新志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左鎮區岡林里三股溝農路岡林橋野溪清疏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3200" calcext:value-type="float">
            <text:p><text:s/>3200 </text:p>
          </table:table-cell>
          <table:table-cell table:style-name="ce13" office:value-type="float" office:value="2150" calcext:value-type="float">
            <text:p><text:s/>21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銀泰土木包工業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永康區忠孝路138巷3弄等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禹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將軍區漚汪都市計畫10號道路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714" calcext:value-type="float">
            <text:p><text:s/>71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新化區羊林里中興寮農路路面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371" calcext:value-type="float">
            <text:p><text:s/>371 </text:p>
          </table:table-cell>
          <table:table-cell table:style-name="ce13" office:value-type="float" office:value="413" calcext:value-type="float">
            <text:p><text:s/>413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金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大內區環湖里馬斗欄往四角區橋農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354" calcext:value-type="float">
            <text:p><text:s/>35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城內里漁產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273" calcext:value-type="float">
            <text:p><text:s/>273 </text:p>
          </table:table-cell>
          <table:table-cell table:style-name="ce13" office:value-type="float" office:value="245" calcext:value-type="float">
            <text:p><text:s/>24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龍崎區石嘈里(石嘈高幹28右2)排水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660" calcext:value-type="float">
            <text:p><text:s/>660 </text:p>
          </table:table-cell>
          <table:table-cell table:style-name="ce13" office:value-type="float" office:value="790" calcext:value-type="float">
            <text:p><text:s/>7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晉旺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PU跑道及周邊改善工程</text:p>
          </table:table-cell>
          <table:table-cell table:style-name="ce10" office:value-type="string" calcext:value-type="string">
            <text:p>北區</text:p>
          </table:table-cell>
          <table:table-cell table:style-name="ce13" office:value-type="float" office:value="4200" calcext:value-type="float">
            <text:p><text:s/>4200 </text:p>
          </table:table-cell>
          <table:table-cell table:style-name="ce13" office:value-type="float" office:value="3900" calcext:value-type="float">
            <text:p><text:s/>39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冠榮營造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</text:p>
          </table:table-cell>
          <table:table-cell table:style-name="ce9" office:value-type="string" calcext:value-type="string">
            <text:p>官田區隆本里興隆街道路改善工程</text:p>
          </table:table-cell>
          <table:table-cell table:style-name="ce10" office:value-type="string" calcext:value-type="string">
            <text:p>官田區</text:p>
          </table:table-cell>
          <table:table-cell table:number-columns-repeated="2" table:style-name="ce13" office:value-type="float" office:value="1595" calcext:value-type="float">
            <text:p><text:s/>159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東山區東原里東原高幹159右1-1、東原高幹159右3C1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95" calcext:value-type="float">
            <text:p><text:s/>9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二寮里烏樹林農路(尖峰高幹324)下邊坡擋土牆新建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370.395" calcext:value-type="float">
            <text:p><text:s/>370 </text:p>
          </table:table-cell>
          <table:table-cell table:style-name="ce13" office:value-type="float" office:value="302" calcext:value-type="float">
            <text:p><text:s/>302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 </text:p>
          </table:table-cell>
          <table:table-cell table:style-name="ce9" office:value-type="string" calcext:value-type="string">
            <text:p>歸仁區歸南里中山路三段551巷農路路面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1338.75" calcext:value-type="float">
            <text:p><text:s/>1339 </text:p>
          </table:table-cell>
          <table:table-cell table:style-name="ce13" office:value-type="float" office:value="1120" calcext:value-type="float">
            <text:p><text:s/>11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瑞璋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 </text:p>
          </table:table-cell>
          <table:table-cell table:style-name="ce9" office:value-type="string" calcext:value-type="string">
            <text:p>東山區南勢里後凹子(一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308" calcext:value-type="float">
            <text:p><text:s/>308 </text:p>
          </table:table-cell>
          <table:table-cell table:style-name="ce13" office:value-type="float" office:value="374" calcext:value-type="float">
            <text:p><text:s/>37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莊玉珠</text:p>
          </table:table-cell>
          <table:table-cell table:style-name="ce9" office:value-type="string" calcext:value-type="string">
            <text:p><text:span text:style-name="T1">新光里新埔段0820,0821,0822,0822-1等地號4筆土地擋土牆工程</text:span>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40500" calcext:value-type="float">
            <text:p><text:s/>40500 </text:p>
          </table:table-cell>
          <table:table-cell table:style-name="ce13" office:value-type="float" office:value="3500" calcext:value-type="float">
            <text:p><text:s/>3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視聽教室地坪整修</text:p>
          </table:table-cell>
          <table:table-cell table:style-name="ce10" office:value-type="string" calcext:value-type="string">
            <text:p>善化區</text:p>
          </table:table-cell>
          <table:table-cell table:style-name="ce13" office:value-type="float" office:value="148.35" calcext:value-type="float">
            <text:p><text:s/>148 </text:p>
          </table:table-cell>
          <table:table-cell table:style-name="ce13" office:value-type="float" office:value="140" calcext:value-type="float">
            <text:p><text:s/>140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進基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龍介</text:p>
          </table:table-cell>
          <table:table-cell table:style-name="ce9" office:value-type="string" calcext:value-type="string">
            <text:p>兒童遊戲場整修工程</text:p>
          </table:table-cell>
          <table:table-cell table:style-name="ce10" office:value-type="string" calcext:value-type="string">
            <text:p>北區</text:p>
          </table:table-cell>
          <table:table-cell table:number-columns-repeated="2" table:style-name="ce13" office:value-type="float" office:value="98" calcext:value-type="float">
            <text:p><text:s/>98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採購" calcext:value-type="string">
            <text:p><text:s/>逕洽採購 </text:p>
          </table:table-cell>
          <table:table-cell table:style-name="ce14" office:value-type="string" calcext:value-type="string">
            <text:p>同毅地板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下營區茅港里南63線道路改善工程</text:p>
          </table:table-cell>
          <table:table-cell table:style-name="ce10" office:value-type="string" calcext:value-type="string">
            <text:p>下營區</text:p>
          </table:table-cell>
          <table:table-cell table:number-columns-repeated="2" table:style-name="ce13" office:value-type="float" office:value="2111" calcext:value-type="float">
            <text:p><text:s/>211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新嘉里199號宅前至運動公園前路段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1260" calcext:value-type="float">
            <text:p><text:s/>12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楠西區楠西里紅毛井農地排水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980.85" calcext:value-type="float">
            <text:p><text:s/>981 </text:p>
          </table:table-cell>
          <table:table-cell table:style-name="ce13" office:value-type="float" office:value="960" calcext:value-type="float">
            <text:p><text:s/>9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錦德 </text:p>
          </table:table-cell>
          <table:table-cell table:style-name="ce9" office:value-type="string" calcext:value-type="string">
            <text:p>安南區海南里郡安路七段路面AC改善工程</text:p>
          </table:table-cell>
          <table:table-cell table:style-name="ce10" office:value-type="string" calcext:value-type="string">
            <text:p>安南區</text:p>
          </table:table-cell>
          <table:table-cell table:style-name="ce13" office:value-type="float" office:value="997" calcext:value-type="float">
            <text:p><text:s/>997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倒芳橋西側宅仔港排水護岸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3000" calcext:value-type="float">
            <text:p><text:s/>300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中華里活動中心頂樓隔熱磚修繕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湧霖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水雲里南103線(牛山高幹86-90)道路拓寬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2745" calcext:value-type="float">
            <text:p><text:s/>274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因用地無法取得，已註銷" calcext:value-type="string">
            <text:p><text:s/>因用地無法取得，已註銷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麻豆區埤頭里80號前等2處路面改善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357" calcext:value-type="float">
            <text:p><text:s/>35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邱莉莉</text:p>
          </table:table-cell>
          <table:table-cell table:style-name="ce9" office:value-type="string" calcext:value-type="string">
            <text:p>龍崎區牛埔里州界里道AC路面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1260" calcext:value-type="float">
            <text:p><text:s/>1260 </text:p>
          </table:table-cell>
          <table:table-cell table:style-name="ce13" office:value-type="float" office:value="1080" calcext:value-type="float">
            <text:p><text:s/>10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豐里里厝尾部落道路側溝二期改善工程</text:p>
          </table:table-cell>
          <table:table-cell table:style-name="ce10" office:value-type="string" calcext:value-type="string">
            <text:p>玉井區</text:p>
          </table:table-cell>
          <table:table-cell table:number-columns-repeated="2" table:style-name="ce13" office:value-type="float" office:value="534" calcext:value-type="float">
            <text:p><text:s/>53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興農里(謝厝寮14地號前)內農路及排水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605" calcext:value-type="float">
            <text:p><text:s/>605 </text:p>
          </table:table-cell>
          <table:table-cell table:style-name="ce13" office:value-type="float" office:value="435" calcext:value-type="float">
            <text:p><text:s/>43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梁順發 </text:p>
          </table:table-cell>
          <table:table-cell table:style-name="ce9" office:value-type="string" calcext:value-type="string">
            <text:p>左鎮區澄山里澄新農路支線(摔猿高分145右15)路面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650" calcext:value-type="float">
            <text:p><text:s/>650 </text:p>
          </table:table-cell>
          <table:table-cell table:style-name="ce13" office:value-type="float" office:value="540" calcext:value-type="float">
            <text:p><text:s/>54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 </text:p>
          </table:table-cell>
          <table:table-cell table:style-name="ce9" office:value-type="string" calcext:value-type="string">
            <text:p>官田區渡頭里三塊厝新中13分道旁護岸工程</text:p>
          </table:table-cell>
          <table:table-cell table:style-name="ce10" office:value-type="string" calcext:value-type="string">
            <text:p>官田區</text:p>
          </table:table-cell>
          <table:table-cell table:style-name="ce13" office:value-type="float" office:value="2480" calcext:value-type="float">
            <text:p><text:s/>2480 </text:p>
          </table:table-cell>
          <table:table-cell table:style-name="ce13" office:value-type="float" office:value="1275" calcext:value-type="float">
            <text:p><text:s/>127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炳利</text:p>
          </table:table-cell>
          <table:table-cell table:style-name="ce9" office:value-type="string" calcext:value-type="string">
            <text:p>州南里活動中心增購會議桌椅</text:p>
          </table:table-cell>
          <table:table-cell table:style-name="ce10" office:value-type="string" calcext:value-type="string">
            <text:p>安南區</text:p>
          </table:table-cell>
          <table:table-cell table:style-name="ce13" office:value-type="float" office:value="37" calcext:value-type="float">
            <text:p><text:s/>37 </text:p>
          </table:table-cell>
          <table:table-cell table:style-name="ce13" office:value-type="float" office:value="27" calcext:value-type="float">
            <text:p><text:s/>27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銘誠傢俱店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龍介</text:p>
          </table:table-cell>
          <table:table-cell table:style-name="ce9" office:value-type="string" calcext:value-type="string">
            <text:p>振興華興活動中心廣播及監視系統工程</text:p>
          </table:table-cell>
          <table:table-cell table:style-name="ce10" office:value-type="string" calcext:value-type="string">
            <text:p>北區</text:p>
          </table:table-cell>
          <table:table-cell table:style-name="ce13" office:value-type="float" office:value="99" calcext:value-type="float">
            <text:p><text:s/>99 </text:p>
          </table:table-cell>
          <table:table-cell table:style-name="ce13" office:value-type="float" office:value="97" calcext:value-type="float">
            <text:p><text:s/>97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長河企業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佳里區青年街(佳東路至延平街)道路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1123.2" calcext:value-type="float">
            <text:p><text:s/>1123 </text:p>
          </table:table-cell>
          <table:table-cell table:style-name="ce13" office:value-type="float" office:value="864" calcext:value-type="float">
            <text:p><text:s/>86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歸仁區大潭里長榮路三段道路側溝改善工程</text:p>
          </table:table-cell>
          <table:table-cell table:style-name="ce10" office:value-type="string" calcext:value-type="string">
            <text:p>歸仁區</text:p>
          </table:table-cell>
          <table:table-cell table:number-columns-repeated="2" table:style-name="ce13" office:value-type="float" office:value="595" calcext:value-type="float">
            <text:p><text:s/>59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昱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安南區本原街三段321巷道路改善工程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1728" calcext:value-type="float">
            <text:p><text:s/>172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關廟區埤頭里關新一街路面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525" calcext:value-type="float">
            <text:p><text:s/>52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莊玉珠 </text:p>
          </table:table-cell>
          <table:table-cell table:style-name="ce9" office:value-type="string" calcext:value-type="string">
            <text:p>永成路二段980巷21號旁農路改善工程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309.513" calcext:value-type="float">
            <text:p><text:s/>310 </text:p>
          </table:table-cell>
          <table:table-cell table:style-name="ce13" office:value-type="float" office:value="128" calcext:value-type="float">
            <text:p><text:s/>12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安南區青草里砂崙腳小排板橋工程</text:p>
          </table:table-cell>
          <table:table-cell table:style-name="ce10" office:value-type="string" calcext:value-type="string">
            <text:p>安南區</text:p>
          </table:table-cell>
          <table:table-cell table:style-name="ce13" office:value-type="float" office:value="1600" calcext:value-type="float">
            <text:p><text:s/>1600 </text:p>
          </table:table-cell>
          <table:table-cell table:style-name="ce13" office:value-type="float" office:value="585" calcext:value-type="float">
            <text:p><text:s/>58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菁穎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三和里三和高分60右8旁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100" calcext:value-type="float">
            <text:p><text:s/>1100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全益土木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楠西區照興里苗圃農地旁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168" calcext:value-type="float">
            <text:p><text:s/>1168 </text:p>
          </table:table-cell>
          <table:table-cell table:style-name="ce13" office:value-type="float" office:value="1130" calcext:value-type="float">
            <text:p><text:s/>11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青山里南104-1線(二坑高幹101)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616" calcext:value-type="float">
            <text:p><text:s/>61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善化區小新里成功路53巷暨85巷路面改善工程</text:p>
          </table:table-cell>
          <table:table-cell table:style-name="ce10" office:value-type="string" calcext:value-type="string">
            <text:p>善化區</text:p>
          </table:table-cell>
          <table:table-cell table:number-columns-repeated="2" table:style-name="ce13" office:value-type="float" office:value="931" calcext:value-type="float">
            <text:p><text:s/>93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林慶鎮 </text:p>
          </table:table-cell>
          <table:table-cell table:style-name="ce9" office:value-type="string" calcext:value-type="string">
            <text:p>山上區磚仔井農路支線排水改善工程</text:p>
          </table:table-cell>
          <table:table-cell table:style-name="ce10" office:value-type="string" calcext:value-type="string">
            <text:p>山上區</text:p>
          </table:table-cell>
          <table:table-cell table:style-name="ce13" office:value-type="float" office:value="1638" calcext:value-type="float">
            <text:p><text:s/>1638 </text:p>
          </table:table-cell>
          <table:table-cell table:style-name="ce13" office:value-type="float" office:value="529" calcext:value-type="float">
            <text:p><text:s/>52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因施工用地無法取得，已註銷" calcext:value-type="string">
            <text:p><text:s/>因施工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歸仁區媽廟里保大路一段152巷46弄農路排水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1140" calcext:value-type="float">
            <text:p><text:s/>1140 </text:p>
          </table:table-cell>
          <table:table-cell table:style-name="ce13" office:value-type="float" office:value="825" calcext:value-type="float">
            <text:p><text:s/>82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愈達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歸仁區崙頂里凱旋路二段1巷農路排水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1348.5" calcext:value-type="float">
            <text:p><text:s/>1349 </text:p>
          </table:table-cell>
          <table:table-cell table:style-name="ce13" office:value-type="float" office:value="1099" calcext:value-type="float">
            <text:p><text:s/>109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愈達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那拔里清水大埤護岸第二期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990" calcext:value-type="float">
            <text:p><text:s/>990 </text:p>
          </table:table-cell>
          <table:table-cell table:style-name="ce13" office:value-type="float" office:value="950" calcext:value-type="float">
            <text:p><text:s/>9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堃展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六甲區大丘里南勢坑邊坡排水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1650" calcext:value-type="float">
            <text:p><text:s/>1650 </text:p>
          </table:table-cell>
          <table:table-cell table:style-name="ce13" office:value-type="float" office:value="1450" calcext:value-type="float">
            <text:p><text:s/>14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霖造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PU跑道整建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3623" calcext:value-type="float">
            <text:p><text:s/>3623 </text:p>
          </table:table-cell>
          <table:table-cell table:style-name="ce13" office:value-type="float" office:value="3300" calcext:value-type="float">
            <text:p><text:s/>33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鹽水區河南里8鄰和13鄰巷道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573.8" calcext:value-type="float">
            <text:p><text:s/>574 </text:p>
          </table:table-cell>
          <table:table-cell table:style-name="ce13" office:value-type="float" office:value="430" calcext:value-type="float">
            <text:p><text:s/>43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護國里信義路72號旁排水及路面改善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 公開招標" calcext:value-type="string">
            <text:p><text:s text:c="2"/>公開招標 </text:p>
          </table:table-cell>
          <table:table-cell table:style-name="ce14" office:value-type="string" calcext:value-type="string">
            <text:p>招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麻豆區北麻豆小排三之一護岸改善工程(第二期)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3650" calcext:value-type="float">
            <text:p><text:s/>36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健曜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大內區曲溪里灣仔坑溝護岸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925.6" calcext:value-type="float">
            <text:p><text:s/>926 </text:p>
          </table:table-cell>
          <table:table-cell table:style-name="ce13" office:value-type="float" office:value="980" calcext:value-type="float">
            <text:p><text:s/>98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檨林里松林國小西側道路側溝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680" calcext:value-type="float">
            <text:p><text:s/>680 </text:p>
          </table:table-cell>
          <table:table-cell table:style-name="ce13" office:value-type="float" office:value="640" calcext:value-type="float">
            <text:p><text:s/>64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陸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106年度白河區虎山里活動中心整修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2136" calcext:value-type="float">
            <text:p><text:s/>2136 </text:p>
          </table:table-cell>
          <table:table-cell table:style-name="ce13" office:value-type="float" office:value="1072" calcext:value-type="float">
            <text:p><text:s/>1072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立偉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永康區中山北路264巷310弄等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泰旺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佳里區嘉福里社區往西勢宅之農水路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915" calcext:value-type="float">
            <text:p><text:s/>915 </text:p>
          </table:table-cell>
          <table:table-cell table:style-name="ce13" office:value-type="float" office:value="920" calcext:value-type="float">
            <text:p><text:s/>9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城內里(水師寮)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467.8" calcext:value-type="float">
            <text:p><text:s/>468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北門區三寮灣堤外線排水華光橋下游左岸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2000" calcext:value-type="float">
            <text:p><text:s/>200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七股區南29線(大寮段)道路路面改善工程</text:p>
          </table:table-cell>
          <table:table-cell table:style-name="ce10" office:value-type="string" calcext:value-type="string">
            <text:p>七股區</text:p>
          </table:table-cell>
          <table:table-cell table:number-columns-repeated="2" table:style-name="ce13" office:value-type="float" office:value="615" calcext:value-type="float">
            <text:p><text:s/>61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竹圍里及玉田里人行道舖面改善工程</text:p>
          </table:table-cell>
          <table:table-cell table:style-name="ce10" office:value-type="string" calcext:value-type="string">
            <text:p>玉井區</text:p>
          </table:table-cell>
          <table:table-cell table:number-columns-repeated="2" table:style-name="ce13" office:value-type="float" office:value="540" calcext:value-type="float">
            <text:p><text:s/>5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晉旺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白河區關嶺里94-5號旁往大凍山(一家園農場岔路口)道路排水溝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766" calcext:value-type="float">
            <text:p><text:s/>76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青山里道路側溝(東原高幹193)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316" calcext:value-type="float">
            <text:p><text:s/>31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臺南市北區大豐里大興街233巷34弄及40弄路溝改善工程</text:p>
          </table:table-cell>
          <table:table-cell table:style-name="ce10" office:value-type="string" calcext:value-type="string">
            <text:p>北區</text:p>
          </table:table-cell>
          <table:table-cell table:number-columns-repeated="2" table:style-name="ce13" office:value-type="float" office:value="900" calcext:value-type="float">
            <text:p><text:s/>9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鴻創營造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國安生產區五中排改善工程</text:p>
          </table:table-cell>
          <table:table-cell table:style-name="ce10" office:value-type="string" calcext:value-type="string">
            <text:p>七股區</text:p>
          </table:table-cell>
          <table:table-cell table:number-columns-repeated="2" table:style-name="ce13" office:value-type="float" office:value="1440" calcext:value-type="float">
            <text:p><text:s/>144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龍崎區土崎里(凹窯高枝40)邊坡崩塌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910" calcext:value-type="float">
            <text:p><text:s/>910 </text:p>
          </table:table-cell>
          <table:table-cell table:style-name="ce13" office:value-type="float" office:value="880" calcext:value-type="float">
            <text:p><text:s/>88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陳秋萍</text:p>
          </table:table-cell>
          <table:table-cell table:style-name="ce9" office:value-type="string" calcext:value-type="string">
            <text:p>勝利里活動中心魚池填補綠美化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耕園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</text:p>
          </table:table-cell>
          <table:table-cell table:style-name="ce9" office:value-type="string" calcext:value-type="string">
            <text:p>仁德區大甲里中正西路869巷道路側溝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1600" calcext:value-type="float">
            <text:p><text:s/>16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呂維胤 </text:p>
          </table:table-cell>
          <table:table-cell table:style-name="ce9" office:value-type="string" calcext:value-type="string">
            <text:p>七股區三聖段1861、1862地號道路北移改善工程</text:p>
          </table:table-cell>
          <table:table-cell table:style-name="ce10" office:value-type="string" calcext:value-type="string">
            <text:p>七股里</text:p>
          </table:table-cell>
          <table:table-cell table:style-name="ce13" office:value-type="float" office:value="561" calcext:value-type="float">
            <text:p><text:s/>561 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因用地無法取得，已註銷" calcext:value-type="string">
            <text:p><text:s/>因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 </text:p>
          </table:table-cell>
          <table:table-cell table:style-name="ce9" office:value-type="string" calcext:value-type="string">
            <text:p>仁德區中洲社區外圍農路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310" calcext:value-type="float">
            <text:p><text:s/>1310 </text:p>
          </table:table-cell>
          <table:table-cell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南勢里後凹子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333.6" calcext:value-type="float">
            <text:p><text:s/>334 </text:p>
          </table:table-cell>
          <table:table-cell table:style-name="ce13" office:value-type="float" office:value="355" calcext:value-type="float">
            <text:p><text:s/>35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 </text:p>
          </table:table-cell>
          <table:table-cell table:style-name="ce9" office:value-type="string" calcext:value-type="string">
            <text:p>東山區高原里鹹水泉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451.5" calcext:value-type="float">
            <text:p><text:s/>452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七股區看坪中排旁排水護岸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2600" calcext:value-type="float">
            <text:p><text:s/>260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豐里里山豬肉湖野溪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680" calcext:value-type="float">
            <text:p><text:s/>1680 </text:p>
          </table:table-cell>
          <table:table-cell table:style-name="ce13" office:value-type="float" office:value="1570" calcext:value-type="float">
            <text:p><text:s/>157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永吉里巷道內路面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358" calcext:value-type="float">
            <text:p><text:s/>358 </text:p>
          </table:table-cell>
          <table:table-cell table:style-name="ce13" office:value-type="float" office:value="340" calcext:value-type="float">
            <text:p><text:s/>34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承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平和里關懷據點道路路面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679" calcext:value-type="float">
            <text:p><text:s/>679 </text:p>
          </table:table-cell>
          <table:table-cell table:style-name="ce13" office:value-type="float" office:value="522" calcext:value-type="float">
            <text:p><text:s/>52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</text:p>
          </table:table-cell>
          <table:table-cell table:style-name="ce9" office:value-type="string" calcext:value-type="string">
            <text:p>仁德區一甲里忠義路道路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188" calcext:value-type="float">
            <text:p><text:s/>1188 </text:p>
          </table:table-cell>
          <table:table-cell table:style-name="ce13" office:value-type="float" office:value="807" calcext:value-type="float">
            <text:p><text:s/>80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白河里-新富街(中正路~開明街)道路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263" calcext:value-type="float">
            <text:p><text:s/>26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鎮</text:p>
          </table:table-cell>
          <table:table-cell table:style-name="ce9" office:value-type="string" calcext:value-type="string">
            <text:p>新市區永就88-3號旁道路及側溝改善工程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235" calcext:value-type="float">
            <text:p><text:s/>23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莊玉珠 </text:p>
          </table:table-cell>
          <table:table-cell table:style-name="ce9" office:value-type="string" calcext:value-type="string">
            <text:p>明興路619巷363弄農路改善工程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261.64" calcext:value-type="float">
            <text:p><text:s/>262 </text:p>
          </table:table-cell>
          <table:table-cell table:style-name="ce13" office:value-type="float" office:value="251" calcext:value-type="float">
            <text:p><text:s/>251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新悅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菁寮排水(烏瑤段)護岸應急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巨曜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金鐘</text:p>
          </table:table-cell>
          <table:table-cell table:style-name="ce9" office:value-type="string" calcext:value-type="string">
            <text:p>0211東智里認養空地澆灌系統搶修工程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82" calcext:value-type="float">
            <text:p><text:s/>82 </text:p>
          </table:table-cell>
          <table:table-cell table:style-name="ce13" office:value-type="float" office:value="81" calcext:value-type="float">
            <text:p><text:s/>81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聚聯設計工程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竹圍里14鄰村里聯絡道路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仟億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沙田里農路(山后高分69左4旁)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260" calcext:value-type="float">
            <text:p><text:s/>260 </text:p>
          </table:table-cell>
          <table:table-cell table:style-name="ce13" office:value-type="float" office:value="280" calcext:value-type="float">
            <text:p><text:s/>28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明進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 </text:p>
          </table:table-cell>
          <table:table-cell table:style-name="ce9" office:value-type="string" calcext:value-type="string">
            <text:p>明興路1181巷198-1號農路旁擋土牆工程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689.544" calcext:value-type="float">
            <text:p><text:s/>690 </text:p>
          </table:table-cell>
          <table:table-cell table:style-name="ce13" office:value-type="float" office:value="619" calcext:value-type="float">
            <text:p><text:s/>61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新化區礁坑里中興高枝26-1旁道路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500" calcext:value-type="float">
            <text:p><text:s/>500 </text:p>
          </table:table-cell>
          <table:table-cell table:style-name="ce13" office:value-type="float" office:value="88" calcext:value-type="float">
            <text:p><text:s/>8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鴻金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北門區南鯤鯓會館後方漁產道路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3" office:value-type="float" office:value="262" calcext:value-type="float">
            <text:p><text:s/>262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 </text:p>
          </table:table-cell>
          <table:table-cell table:style-name="ce9" office:value-type="string" calcext:value-type="string">
            <text:p>關廟區深坑里柳仔埤農路擋土牆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918.5" calcext:value-type="float">
            <text:p><text:s/>919 </text:p>
          </table:table-cell>
          <table:table-cell table:style-name="ce13" office:value-type="float" office:value="1050" calcext:value-type="float">
            <text:p><text:s/>10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盧崑福</text:p>
          </table:table-cell>
          <table:table-cell table:style-name="ce9" office:value-type="string" calcext:value-type="string">
            <text:p>南化區南化段782-1旁排水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290" calcext:value-type="float">
            <text:p><text:s/>290 </text:p>
          </table:table-cell>
          <table:table-cell table:style-name="ce13" office:value-type="float" office:value="680" calcext:value-type="float">
            <text:p><text:s/>68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冠頂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新營區舊廍里五間厝中排改善工程(第二期)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2300" calcext:value-type="float">
            <text:p><text:s/>23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柏承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下湖里下湖段591地號旁野溪護岸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1100" calcext:value-type="float">
            <text:p><text:s/>11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凌暘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楠西區灣丘老猴坑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011.5" calcext:value-type="float">
            <text:p><text:s/>1012 </text:p>
          </table:table-cell>
          <table:table-cell table:style-name="ce13" office:value-type="float" office:value="1200" calcext:value-type="float">
            <text:p><text:s/>12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茂程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北門區仁里里二重港道路路面改善修復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2427.6" calcext:value-type="float">
            <text:p><text:s/>2428 </text:p>
          </table:table-cell>
          <table:table-cell table:style-name="ce13" office:value-type="float" office:value="180" calcext:value-type="float">
            <text:p><text:s/>1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後壁里台電街8鄰157號之1至140號之3路面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419" calcext:value-type="float">
            <text:p><text:s/>41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雙春地區漁產道路路面擋土牆(674-2)延續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411" calcext:value-type="float">
            <text:p><text:s/>411 </text:p>
          </table:table-cell>
          <table:table-cell table:style-name="ce13" office:value-type="float" office:value="392" calcext:value-type="float">
            <text:p><text:s/>392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玉明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頂長里長短樹中排三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100" calcext:value-type="float">
            <text:p><text:s/>21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璟豐營造有限公司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白河里活動中心及里辦公室冷氣裝設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626" calcext:value-type="float">
            <text:p><text:s/>626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calcext:value-type="string">
            <text:p>逕洽廠商</text:p>
            <text:p>共同供應契約</text:p>
          </table:table-cell>
          <table:table-cell table:style-name="ce14" office:value-type="string" calcext:value-type="string">
            <text:p>大同綜合訊電股份有限公司永康分公司白河展售中心、尚雅意裝璜行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市區大營里營尾福德廟，東側(大營段3443地號土地)，北側(大營段3472、2468地號土地)道路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817.331" calcext:value-type="float">
            <text:p><text:s/>817 </text:p>
          </table:table-cell>
          <table:table-cell table:style-name="ce13" office:value-type="float" office:value="624" calcext:value-type="float">
            <text:p><text:s/>62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鎮</text:p>
          </table:table-cell>
          <table:table-cell table:style-name="ce9" office:value-type="string" calcext:value-type="string">
            <text:p>新市區轄內各道路AC路面刨舖工程開口契約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1950" calcext:value-type="float">
            <text:p><text:s/>19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西港區新復里溪埔寮道路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1142" calcext:value-type="float">
            <text:p><text:s/>114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楠西區龜丹里龜丹段92-15地號排水改善工程</text:p>
          </table:table-cell>
          <table:table-cell table:style-name="ce10" office:value-type="string" calcext:value-type="string">
            <text:p>楠西區</text:p>
          </table:table-cell>
          <table:table-cell table:number-columns-repeated="2" table:style-name="ce13" office:value-type="float" office:value="2800" calcext:value-type="float">
            <text:p><text:s/>28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甲暐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海南里東港部落道路及側溝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1402" calcext:value-type="float">
            <text:p><text:s/>1402 </text:p>
          </table:table-cell>
          <table:table-cell table:style-name="ce13" office:value-type="float" office:value="1210" calcext:value-type="float">
            <text:p><text:s/>121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百村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學甲區秀昌里煥昌部落旁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1239" calcext:value-type="float">
            <text:p><text:s/>1239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鎭</text:p>
          </table:table-cell>
          <table:table-cell table:style-name="ce9" office:value-type="string" calcext:value-type="string">
            <text:p>新市區信義段402地號排水路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5316" calcext:value-type="float">
            <text:p><text:s/>5316 </text:p>
          </table:table-cell>
          <table:table-cell table:style-name="ce13" office:value-type="float" office:value="2545" calcext:value-type="float">
            <text:p><text:s/>2545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陸發土木包工業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詔安里中山堂冷氣機汰舊換新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42" calcext:value-type="float">
            <text:p><text:s/>142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共同供應契約辦理採購" calcext:value-type="string">
            <text:p><text:s/>共同供應契約辦理採購 </text:p>
          </table:table-cell>
          <table:table-cell table:style-name="ce14" office:value-type="string" calcext:value-type="string">
            <text:p>大同綜合訊電股份有限公司永康分公司白河展售中心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麻豆區小埤里(小埤高幹3號旁)側溝改善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612" calcext:value-type="float">
            <text:p><text:s/>61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 </text:p>
          </table:table-cell>
          <table:table-cell table:style-name="ce9" office:value-type="string" calcext:value-type="string">
            <text:p>小崙里北庄仔聯絡道路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4775.15" calcext:value-type="float">
            <text:p><text:s/>4775 </text:p>
          </table:table-cell>
          <table:table-cell table:style-name="ce13" office:value-type="float" office:value="875" calcext:value-type="float">
            <text:p><text:s/>87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允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邱莉莉</text:p>
          </table:table-cell>
          <table:table-cell table:style-name="ce9" office:value-type="string" calcext:value-type="string">
            <text:p>永康區復興路277巷溝渠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4000" calcext:value-type="float">
            <text:p><text:s/>4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泰鈞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楠西區密枝里茄拔頭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995" calcext:value-type="float">
            <text:p><text:s/>995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後壁區下茄苳排水(嘉苳段)護岸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1400" calcext:value-type="float">
            <text:p><text:s/>14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曾順良</text:p>
          </table:table-cell>
          <table:table-cell table:style-name="ce9" office:value-type="string" calcext:value-type="string">
            <text:p>泉南里活動中心2樓視聽設備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48" calcext:value-type="float">
            <text:p><text:s/>48 </text:p>
          </table:table-cell>
          <table:table-cell table:style-name="ce13" office:value-type="float" office:value="32" calcext:value-type="float">
            <text:p><text:s/>32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啟揚音響企業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國安里活動中心增設內部設備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73" calcext:value-type="float">
            <text:p><text:s/>73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英能空調工程行</text:p>
            <text:p>淨江國際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長安里中寮148號至中寮164號之2道路側溝及路面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42" calcext:value-type="float">
            <text:p><text:s/>24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盛軒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草店里第9、11鄰部落道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後宅里番子寮部落道路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771" calcext:value-type="float">
            <text:p><text:s/>771 </text:p>
          </table:table-cell>
          <table:table-cell table:style-name="ce13" office:value-type="float" office:value="578" calcext:value-type="float">
            <text:p><text:s/>57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新營區土庫里南76AC路面改善工程</text:p>
          </table:table-cell>
          <table:table-cell table:style-name="ce10" office:value-type="string" calcext:value-type="string">
            <text:p>新營區</text:p>
          </table:table-cell>
          <table:table-cell table:style-name="ce13" office:value-type="float" office:value="2228" calcext:value-type="float">
            <text:p><text:s/>2228 </text:p>
          </table:table-cell>
          <table:table-cell table:style-name="ce13" office:value-type="float" office:value="1809" calcext:value-type="float">
            <text:p><text:s/>180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麻豆區海埔里南49-1區道等兩處道路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857" calcext:value-type="float">
            <text:p><text:s/>857 </text:p>
          </table:table-cell>
          <table:table-cell table:style-name="ce13" office:value-type="float" office:value="273" calcext:value-type="float">
            <text:p><text:s/>27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秋萍</text:p>
          </table:table-cell>
          <table:table-cell table:style-name="ce9" office:value-type="string" calcext:value-type="string">
            <text:p>永康區大武街18巷等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1400" calcext:value-type="float">
            <text:p><text:s/>14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泰旺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灣丘里草山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3" office:value-type="float" office:value="596" calcext:value-type="float">
            <text:p><text:s/>59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朝來 </text:p>
          </table:table-cell>
          <table:table-cell table:style-name="ce9" office:value-type="string" calcext:value-type="string">
            <text:p>佳里區安西里農路銜接南32線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610.4" calcext:value-type="float">
            <text:p><text:s/>610 </text:p>
          </table:table-cell>
          <table:table-cell table:style-name="ce13" office:value-type="float" office:value="616" calcext:value-type="float">
            <text:p><text:s/>61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雙春漁產道路(525-12)路面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318" calcext:value-type="float">
            <text:p><text:s/>318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新營區鹽水排水明達橋上游右岸應急工程(流綜配合款)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6000" calcext:value-type="float">
            <text:p><text:s/>6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邱莉莉</text:p>
          </table:table-cell>
          <table:table-cell table:style-name="ce9" office:value-type="string" calcext:value-type="string">
            <text:p>臺南市永康區CF幹線雨水下水道工程後續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3460" calcext:value-type="float">
            <text:p><text:s/>34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鹽水區三生里民生街及三福路24巷道路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625" calcext:value-type="float">
            <text:p><text:s/>625 </text:p>
          </table:table-cell>
          <table:table-cell table:style-name="ce13" office:value-type="float" office:value="468" calcext:value-type="float">
            <text:p><text:s/>46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將軍區苓和里2、3鄰社區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656" calcext:value-type="float">
            <text:p><text:s/>656 </text:p>
          </table:table-cell>
          <table:table-cell table:style-name="ce13" office:value-type="float" office:value="492" calcext:value-type="float">
            <text:p><text:s/>49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北門區永華里南天宮前道路排水溝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1144" calcext:value-type="float">
            <text:p><text:s/>114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六溪里檳榔腳二號橋旁農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371" calcext:value-type="float">
            <text:p><text:s/>371 </text:p>
          </table:table-cell>
          <table:table-cell table:style-name="ce13" office:value-type="float" office:value="370" calcext:value-type="float">
            <text:p><text:s/>37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鑫億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東原里子龍廳(前大埔段)農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楠西區龜丹里東山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3466" calcext:value-type="float">
            <text:p><text:s/>3466 </text:p>
          </table:table-cell>
          <table:table-cell table:style-name="ce13" office:value-type="float" office:value="1550" calcext:value-type="float">
            <text:p><text:s/>15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茂程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大營里78-6道路及大營郵局後方道路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797" calcext:value-type="float">
            <text:p><text:s/>797 </text:p>
          </table:table-cell>
          <table:table-cell table:style-name="ce13" office:value-type="float" office:value="780" calcext:value-type="float">
            <text:p><text:s/>78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秋蘭</text:p>
          </table:table-cell>
          <table:table-cell table:style-name="ce9" office:value-type="string" calcext:value-type="string">
            <text:p>佳里區建南里社區成功路231及213巷道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900.9" calcext:value-type="float">
            <text:p><text:s/>901 </text:p>
          </table:table-cell>
          <table:table-cell table:style-name="ce13" office:value-type="float" office:value="693" calcext:value-type="float">
            <text:p><text:s/>69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陳秋萍</text:p>
          </table:table-cell>
          <table:table-cell table:style-name="ce9" office:value-type="string" calcext:value-type="string">
            <text:p>永康區中正南路242巷等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1087" calcext:value-type="float">
            <text:p><text:s/>108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永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永康區成功路與振興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915" calcext:value-type="float">
            <text:p><text:s/>91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南銘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層林里農路(統樂高分11旁)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320" calcext:value-type="float">
            <text:p><text:s/>320 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 </text:p>
          </table:table-cell>
          <table:table-cell table:style-name="ce9" office:value-type="string" calcext:value-type="string">
            <text:p>楠坑里十門平大尖山農路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鴻金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仁和里社區北側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187" calcext:value-type="float">
            <text:p><text:s/>187 </text:p>
          </table:table-cell>
          <table:table-cell table:style-name="ce13" office:value-type="float" office:value="150" calcext:value-type="float">
            <text:p><text:s/>1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金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朝來</text:p>
          </table:table-cell>
          <table:table-cell table:style-name="ce9" office:value-type="string" calcext:value-type="string">
            <text:p>七股區篤加里內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1339.299" calcext:value-type="float">
            <text:p><text:s/>1339 </text:p>
          </table:table-cell>
          <table:table-cell table:style-name="ce13" office:value-type="float" office:value="1030" calcext:value-type="float">
            <text:p><text:s/>103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竹埔里6鄰和7鄰巷道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174" calcext:value-type="float">
            <text:p><text:s/>17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北寮里四埔往思親堂農路(高埔高幹44左20)路面改善工程</text:p>
          </table:table-cell>
          <table:table-cell table:style-name="ce10" office:value-type="string" calcext:value-type="string">
            <text:p>南化區</text:p>
          </table:table-cell>
          <table:table-cell table:number-columns-repeated="2" table:style-name="ce13" office:value-type="float" office:value="180" calcext:value-type="float">
            <text:p><text:s/>18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新化區大坑埤內農路3處駁崁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1920" calcext:value-type="float">
            <text:p><text:s/>1920 </text:p>
          </table:table-cell>
          <table:table-cell table:style-name="ce13" office:value-type="float" office:value="422" calcext:value-type="float">
            <text:p><text:s/>422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鴻金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總爺排水支線（茅港尾段二重港橋）護岸改善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健曜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大內區頭社里竹宅(嗚頭高幹39右21)排水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353" calcext:value-type="float">
            <text:p><text:s/>2353 </text:p>
          </table:table-cell>
          <table:table-cell table:style-name="ce13" office:value-type="float" office:value="1800" calcext:value-type="float">
            <text:p><text:s/>18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柳營區果毅里庄內(南110線道路南湖往174線路段)道路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690" calcext:value-type="float">
            <text:p><text:s/>690 </text:p>
          </table:table-cell>
          <table:table-cell table:style-name="ce13" office:value-type="float" office:value="495" calcext:value-type="float">
            <text:p><text:s/>49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柳營區東昇里康樂街道路AC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1100" calcext:value-type="float">
            <text:p><text:s/>1100 </text:p>
          </table:table-cell>
          <table:table-cell table:style-name="ce13" office:value-type="float" office:value="847" calcext:value-type="float">
            <text:p><text:s/>84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陳秋萍</text:p>
          </table:table-cell>
          <table:table-cell table:style-name="ce9" office:value-type="string" calcext:value-type="string">
            <text:p>新市區永就里永就103號旁(番仔寮段1482地號土地)道路側溝改善工程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396" calcext:value-type="float">
            <text:p><text:s/>39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因用地無法取得，已註銷" calcext:value-type="string">
            <text:p><text:s/>因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善化區田寮里巷道路面改善工程</text:p>
          </table:table-cell>
          <table:table-cell table:style-name="ce10" office:value-type="string" calcext:value-type="string">
            <text:p>善化區</text:p>
          </table:table-cell>
          <table:table-cell table:number-columns-repeated="2" table:style-name="ce13" office:value-type="float" office:value="714" calcext:value-type="float">
            <text:p><text:s/>71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關廟區山西里忠孝街151巷路面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150" calcext:value-type="float">
            <text:p><text:s/>1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堆高營造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鎮 </text:p>
          </table:table-cell>
          <table:table-cell table:style-name="ce9" office:value-type="string" calcext:value-type="string">
            <text:p>新市區潭頂段889等地號農路擋土牆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1248" calcext:value-type="float">
            <text:p><text:s/>1248 </text:p>
          </table:table-cell>
          <table:table-cell table:style-name="ce13" office:value-type="float" office:value="1530" calcext:value-type="float">
            <text:p><text:s/>153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南銘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七股區三股里61線西側漁產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472" calcext:value-type="float">
            <text:p><text:s/>472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106年度十份里東漁塭產業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3" office:value-type="float" office:value="283" calcext:value-type="float">
            <text:p><text:s/>283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永康區YC幹線護岸修復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2200" calcext:value-type="float">
            <text:p><text:s/>22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柏承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南化區南化里灰窯溝野溪護岸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1007" calcext:value-type="float">
            <text:p><text:s/>1007 </text:p>
          </table:table-cell>
          <table:table-cell table:style-name="ce13" office:value-type="float" office:value="1010" calcext:value-type="float">
            <text:p><text:s/>10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啟勝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六溪里450-8地號野溪護岸興建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1877" calcext:value-type="float">
            <text:p><text:s/>1877 </text:p>
          </table:table-cell>
          <table:table-cell table:style-name="ce13" office:value-type="float" office:value="1650" calcext:value-type="float">
            <text:p><text:s/>16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7">
          <table:table-cell table:style-name="ce9" office:value-type="string" calcext:value-type="string">
            <text:p>莊玉珠</text:p>
          </table:table-cell>
          <table:table-cell table:style-name="ce9" office:value-type="string" calcext:value-type="string">
            <text:p>明亮里活動中心增購內部設備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127" calcext:value-type="float">
            <text:p><text:s/>127 </text:p>
          </table:table-cell>
          <table:table-cell table:style-name="ce13" office:value-type="float" office:value="115" calcext:value-type="float">
            <text:p><text:s/>11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技信保全防盜工程行、金源興裝潢材料行、大盟電器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護國里轄內巷道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640" calcext:value-type="float">
            <text:p><text:s/>640 </text:p>
          </table:table-cell>
          <table:table-cell table:style-name="ce13" office:value-type="float" office:value="428" calcext:value-type="float">
            <text:p><text:s/>42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鹽水區舊營里天德宮旁道路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1190" calcext:value-type="float">
            <text:p><text:s/>119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菁寮里南85線及里內道路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1210" calcext:value-type="float">
            <text:p><text:s/>121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平和里學甲排水上游支流段改善工程(第4期)</text:p>
          </table:table-cell>
          <table:table-cell table:style-name="ce10" office:value-type="string" calcext:value-type="string">
            <text:p>學甲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曾順良</text:p>
          </table:table-cell>
          <table:table-cell table:style-name="ce9" office:value-type="string" calcext:value-type="string">
            <text:p>泉南里活動中心購置內部設備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74" calcext:value-type="float">
            <text:p><text:s/>74 </text:p>
          </table:table-cell>
          <table:table-cell table:style-name="ce13" office:value-type="float" office:value="60" calcext:value-type="float">
            <text:p><text:s/>6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啟揚音響企業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陳金鐘</text:p>
          </table:table-cell>
          <table:table-cell table:style-name="ce9" office:value-type="string" calcext:value-type="string">
            <text:p>大同里活動中心視聽設備及油漆粉刷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88" calcext:value-type="float">
            <text:p><text:s/>88 </text:p>
          </table:table-cell>
          <table:table-cell table:style-name="ce13" office:value-type="float" office:value="87" calcext:value-type="float">
            <text:p><text:s/>87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鵬燁企業有限公司</text:p>
            <text:p>富詮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專科大樓南側及行政大樓北側環境整建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680" calcext:value-type="float">
            <text:p><text:s/>680 </text:p>
          </table:table-cell>
          <table:table-cell table:style-name="ce13" office:value-type="float" office:value="602.5" calcext:value-type="float">
            <text:p><text:s/>603 </text:p>
          </table:table-cell>
          <table:table-cell table:style-name="ce12" office:value-type="string" calcext:value-type="string">
            <text:p>教育局(處)營建及修建工程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銘慧營造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新復里南42線等道路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1067" calcext:value-type="float">
            <text:p><text:s/>1067 </text:p>
          </table:table-cell>
          <table:table-cell table:style-name="ce13" office:value-type="float" office:value="636" calcext:value-type="float">
            <text:p><text:s/>63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舊營里舊營102號旁道路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634" calcext:value-type="float">
            <text:p><text:s/>63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東山區東山里龍鳳二街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740" calcext:value-type="float">
            <text:p><text:s/>7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 </text:p>
          </table:table-cell>
          <table:table-cell table:style-name="ce9" office:value-type="string" calcext:value-type="string">
            <text:p>新化區那拔里那拔段1028-2旁農路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1070" calcext:value-type="float">
            <text:p><text:s/>1070 </text:p>
          </table:table-cell>
          <table:table-cell table:style-name="ce13" office:value-type="float" office:value="1083" calcext:value-type="float">
            <text:p><text:s/>1083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新化區尖山農路（尖山高分右17）駁崁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3" office:value-type="float" office:value="388" calcext:value-type="float">
            <text:p><text:s/>38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鴻金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龍崎區後壁溪排水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786.74" calcext:value-type="float">
            <text:p><text:s/>787 </text:p>
          </table:table-cell>
          <table:table-cell table:style-name="ce13" office:value-type="float" office:value="790" calcext:value-type="float">
            <text:p><text:s/>7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佳泰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柳營區南110線(果毅-南湖庄內路段)道路改善工程</text:p>
          </table:table-cell>
          <table:table-cell table:style-name="ce10" office:value-type="string" calcext:value-type="string">
            <text:p>柳營區</text:p>
          </table:table-cell>
          <table:table-cell table:number-columns-repeated="2"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北門區九孔涵北側漁產道路路面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490" calcext:value-type="float">
            <text:p><text:s/>490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陸美祈</text:p>
            <text:p>曾王雅雲</text:p>
          </table:table-cell>
          <table:table-cell table:style-name="ce9" office:value-type="string" calcext:value-type="string">
            <text:p>龍崎區土崎里(崎腳高枝15B2)排水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1495" calcext:value-type="float">
            <text:p><text:s/>1495 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南化區北寮里南寮排水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1010.6" calcext:value-type="float">
            <text:p><text:s/>1011 </text:p>
          </table:table-cell>
          <table:table-cell table:style-name="ce13" office:value-type="float" office:value="1010" calcext:value-type="float">
            <text:p><text:s/>10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啟勝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新營區埤寮里許丑路路面改善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1440" calcext:value-type="float">
            <text:p><text:s/>14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水雲里雙層溪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245" calcext:value-type="float">
            <text:p><text:s/>245 </text:p>
          </table:table-cell>
          <table:table-cell table:style-name="ce13" office:value-type="float" office:value="263" calcext:value-type="float">
            <text:p><text:s/>263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白河區仙草里白水溪段432地號後段農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571.2" calcext:value-type="float">
            <text:p><text:s/>571 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博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鹽水區田寮排水(竹圍橋段)應急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25000" calcext:value-type="float">
            <text:p><text:s/>25000 </text:p>
          </table:table-cell>
          <table:table-cell table:style-name="ce13" office:value-type="float" office:value="21500" calcext:value-type="float">
            <text:p><text:s/>2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曲溪里溪洲仔排水改善延續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635" calcext:value-type="float">
            <text:p><text:s/>635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錦德</text:p>
          </table:table-cell>
          <table:table-cell table:style-name="ce9" office:value-type="string" calcext:value-type="string">
            <text:p>頂安社區活動中心購置內部設備</text:p>
          </table:table-cell>
          <table:table-cell table:style-name="ce10" office:value-type="string" calcext:value-type="string">
            <text:p>安南區</text:p>
          </table:table-cell>
          <table:table-cell table:style-name="ce13" office:value-type="float" office:value="99" calcext:value-type="float">
            <text:p><text:s/>99 </text:p>
          </table:table-cell>
          <table:table-cell table:style-name="ce13" office:value-type="float" office:value="95" calcext:value-type="float">
            <text:p><text:s/>9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啟揚音響企業社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岡林里第9鄰巷道路面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352" calcext:value-type="float">
            <text:p><text:s/>352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新增遊具區整建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677" calcext:value-type="float">
            <text:p><text:s/>677 </text:p>
          </table:table-cell>
          <table:table-cell table:style-name="ce13" office:value-type="float" office:value="500" calcext:value-type="float">
            <text:p><text:s/>500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一信教育用品社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長安里中寮76號之4宅前道路(南81線)側溝增設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68" calcext:value-type="float">
            <text:p><text:s/>26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盛軒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後壁區新東里147-69號宅前道路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432" calcext:value-type="float">
            <text:p><text:s/>43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安南區功安一街道路改善工程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1470" calcext:value-type="float">
            <text:p><text:s/>147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久興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環湖里口林社區道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255" calcext:value-type="float">
            <text:p><text:s/>25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仟億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三吉里社區道路排水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586" calcext:value-type="float">
            <text:p><text:s/>586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正龍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曾培雅</text:p>
          </table:table-cell>
          <table:table-cell table:style-name="ce9" office:value-type="string" calcext:value-type="string">
            <text:p>莊敬里活動中心內部設備</text:p>
          </table:table-cell>
          <table:table-cell table:style-name="ce10" office:value-type="string" calcext:value-type="string">
            <text:p>東區</text:p>
          </table:table-cell>
          <table:table-cell table:number-columns-repeated="2" table:style-name="ce13" office:value-type="float" office:value="280" calcext:value-type="float">
            <text:p><text:s/>28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共同供應契約辦理採購" calcext:value-type="string">
            <text:p><text:s/>共同供應契約辦理採購 </text:p>
          </table:table-cell>
          <table:table-cell table:style-name="ce14" office:value-type="string" calcext:value-type="string">
            <text:p>八ㄚ旺實業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將軍區青鯤鯓南25-1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736" calcext:value-type="float">
            <text:p><text:s/>736 </text:p>
          </table:table-cell>
          <table:table-cell table:style-name="ce13" office:value-type="float" office:value="216" calcext:value-type="float">
            <text:p><text:s/>21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北門區南10線道路路面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3900" calcext:value-type="float">
            <text:p><text:s/>3900 </text:p>
          </table:table-cell>
          <table:table-cell table:style-name="ce13" office:value-type="float" office:value="500" calcext:value-type="float">
            <text:p><text:s/>5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六甲區中社港仔頭巷道延續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1200" calcext:value-type="float">
            <text:p><text:s/>1200 </text:p>
          </table:table-cell>
          <table:table-cell table:style-name="ce13" office:value-type="float" office:value="260" calcext:value-type="float">
            <text:p><text:s/>2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仁德區中山路875巷弄路面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732" calcext:value-type="float">
            <text:p><text:s/>73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堆高營造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鎮 </text:p>
          </table:table-cell>
          <table:table-cell table:style-name="ce9" office:value-type="string" calcext:value-type="string">
            <text:p>橋頭段320-1至346-6等地號農路柏油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735" calcext:value-type="float">
            <text:p><text:s/>735 </text:p>
          </table:table-cell>
          <table:table-cell table:style-name="ce13" office:value-type="float" office:value="630" calcext:value-type="float">
            <text:p><text:s/>63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東原里雙溪部落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276" calcext:value-type="float">
            <text:p><text:s/>276 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南化區南化里南化段1156號旁排水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3466" calcext:value-type="float">
            <text:p><text:s/>3466 </text:p>
          </table:table-cell>
          <table:table-cell table:style-name="ce13" office:value-type="float" office:value="1340" calcext:value-type="float">
            <text:p><text:s/>13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冠頂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羊林里羊子寮社區道路排水側溝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3" office:value-type="float" office:value="260" calcext:value-type="float">
            <text:p><text:s/>26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招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檨林段137地號旁社區道路側溝加蓋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380" calcext:value-type="float">
            <text:p><text:s/>380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關廟里大仁路130巷道排水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537" calcext:value-type="float">
            <text:p><text:s/>53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恆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將軍區三吉中排一國中段排水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二溪里其子瓦新社(其瓦高幹69)旁排水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551" calcext:value-type="float">
            <text:p><text:s/>551 </text:p>
          </table:table-cell>
          <table:table-cell table:style-name="ce13" office:value-type="float" office:value="550" calcext:value-type="float">
            <text:p><text:s/>5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嘉旺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永隆里永隆溝右岸排水溝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482" calcext:value-type="float">
            <text:p><text:s/>482 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旺詮</text:p>
          </table:table-cell>
          <table:table-cell table:style-name="ce9" office:value-type="string" calcext:value-type="string">
            <text:p>柳營區果毅里165線東側庄內道路AC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120" calcext:value-type="float">
            <text:p><text:s/>120 </text:p>
          </table:table-cell>
          <table:table-cell table:style-name="ce13" office:value-type="float" office:value="89" calcext:value-type="float">
            <text:p><text:s/>8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白河區仙草里17鄰部落道路面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87" calcext:value-type="float">
            <text:p><text:s/>18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 </text:p>
          </table:table-cell>
          <table:table-cell table:style-name="ce9" office:value-type="string" calcext:value-type="string">
            <text:p>仁德區二仁路一段315巷旁農漁路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2500" calcext:value-type="float">
            <text:p><text:s/>2500 </text:p>
          </table:table-cell>
          <table:table-cell table:style-name="ce13" office:value-type="float" office:value="448" calcext:value-type="float">
            <text:p><text:s/>448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下營區橋頭港埤排水菜園港橋段護岸改善工程</text:p>
          </table:table-cell>
          <table:table-cell table:style-name="ce10" office:value-type="string" calcext:value-type="string">
            <text:p>下營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龍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鎭</text:p>
          </table:table-cell>
          <table:table-cell table:style-name="ce9" office:value-type="string" calcext:value-type="string">
            <text:p>新市區永就里永就宮旁蒐集水路改善工程第二期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麗湖地區漁產道路路面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266" calcext:value-type="float">
            <text:p><text:s/>266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玉明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後壁區崁頂里四安段485~511地號旁農路改善工程</text:p>
          </table:table-cell>
          <table:table-cell table:style-name="ce10" office:value-type="string" calcext:value-type="string">
            <text:p>後壁區</text:p>
          </table:table-cell>
          <table:table-cell table:style-name="ce13" office:value-type="float" office:value="2080" calcext:value-type="float">
            <text:p><text:s/>2080 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奕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鎮</text:p>
          </table:table-cell>
          <table:table-cell table:style-name="ce9" office:value-type="string" calcext:value-type="string">
            <text:p>臺南市新市區崙頂過水橋橋樑改善工程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7600" calcext:value-type="float">
            <text:p><text:s/>76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 </text:p>
          </table:table-cell>
          <table:table-cell table:style-name="ce9" office:value-type="string" calcext:value-type="string">
            <text:p>新市區潭頂段1086,1094,1094-5及1094-6等4筆排水溝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1086.8" calcext:value-type="float">
            <text:p><text:s/>1087 </text:p>
          </table:table-cell>
          <table:table-cell table:style-name="ce13" office:value-type="float" office:value="1080" calcext:value-type="float">
            <text:p><text:s/>108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關廟區北勢里過山洋農路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552" calcext:value-type="float">
            <text:p><text:s/>552 </text:p>
          </table:table-cell>
          <table:table-cell table:style-name="ce13" office:value-type="float" office:value="924" calcext:value-type="float">
            <text:p><text:s/>92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佳傳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義林路256巷233弄農路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065" calcext:value-type="float">
            <text:p><text:s/>1065 </text:p>
          </table:table-cell>
          <table:table-cell table:style-name="ce13" office:value-type="float" office:value="662" calcext:value-type="float">
            <text:p><text:s/>662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保安養殖生產區排水路底補強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97" calcext:value-type="float">
            <text:p><text:s/>97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大洲里關懷中心購置健身器材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94" calcext:value-type="float">
            <text:p><text:s/>94 </text:p>
          </table:table-cell>
          <table:table-cell table:style-name="ce13" office:value-type="float" office:value="88" calcext:value-type="float">
            <text:p><text:s/>88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美迪亞健康器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南45線部分道路改善工程</text:p>
          </table:table-cell>
          <table:table-cell table:style-name="ce10" office:value-type="string" calcext:value-type="string">
            <text:p>西港區</text:p>
          </table:table-cell>
          <table:table-cell table:style-name="ce13" office:value-type="float" office:value="5550" calcext:value-type="float">
            <text:p><text:s/>5550 </text:p>
          </table:table-cell>
          <table:table-cell table:style-name="ce13" office:value-type="float" office:value="1188" calcext:value-type="float">
            <text:p><text:s/>118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永康區中山東路218巷等道路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龜丹里巖仔頂農路路面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785.7" calcext:value-type="float">
            <text:p><text:s/>786 </text:p>
          </table:table-cell>
          <table:table-cell table:style-name="ce13" office:value-type="float" office:value="654" calcext:value-type="float">
            <text:p><text:s/>65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長青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 </text:p>
          </table:table-cell>
          <table:table-cell table:style-name="ce9" office:value-type="string" calcext:value-type="string">
            <text:p>106-密枝王萊山支線農路護坡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380" calcext:value-type="float">
            <text:p><text:s/>380 </text:p>
          </table:table-cell>
          <table:table-cell table:style-name="ce13" office:value-type="float" office:value="120" calcext:value-type="float">
            <text:p><text:s/>1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謝龍介 </text:p>
          </table:table-cell>
          <table:table-cell table:style-name="ce9" office:value-type="string" calcext:value-type="string">
            <text:p>106年度楠西區密枝埔龍山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603.9" calcext:value-type="float">
            <text:p><text:s/>604 </text:p>
          </table:table-cell>
          <table:table-cell table:style-name="ce13" office:value-type="float" office:value="169" calcext:value-type="float">
            <text:p><text:s/>16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大內區環湖里馬斗欄四腳區橋旁護坡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1315" calcext:value-type="float">
            <text:p><text:s/>1315 </text:p>
          </table:table-cell>
          <table:table-cell table:style-name="ce13" office:value-type="float" office:value="1320" calcext:value-type="float">
            <text:p><text:s/>132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楠西區照興里苗圃野溪整治二期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830" calcext:value-type="float">
            <text:p><text:s/>1830 </text:p>
          </table:table-cell>
          <table:table-cell table:style-name="ce13" office:value-type="float" office:value="1630" calcext:value-type="float">
            <text:p><text:s/>16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錦德</text:p>
          </table:table-cell>
          <table:table-cell table:style-name="ce9" office:value-type="string" calcext:value-type="string">
            <text:p>溪頂溪東聯合活動中心水塔架整修工程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90" calcext:value-type="float">
            <text:p><text:s/>9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英能空調工程行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勝利里活動中心冷氣集體建設備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190" calcext:value-type="float">
            <text:p><text:s/>190 </text:p>
          </table:table-cell>
          <table:table-cell table:style-name="ce13" office:value-type="float" office:value="150" calcext:value-type="float">
            <text:p><text:s/>1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共同供應契約辦理採購" calcext:value-type="string">
            <text:p><text:s/>共同供應契約辦理採購 </text:p>
          </table:table-cell>
          <table:table-cell table:style-name="ce14" office:value-type="string" calcext:value-type="string">
            <text:p>山菱科技有限公司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郭秀珠</text:p>
          </table:table-cell>
          <table:table-cell table:style-name="ce9" office:value-type="string" calcext:value-type="string">
            <text:p>校門車輛進出管制系統設備改善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136.3" calcext:value-type="float">
            <text:p><text:s/>136 </text:p>
          </table:table-cell>
          <table:table-cell table:style-name="ce13" office:value-type="float" office:value="127" calcext:value-type="float">
            <text:p><text:s/>127 </text:p>
          </table:table-cell>
          <table:table-cell table:style-name="ce12" office:value-type="string" calcext:value-type="string">
            <text:p>永續校園行政及督導</text:p>
            <text:p>教育局(處)營建及修建工程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立緁科技企業社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東原里南105-1線(雙溪高幹35右16~右18)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432" calcext:value-type="float">
            <text:p><text:s/>43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益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唪口里58-10等巷道路面整修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663" calcext:value-type="float">
            <text:p><text:s/>663 </text:p>
          </table:table-cell>
          <table:table-cell table:style-name="ce13" office:value-type="float" office:value="442" calcext:value-type="float">
            <text:p><text:s/>44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大竹里六順宮至大排竹101之40號宅旁巷道道路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615" calcext:value-type="float">
            <text:p><text:s/>61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永康區三民里90巷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2540" calcext:value-type="float">
            <text:p><text:s/>25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官田區社子六雙農路排水溝及擋土牆新設工程</text:p>
          </table:table-cell>
          <table:table-cell table:style-name="ce10" office:value-type="string" calcext:value-type="string">
            <text:p>官田區</text:p>
          </table:table-cell>
          <table:table-cell table:style-name="ce13" office:value-type="float" office:value="1626.8" calcext:value-type="float">
            <text:p><text:s/>1627 </text:p>
          </table:table-cell>
          <table:table-cell table:style-name="ce13" office:value-type="float" office:value="1560" calcext:value-type="float">
            <text:p><text:s/>15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正龍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蘭花生技園區北幹線以西排水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400" calcext:value-type="float">
            <text:p><text:s/>24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歸仁區沙崙里湖底排水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2100" calcext:value-type="float">
            <text:p><text:s/>2100 </text:p>
          </table:table-cell>
          <table:table-cell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昱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望明里(明林高分10左32A旁)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290" calcext:value-type="float">
            <text:p><text:s/>290 </text:p>
          </table:table-cell>
          <table:table-cell table:style-name="ce13" office:value-type="float" office:value="260" calcext:value-type="float">
            <text:p><text:s/>2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東山區水雲里滴水橋野溪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310" calcext:value-type="float">
            <text:p><text:s/>3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茂盛土木包工業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楊中成</text:p>
            <text:p>林燕祝</text:p>
          </table:table-cell>
          <table:table-cell table:style-name="ce9" office:value-type="string" calcext:value-type="string">
            <text:p>永康區影三華廈聯外排水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715" calcext:value-type="float">
            <text:p><text:s/>715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礁坑里南173區道96號前道路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3" office:value-type="float" office:value="420" calcext:value-type="float">
            <text:p><text:s/>420 </text:p>
            <draw:custom-shape table:end-cell-address="議員4.E346" table:end-x="3.39mm" table:end-y="5.72mm" draw:z-index="1" draw:name="Text Box 47" draw:style-name="gr1" draw:text-style-name="P1" svg:width="1.91mm" svg:height="84.67mm" svg:x="1.48mm" svg:y="6.77mm">
              <text:p/>
              <draw:enhanced-geometry svg:viewBox="0 0 21600 21600" draw:type="non-primitive" draw:enhanced-path="M 0 0 L 21600 0 21600 21600 0 21600 Z N"/>
            </draw:custom-shape>
            <draw:custom-shape table:end-cell-address="議員4.E346" table:end-x="3.39mm" table:end-y="5.72mm" draw:z-index="2" draw:name="Text Box 47" draw:style-name="gr1" draw:text-style-name="P1" svg:width="1.91mm" svg:height="84.67mm" svg:x="1.48mm" svg:y="6.77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招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鹽水區岸內里蔦松路2巷等三條AC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553" calcext:value-type="float">
            <text:p><text:s/>55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竹林里道路側溝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1259" calcext:value-type="float">
            <text:p><text:s/>125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三和里(三和高分65左2)農地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700" calcext:value-type="float">
            <text:p><text:s/>1700 </text:p>
          </table:table-cell>
          <table:table-cell table:style-name="ce13" office:value-type="float" office:value="1650" calcext:value-type="float">
            <text:p><text:s/>16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啟勝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 </text:p>
          </table:table-cell>
          <table:table-cell table:style-name="ce9" office:value-type="string" calcext:value-type="string">
            <text:p>新化區礁坑里懷恩堂旁農路及排水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3" office:value-type="float" office:value="851" calcext:value-type="float">
            <text:p><text:s/>851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禾登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 </text:p>
          </table:table-cell>
          <table:table-cell table:style-name="ce9" office:value-type="string" calcext:value-type="string">
            <text:p>山上區盧芝坑農路改善工程</text:p>
          </table:table-cell>
          <table:table-cell table:style-name="ce10" office:value-type="string" calcext:value-type="string">
            <text:p>山上區</text:p>
          </table:table-cell>
          <table:table-cell table:style-name="ce13" office:value-type="float" office:value="1750" calcext:value-type="float">
            <text:p><text:s/>1750 </text:p>
          </table:table-cell>
          <table:table-cell table:style-name="ce13" office:value-type="float" office:value="1260" calcext:value-type="float">
            <text:p><text:s/>12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關廟區下湖里下湖段7-62地號旁農路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3" office:value-type="float" office:value="1305" calcext:value-type="float">
            <text:p><text:s/>130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 </text:p>
          </table:table-cell>
          <table:table-cell table:style-name="ce9" office:value-type="string" calcext:value-type="string">
            <text:p>官田區二鎮段157-1地號旁產業道路改善工程</text:p>
          </table:table-cell>
          <table:table-cell table:style-name="ce10" office:value-type="string" calcext:value-type="string">
            <text:p>官田區</text:p>
          </table:table-cell>
          <table:table-cell table:style-name="ce13" office:value-type="float" office:value="1004.5" calcext:value-type="float">
            <text:p><text:s/>1005 </text:p>
          </table:table-cell>
          <table:table-cell table:style-name="ce13" office:value-type="float" office:value="280" calcext:value-type="float">
            <text:p><text:s/>28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謝厝寮東側排水護坡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瓏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楠西區密枝里古坑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455.1" calcext:value-type="float">
            <text:p><text:s/>1455 </text:p>
          </table:table-cell>
          <table:table-cell table:style-name="ce13" office:value-type="float" office:value="1460" calcext:value-type="float">
            <text:p><text:s/>14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二溪里走馬瀨後方其瓦高幹91右17左4A1道路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880" calcext:value-type="float">
            <text:p><text:s/>88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仟億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太平里民生路186巷排水改善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永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紹安里第一鄰紹安厝1-16號至7號宅前巷道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鹽水區孫厝里南6線、汫水里巷道和岸內里和平路65巷道路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819" calcext:value-type="float">
            <text:p><text:s/>819 </text:p>
          </table:table-cell>
          <table:table-cell table:style-name="ce13" office:value-type="float" office:value="732" calcext:value-type="float">
            <text:p><text:s/>73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梁順發</text:p>
          </table:table-cell>
          <table:table-cell table:style-name="ce9" office:value-type="string" calcext:value-type="string">
            <text:p>安定區中榮里外環道道路改善工程</text:p>
          </table:table-cell>
          <table:table-cell table:style-name="ce10" office:value-type="string" calcext:value-type="string">
            <text:p>安定區</text:p>
          </table:table-cell>
          <table:table-cell table:style-name="ce13" office:value-type="float" office:value="2500" calcext:value-type="float">
            <text:p><text:s/>2500 </text:p>
          </table:table-cell>
          <table:table-cell table:style-name="ce13" office:value-type="float" office:value="1696" calcext:value-type="float">
            <text:p><text:s/>169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新營區延平里長春街南側溝改善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清寧太子宮廟埕中正段446地號東側排水溝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260" calcext:value-type="float">
            <text:p><text:s/>260 </text:p>
          </table:table-cell>
          <table:table-cell table:style-name="ce13" office:value-type="float" office:value="213" calcext:value-type="float">
            <text:p><text:s/>213 </text:p>
            <draw:custom-shape table:end-cell-address="議員4.E362" table:end-x="3.39mm" table:end-y="0.29mm" draw:z-index="0" draw:name="Text Box 47" draw:style-name="gr1" draw:text-style-name="P1" svg:width="1.91mm" svg:height="78.39mm" svg:x="1.48mm" svg:y="7.62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維成土木包工業</text:p>
            <text:p>永鉅技術顧問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南43線道路側溝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336" calcext:value-type="float">
            <text:p><text:s/>33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利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慶鎭</text:p>
          </table:table-cell>
          <table:table-cell table:style-name="ce9" office:value-type="string" calcext:value-type="string">
            <text:p>新市區信義街188號至信義街29號道路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2217.254" calcext:value-type="float">
            <text:p><text:s/>2217 </text:p>
          </table:table-cell>
          <table:table-cell table:style-name="ce13" office:value-type="float" office:value="1728" calcext:value-type="float">
            <text:p><text:s/>172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中坑里中坑內農路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554.45" calcext:value-type="float">
            <text:p><text:s/>554 </text:p>
          </table:table-cell>
          <table:table-cell table:style-name="ce13" office:value-type="float" office:value="560" calcext:value-type="float">
            <text:p><text:s/>5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中寮里紅蝦港漁產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1907" calcext:value-type="float">
            <text:p><text:s/>1907 </text:p>
          </table:table-cell>
          <table:table-cell table:style-name="ce13" office:value-type="float" office:value="760" calcext:value-type="float">
            <text:p><text:s/>76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仕強營造股份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錦德</text:p>
          </table:table-cell>
          <table:table-cell table:style-name="ce9" office:value-type="string" calcext:value-type="string">
            <text:p>光華里舊頭港里辦公處廳舍屋頂整修工程</text:p>
          </table:table-cell>
          <table:table-cell table:style-name="ce10" office:value-type="string" calcext:value-type="string">
            <text:p>學甲區</text:p>
          </table:table-cell>
          <table:table-cell table:number-columns-repeated="2" table:style-name="ce13" office:value-type="float" office:value="220" calcext:value-type="float">
            <text:p><text:s/>22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名玄企業有限公司</text:p>
            <text:p>亞陽工程顧問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大內區曲溪里二重溪27之2號旁排水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260" calcext:value-type="float">
            <text:p><text:s/>2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山西里山西段621地號排水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300" calcext:value-type="float">
            <text:p><text:s/>3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中正里北勢高分38右13排水護岸延續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038" calcext:value-type="float">
            <text:p><text:s/>1038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新化區礁坑子段494-3地號旁野溪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5680" calcext:value-type="float">
            <text:p><text:s/>5680 </text:p>
          </table:table-cell>
          <table:table-cell table:style-name="ce13" office:value-type="float" office:value="3290" calcext:value-type="float">
            <text:p><text:s/>32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百盛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青山里水尾(水尾高幹24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336" calcext:value-type="float">
            <text:p><text:s/>336 </text:p>
          </table:table-cell>
          <table:table-cell table:style-name="ce13" office:value-type="float" office:value="360" calcext:value-type="float">
            <text:p><text:s/>3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白河區六溪里弄仔內土地公廟旁野溪排水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1613" calcext:value-type="float">
            <text:p><text:s/>1613 </text:p>
          </table:table-cell>
          <table:table-cell table:style-name="ce13" office:value-type="float" office:value="1584" calcext:value-type="float">
            <text:p><text:s/>1584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舊營里舊營103之19號前巷道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252" calcext:value-type="float">
            <text:p><text:s/>25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梁順發</text:p>
          </table:table-cell>
          <table:table-cell table:style-name="ce9" office:value-type="string" calcext:value-type="string">
            <text:p>安定區新吉里區道131線柏油路面改善工程</text:p>
          </table:table-cell>
          <table:table-cell table:style-name="ce10" office:value-type="string" calcext:value-type="string">
            <text:p>安定區</text:p>
          </table:table-cell>
          <table:table-cell table:number-columns-repeated="2" table:style-name="ce13" office:value-type="float" office:value="1564" calcext:value-type="float">
            <text:p><text:s/>156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李文正</text:p>
          </table:table-cell>
          <table:table-cell table:style-name="ce9" office:value-type="string" calcext:value-type="string">
            <text:p>南化區東和里心仔寮野溪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873" calcext:value-type="float">
            <text:p><text:s/>873 </text:p>
          </table:table-cell>
          <table:table-cell table:style-name="ce13" office:value-type="float" office:value="870" calcext:value-type="float">
            <text:p><text:s/>87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啟勝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旺財</text:p>
          </table:table-cell>
          <table:table-cell table:style-name="ce9" office:value-type="string" calcext:value-type="string">
            <text:p>台84線快速公路E707-3標橋下道路2處路口拓寬工程</text:p>
          </table:table-cell>
          <table:table-cell table:style-name="ce10" office:value-type="string" calcext:value-type="string">
            <text:p>學甲區</text:p>
          </table:table-cell>
          <table:table-cell table:number-columns-repeated="2" table:style-name="ce13" office:value-type="float" office:value="750" calcext:value-type="float">
            <text:p><text:s/>7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 </text:p>
          </table:table-cell>
          <table:table-cell table:style-name="ce9" office:value-type="string" calcext:value-type="string">
            <text:p>永成路二段490巷105號旁農路整修工程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247.788" calcext:value-type="float">
            <text:p><text:s/>248 </text:p>
          </table:table-cell>
          <table:table-cell table:style-name="ce13" office:value-type="float" office:value="248" calcext:value-type="float">
            <text:p><text:s/>24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學甲區秀昌里五號道路旁農路路面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陸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嶺南里九層林(11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444" calcext:value-type="float">
            <text:p><text:s/>444 </text:p>
          </table:table-cell>
          <table:table-cell table:style-name="ce13" office:value-type="float" office:value="470" calcext:value-type="float">
            <text:p><text:s/>47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 </text:p>
          </table:table-cell>
          <table:table-cell table:style-name="ce9" office:value-type="string" calcext:value-type="string">
            <text:p>東山區林安里崁頂(崁頂高分27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182.5" calcext:value-type="float">
            <text:p><text:s/>1183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菁寮排水(菁寮橋段)應急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30000" calcext:value-type="float">
            <text:p><text:s/>30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巨曜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東山區南勢里番薯科野溪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2070" calcext:value-type="float">
            <text:p><text:s/>207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民昌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新市區看西段484-4地號旁排水閘門手動捲揚機增設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99" calcext:value-type="float">
            <text:p><text:s/>99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取得報價單" calcext:value-type="string">
            <text:p><text:s/>公開取得報價單 </text:p>
          </table:table-cell>
          <table:table-cell table:style-name="ce14" office:value-type="string" calcext:value-type="string">
            <text:p>美河科技股份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三股里派出所環境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227" calcext:value-type="float">
            <text:p><text:s/>227 </text:p>
          </table:table-cell>
          <table:table-cell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京鼎土木包工業</text:p>
          </table:table-cell>
          <table:table-cell table:number-columns-repeated="1015"/>
        </table:table-row>
        <table:table-row table:style-name="ro9">
          <table:table-cell table:style-name="ce9" office:value-type="string" calcext:value-type="string">
            <text:p>李文正</text:p>
            <text:p>呂維胤</text:p>
            <text:p>陳怡珍</text:p>
            <text:p>李中岑</text:p>
            <text:p>林志聰</text:p>
            <text:p>曾培雅</text:p>
            <text:p>蔡旺詮</text:p>
            <text:p>蔡育輝</text:p>
          </table:table-cell>
          <table:table-cell table:style-name="ce9" office:value-type="string" calcext:value-type="string">
            <text:p>PU跑道及周邊改善工程</text:p>
          </table:table-cell>
          <table:table-cell table:style-name="ce10" office:value-type="string" calcext:value-type="string">
            <text:p>東區</text:p>
          </table:table-cell>
          <table:table-cell table:number-columns-repeated="2" table:style-name="ce13" office:value-type="float" office:value="2998.564" calcext:value-type="float">
            <text:p><text:s/>2999 </text:p>
          </table:table-cell>
          <table:table-cell table:style-name="ce12" office:value-type="string" calcext:value-type="string">
            <text:p>教育局(處)土地購置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福山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邱莉莉</text:p>
          </table:table-cell>
          <table:table-cell table:style-name="ce9" office:value-type="string" calcext:value-type="string">
            <text:p>東山區高原里凍腳部落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白河區仙草里6鄰部落道路面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 </text:p>
          </table:table-cell>
          <table:table-cell table:style-name="ce9" office:value-type="string" calcext:value-type="string">
            <text:p>雙春地區近八掌溪出海口漁產道路路面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1225" calcext:value-type="float">
            <text:p><text:s/>1225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北門區南鯤鯓後方漁產道路路面擋土牆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285" calcext:value-type="float">
            <text:p><text:s/>28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玉明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關廟區東勢里東榮街運通農路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328" calcext:value-type="float">
            <text:p><text:s/>328 </text:p>
          </table:table-cell>
          <table:table-cell table:style-name="ce13" office:value-type="float" office:value="370" calcext:value-type="float">
            <text:p><text:s/>37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南92-1昇安中排及蓮潭段排水護岸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博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三和里(石牌高枝8)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330.8" calcext:value-type="float">
            <text:p><text:s/>1331 </text:p>
          </table:table-cell>
          <table:table-cell table:style-name="ce13" office:value-type="float" office:value="1330" calcext:value-type="float">
            <text:p><text:s/>13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南化區小崙里北庄仔聯絡道路改善工程</text:p>
          </table:table-cell>
          <table:table-cell table:style-name="ce10" office:value-type="string" calcext:value-type="string">
            <text:p>南化區</text:p>
          </table:table-cell>
          <table:table-cell table:number-columns-repeated="2"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允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平和里南70旁側溝改善工程</text:p>
          </table:table-cell>
          <table:table-cell table:style-name="ce10" office:value-type="string" calcext:value-type="string">
            <text:p>學甲區</text:p>
          </table:table-cell>
          <table:table-cell table:number-columns-repeated="2" table:style-name="ce13" office:value-type="float" office:value="1047" calcext:value-type="float">
            <text:p><text:s/>104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106年度轄區養殖漁業產業道路改善工程-開口契約(刨除料)</text:p>
          </table:table-cell>
          <table:table-cell table:style-name="ce10" office:value-type="string" calcext:value-type="string">
            <text:p>七股區</text:p>
          </table:table-cell>
          <table:table-cell table:number-columns-repeated="2" table:style-name="ce13" office:value-type="float" office:value="500" calcext:value-type="float">
            <text:p><text:s/>50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將軍區巷口中排四排水加高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160" calcext:value-type="float">
            <text:p><text:s/>1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取得報價單" calcext:value-type="string">
            <text:p><text:s/>公開取得報價單 </text:p>
          </table:table-cell>
          <table:table-cell table:style-name="ce14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秋蘭</text:p>
          </table:table-cell>
          <table:table-cell table:style-name="ce9" office:value-type="string" calcext:value-type="string">
            <text:p>西港區檨林里後營段512地號旁道路側溝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330" calcext:value-type="float">
            <text:p><text:s/>33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城內里產業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234" calcext:value-type="float">
            <text:p><text:s/>234 </text:p>
          </table:table-cell>
          <table:table-cell table:style-name="ce13" office:value-type="float" office:value="230" calcext:value-type="float">
            <text:p><text:s/>23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北門區石雕工廠前漁產道路路面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306" calcext:value-type="float">
            <text:p><text:s/>306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六甲區大丘里南勢坑2-2號邊坡崩塌工程</text:p>
          </table:table-cell>
          <table:table-cell table:style-name="ce10" office:value-type="string" calcext:value-type="string">
            <text:p>六甲區</text:p>
          </table:table-cell>
          <table:table-cell table:number-columns-repeated="2" table:style-name="ce13" office:value-type="float" office:value="550" calcext:value-type="float">
            <text:p><text:s/>5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霖造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永康區鹽行里竹林街28巷道路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155" calcext:value-type="float">
            <text:p><text:s/>155 </text:p>
          </table:table-cell>
          <table:table-cell table:style-name="ce13" office:value-type="float" office:value="108" calcext:value-type="float">
            <text:p><text:s/>10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將軍區長榮里社區9鄰路面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606" calcext:value-type="float">
            <text:p><text:s/>60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 </text:p>
          </table:table-cell>
          <table:table-cell table:style-name="ce9" office:value-type="string" calcext:value-type="string">
            <text:p>106-照興里二號橋旁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844.4" calcext:value-type="float">
            <text:p><text:s/>844 </text:p>
          </table:table-cell>
          <table:table-cell table:style-name="ce13" office:value-type="float" office:value="620" calcext:value-type="float">
            <text:p><text:s/>6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長青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 </text:p>
          </table:table-cell>
          <table:table-cell table:style-name="ce9" office:value-type="string" calcext:value-type="string">
            <text:p>六甲區王爺里西港湖產業道路邊坡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3" office:value-type="float" office:value="900" calcext:value-type="float">
            <text:p><text:s/>9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霖造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 </text:p>
          </table:table-cell>
          <table:table-cell table:style-name="ce9" office:value-type="string" calcext:value-type="string">
            <text:p>關廟區五甲里旺萊路往檀林精舍農路排水改善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3" office:value-type="float" office:value="833" calcext:value-type="float">
            <text:p><text:s/>833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河東里聚落鄰里道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1259.7" calcext:value-type="float">
            <text:p><text:s/>1260 </text:p>
          </table:table-cell>
          <table:table-cell table:style-name="ce13" office:value-type="float" office:value="969" calcext:value-type="float">
            <text:p><text:s/>96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李坤煌 </text:p>
          </table:table-cell>
          <table:table-cell table:style-name="ce9" office:value-type="string" calcext:value-type="string">
            <text:p>豐里里厝尾農路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695" calcext:value-type="float">
            <text:p><text:s/>695 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因用地無法取得，已註銷" calcext:value-type="string">
            <text:p><text:s/>因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楠西區雨水下水道C幹線分洪道第2期工程</text:p>
          </table:table-cell>
          <table:table-cell table:style-name="ce10" office:value-type="string" calcext:value-type="string">
            <text:p>楠西區</text:p>
          </table:table-cell>
          <table:table-cell table:number-columns-repeated="2" table:style-name="ce13" office:value-type="float" office:value="8998" calcext:value-type="float">
            <text:p><text:s/>8998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鹽洲里活動中心購置冷凍櫃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79" calcext:value-type="float">
            <text:p><text:s/>79 </text:p>
          </table:table-cell>
          <table:table-cell table:style-name="ce13" office:value-type="float" office:value="65" calcext:value-type="float">
            <text:p><text:s/>6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鑫品企業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永康區尚頂里中正南路306巷排水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920" calcext:value-type="float">
            <text:p><text:s/>92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三和里新庄農路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020" calcext:value-type="float">
            <text:p><text:s/>1020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宅港里德安寮65號漁塭道路善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780" calcext:value-type="float">
            <text:p><text:s/>780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下茄苳排水(台糖鐵道下游)應急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30000" calcext:value-type="float">
            <text:p><text:s/>30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欣義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豐榮里信義路道路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410" calcext:value-type="float">
            <text:p><text:s/>410 </text:p>
          </table:table-cell>
          <table:table-cell table:style-name="ce13" office:value-type="float" office:value="340" calcext:value-type="float">
            <text:p><text:s/>3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東榮里信義路157之3號旁巷道路面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230" calcext:value-type="float">
            <text:p><text:s/>230 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永康區永華路(永興路至永和街路口)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西港區新興街107巷道路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488" calcext:value-type="float">
            <text:p><text:s/>48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 </text:p>
          </table:table-cell>
          <table:table-cell table:style-name="ce9" office:value-type="string" calcext:value-type="string">
            <text:p>大洲段298-90等地號農路擋土牆及柏油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1680" calcext:value-type="float">
            <text:p><text:s/>1680 </text:p>
          </table:table-cell>
          <table:table-cell table:style-name="ce13" office:value-type="float" office:value="1350" calcext:value-type="float">
            <text:p><text:s/>13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陸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善化區東勢寮銜接曾文溪排水改善工程</text:p>
          </table:table-cell>
          <table:table-cell table:style-name="ce10" office:value-type="string" calcext:value-type="string">
            <text:p>善化區</text:p>
          </table:table-cell>
          <table:table-cell table:style-name="ce13" office:value-type="float" office:value="1140" calcext:value-type="float">
            <text:p><text:s/>1140 </text:p>
          </table:table-cell>
          <table:table-cell table:style-name="ce13" office:value-type="float" office:value="1100" calcext:value-type="float">
            <text:p><text:s/>11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上仁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東山區東原里柿子寮(二期)野溪掏空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2500" calcext:value-type="float">
            <text:p><text:s/>2500 </text:p>
          </table:table-cell>
          <table:table-cell table:style-name="ce13" office:value-type="float" office:value="1250" calcext:value-type="float">
            <text:p><text:s/>12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下營區甲中里台19甲線東側農路改善工程</text:p>
          </table:table-cell>
          <table:table-cell table:style-name="ce10" office:value-type="string" calcext:value-type="string">
            <text:p>下營區</text:p>
          </table:table-cell>
          <table:table-cell table:style-name="ce13" office:value-type="float" office:value="740.724" calcext:value-type="float">
            <text:p><text:s/>741 </text:p>
          </table:table-cell>
          <table:table-cell table:style-name="ce13" office:value-type="float" office:value="573" calcext:value-type="float">
            <text:p><text:s/>573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瓏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 </text:p>
          </table:table-cell>
          <table:table-cell table:style-name="ce9" office:value-type="string" calcext:value-type="string">
            <text:p>學甲區三慶里新芳103號之50旁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608" calcext:value-type="float">
            <text:p><text:s/>608 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學甲區光華里新茂畜牧南邊農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300" calcext:value-type="float">
            <text:p><text:s/>300 </text:p>
          </table:table-cell>
          <table:table-cell table:style-name="ce13" office:value-type="float" office:value="368" calcext:value-type="float">
            <text:p><text:s/>36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竹新里部落排水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600" calcext:value-type="float">
            <text:p><text:s/>26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璟豐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洪玉鳳</text:p>
          </table:table-cell>
          <table:table-cell table:style-name="ce9" office:value-type="string" calcext:value-type="string">
            <text:p>大南里辦公處擬申請增購伴唱機</text:p>
          </table:table-cell>
          <table:table-cell table:style-name="ce10" office:value-type="string" calcext:value-type="string">
            <text:p>中西區</text:p>
          </table:table-cell>
          <table:table-cell table:style-name="ce13" office:value-type="float" office:value="66" calcext:value-type="float">
            <text:p><text:s/>66 </text:p>
          </table:table-cell>
          <table:table-cell table:style-name="ce13" office:value-type="float" office:value="45" calcext:value-type="float">
            <text:p><text:s/>4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超鴻企業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玉成里休閒鐵路景觀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972" calcext:value-type="float">
            <text:p><text:s/>972 </text:p>
          </table:table-cell>
          <table:table-cell table:style-name="ce13" office:value-type="float" office:value="850" calcext:value-type="float">
            <text:p><text:s/>8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弘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柳營區神農里N5東側庄內道路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250" calcext:value-type="float">
            <text:p><text:s/>250 </text:p>
          </table:table-cell>
          <table:table-cell table:style-name="ce13" office:value-type="float" office:value="192" calcext:value-type="float">
            <text:p><text:s/>19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永康區忠孝路195巷40弄及忠孝路203巷等處排水道路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1400" calcext:value-type="float">
            <text:p><text:s/>14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埤頭里(西邊寮高幹10右3旁)漁塭路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630" calcext:value-type="float">
            <text:p><text:s/>630 </text:p>
          </table:table-cell>
          <table:table-cell table:style-name="ce13" office:value-type="float" office:value="367" calcext:value-type="float">
            <text:p><text:s/>367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東奕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105-<text:span text:style-name="T1">楠西區灣丘里內埔仔農地旁排水改善工程</text:span>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924" calcext:value-type="float">
            <text:p><text:s/>1924 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中洲里村里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1076" calcext:value-type="float">
            <text:p><text:s/>1076 </text:p>
          </table:table-cell>
          <table:table-cell table:style-name="ce13" office:value-type="float" office:value="960" calcext:value-type="float">
            <text:p><text:s/>96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中" calcext:value-type="string">
            <text:p><text:s/>公開招標中 </text:p>
          </table:table-cell>
          <table:table-cell table:style-name="ce14" office:value-type="string" calcext:value-type="string">
            <text:p>尚未發包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中正里(北勢高分18左2)鄰里聯絡道路改善工程</text:p>
          </table:table-cell>
          <table:table-cell table:style-name="ce10" office:value-type="string" calcext:value-type="string">
            <text:p>玉井區</text:p>
          </table:table-cell>
          <table:table-cell table:number-columns-repeated="2" table:style-name="ce13" office:value-type="float" office:value="240" calcext:value-type="float">
            <text:p><text:s/>24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鎮隆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下營區賀建里南68線道路改善工程</text:p>
          </table:table-cell>
          <table:table-cell table:style-name="ce10" office:value-type="string" calcext:value-type="string">
            <text:p>下營區</text:p>
          </table:table-cell>
          <table:table-cell table:number-columns-repeated="2" table:style-name="ce13" office:value-type="float" office:value="1173" calcext:value-type="float">
            <text:p><text:s/>117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楠西區灣丘里內埔旁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747.6" calcext:value-type="float">
            <text:p><text:s/>748 </text:p>
          </table:table-cell>
          <table:table-cell table:style-name="ce13" office:value-type="float" office:value="748" calcext:value-type="float">
            <text:p><text:s/>74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惠員 </text:p>
          </table:table-cell>
          <table:table-cell table:style-name="ce9" office:value-type="string" calcext:value-type="string">
            <text:p>虎山里陳鄭秀雲所屬木屐寮小段229-1號等農地旁排水溝護岸整修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900" calcext:value-type="float">
            <text:p><text:s/>900 </text:p>
          </table:table-cell>
          <table:table-cell table:style-name="ce13" office:value-type="float" office:value="850" calcext:value-type="float">
            <text:p><text:s/>8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蜂展土木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六甲區王爺里番子坑野溪改善工程</text:p>
          </table:table-cell>
          <table:table-cell table:style-name="ce10" office:value-type="string" calcext:value-type="string">
            <text:p>六甲區</text:p>
          </table:table-cell>
          <table:table-cell table:style-name="ce13" office:value-type="float" office:value="3850.6" calcext:value-type="float">
            <text:p><text:s/>3851 </text:p>
          </table:table-cell>
          <table:table-cell table:style-name="ce13" office:value-type="float" office:value="1900" calcext:value-type="float">
            <text:p><text:s/>19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霖造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仁德區上崙里上崙街道路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1996" calcext:value-type="float">
            <text:p><text:s/>199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秋蘭</text:p>
            <text:p>蔡蘇秋金</text:p>
          </table:table-cell>
          <table:table-cell table:style-name="ce9" office:value-type="string" calcext:value-type="string">
            <text:p>西港區44-1線(忠孝街)道路改善工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2159" calcext:value-type="float">
            <text:p><text:s/>2159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鹽水區汫水里122之6號處道路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314" calcext:value-type="float">
            <text:p><text:s/>314 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麻豆區南勢里(隆麻高幹212右8右1旁)排水改善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728" calcext:value-type="float">
            <text:p><text:s/>72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大興街233巷6弄、20弄及和緯路四段95巷等巷弄側溝路面改善工程</text:p>
          </table:table-cell>
          <table:table-cell table:style-name="ce10" office:value-type="string" calcext:value-type="string">
            <text:p>北區</text:p>
          </table:table-cell>
          <table:table-cell table:number-columns-repeated="2" table:style-name="ce13" office:value-type="float" office:value="6000" calcext:value-type="float">
            <text:p><text:s/>6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鴻創營造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 </text:p>
          </table:table-cell>
          <table:table-cell table:style-name="ce9" office:value-type="string" calcext:value-type="string">
            <text:p>歸仁區歸南里民生南街二段121巷農路路面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750.4" calcext:value-type="float">
            <text:p><text:s/>750 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昱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 </text:p>
          </table:table-cell>
          <table:table-cell table:style-name="ce9" office:value-type="string" calcext:value-type="string">
            <text:p>大內區內江里土管農路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698.75" calcext:value-type="float">
            <text:p><text:s/>699 </text:p>
          </table:table-cell>
          <table:table-cell table:style-name="ce13" office:value-type="float" office:value="700" calcext:value-type="float">
            <text:p><text:s/>7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 </text:p>
          </table:table-cell>
          <table:table-cell table:style-name="ce9" office:value-type="string" calcext:value-type="string">
            <text:p>106年柳營區林頭埤農路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3" office:value-type="float" office:value="455" calcext:value-type="float">
            <text:p><text:s/>45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玖郁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歸仁區大廟三街路面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1857" calcext:value-type="float">
            <text:p><text:s/>1857 </text:p>
          </table:table-cell>
          <table:table-cell table:style-name="ce13" office:value-type="float" office:value="1287" calcext:value-type="float">
            <text:p><text:s/>128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東山區嶺南里西勢角崩塌地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953" calcext:value-type="float">
            <text:p><text:s/>953 </text:p>
          </table:table-cell>
          <table:table-cell table:style-name="ce13" office:value-type="float" office:value="920" calcext:value-type="float">
            <text:p><text:s/>92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龜丹里3鄰排水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504" calcext:value-type="float">
            <text:p><text:s/>504 </text:p>
          </table:table-cell>
          <table:table-cell table:style-name="ce13" office:value-type="float" office:value="500" calcext:value-type="float">
            <text:p><text:s/>500 </text:p>
            <draw:custom-shape table:end-cell-address="議員4.E446" table:end-x="3.39mm" table:end-y="4.45mm" draw:z-index="3" draw:name="Text Box 47" draw:style-name="gr1" draw:text-style-name="P1" svg:width="1.91mm" svg:height="82.27mm" svg:x="1.48mm" svg:y="7.64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佑吉營造有限公司</text:p>
            <text:p>磐禹工程顧問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</text:p>
          </table:table-cell>
          <table:table-cell table:style-name="ce9" office:value-type="string" calcext:value-type="string">
            <text:p>三溫飲水機10台、汰換老舊教室擴音設備26組</text:p>
          </table:table-cell>
          <table:table-cell table:style-name="ce10" office:value-type="string" calcext:value-type="string">
            <text:p>安平區</text:p>
          </table:table-cell>
          <table:table-cell table:number-columns-repeated="2"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教育局(處)其他設備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尚未發包" calcext:value-type="string">
            <text:p><text:s/>尚未發包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仁德區土庫里土庫一街道路側溝改善工程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184" calcext:value-type="float">
            <text:p><text:s/>1184 </text:p>
          </table:table-cell>
          <table:table-cell table:style-name="ce13" office:value-type="float" office:value="720" calcext:value-type="float">
            <text:p><text:s/>72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龍崎區石嘈里(石嘈高幹88左31)道路邊坡崩塌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567" calcext:value-type="float">
            <text:p><text:s/>56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將軍區南19線文衡殿至聖德殿道路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1414" calcext:value-type="float">
            <text:p><text:s/>141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後壁區後壁里莊幸和外科診所前至南90線(A段)前路面改善工程</text:p>
          </table:table-cell>
          <table:table-cell table:style-name="ce10" office:value-type="string" calcext:value-type="string">
            <text:p>後壁區</text:p>
          </table:table-cell>
          <table:table-cell table:style-name="ce13" office:value-type="float" office:value="123" calcext:value-type="float">
            <text:p><text:s/>123 </text:p>
          </table:table-cell>
          <table:table-cell table:style-name="ce13" office:value-type="float" office:value="80" calcext:value-type="float">
            <text:p><text:s/>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歸仁區六甲路路面（台39線至中正南路一段）改善工程</text:p>
          </table:table-cell>
          <table:table-cell table:style-name="ce10" office:value-type="string" calcext:value-type="string">
            <text:p>歸仁區</text:p>
          </table:table-cell>
          <table:table-cell table:number-columns-repeated="2" table:style-name="ce13" office:value-type="float" office:value="1458" calcext:value-type="float">
            <text:p><text:s/>145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中正里舊社高枝17農路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930" calcext:value-type="float">
            <text:p><text:s/>930 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冠頂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中岑 </text:p>
          </table:table-cell>
          <table:table-cell table:style-name="ce9" office:value-type="string" calcext:value-type="string">
            <text:p>106-灣丘里新興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650" calcext:value-type="float">
            <text:p><text:s/>650 </text:p>
          </table:table-cell>
          <table:table-cell table:style-name="ce13" office:value-type="float" office:value="427" calcext:value-type="float">
            <text:p><text:s/>42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官田區大崎里第七鄰野溪排水護岸工程(第三期)</text:p>
          </table:table-cell>
          <table:table-cell table:style-name="ce10" office:value-type="string" calcext:value-type="string">
            <text:p>官田區</text:p>
          </table:table-cell>
          <table:table-cell table:style-name="ce13" office:value-type="float" office:value="2100" calcext:value-type="float">
            <text:p><text:s/>2100 </text:p>
          </table:table-cell>
          <table:table-cell table:style-name="ce13" office:value-type="float" office:value="1050" calcext:value-type="float">
            <text:p><text:s/>10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太平里中正路633巷道路改善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432" calcext:value-type="float">
            <text:p><text:s/>43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堆高營造工程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楊中成</text:p>
          </table:table-cell>
          <table:table-cell table:style-name="ce9" office:value-type="string" calcext:value-type="string">
            <text:p>永康區大灣路1020巷36弄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640" calcext:value-type="float">
            <text:p><text:s/>6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維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</text:p>
          </table:table-cell>
          <table:table-cell table:style-name="ce9" office:value-type="string" calcext:value-type="string">
            <text:p>安平區漁光路南段側溝銜接工程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1270" calcext:value-type="float">
            <text:p><text:s/>127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寬鎧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歸仁區沙崙里土庫仔羊舍農路路面(二期)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485.625" calcext:value-type="float">
            <text:p><text:s/>486 </text:p>
          </table:table-cell>
          <table:table-cell table:style-name="ce13" office:value-type="float" office:value="485" calcext:value-type="float">
            <text:p><text:s/>48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昱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中正里舊社高分6右5排水護岸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660" calcext:value-type="float">
            <text:p><text:s/>660 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環湖里下崁野溪延續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500" calcext:value-type="float">
            <text:p><text:s/>2500 </text:p>
          </table:table-cell>
          <table:table-cell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草山里第3.4鄰聯絡道路路面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980" calcext:value-type="float">
            <text:p><text:s/>980 </text:p>
          </table:table-cell>
          <table:table-cell table:style-name="ce13" office:value-type="float" office:value="930" calcext:value-type="float">
            <text:p><text:s/>9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秋蘭 </text:p>
          </table:table-cell>
          <table:table-cell table:style-name="ce9" office:value-type="string" calcext:value-type="string">
            <text:p>佳里區安西里潭墘農水路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680" calcext:value-type="float">
            <text:p><text:s/>680 </text:p>
          </table:table-cell>
          <table:table-cell table:style-name="ce13" office:value-type="float" office:value="755" calcext:value-type="float">
            <text:p><text:s/>75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崴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東山區南勢里牛轆坑野溪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990" calcext:value-type="float">
            <text:p><text:s/>9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奕昌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谷暮‧哈就</text:p>
          </table:table-cell>
          <table:table-cell table:style-name="ce9" office:value-type="string" calcext:value-type="string">
            <text:p>楠西區照興里苗圃屋邊野溪整治工程</text:p>
          </table:table-cell>
          <table:table-cell table:style-name="ce10" office:value-type="string" calcext:value-type="string">
            <text:p>楠西區</text:p>
          </table:table-cell>
          <table:table-cell table:number-columns-repeated="2" table:style-name="ce13" office:value-type="float" office:value="1420" calcext:value-type="float">
            <text:p><text:s/>142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金泰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田里中華路115巷道路側溝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310" calcext:value-type="float">
            <text:p><text:s/>310 </text:p>
          </table:table-cell>
          <table:table-cell table:style-name="ce13" office:value-type="float" office:value="256" calcext:value-type="float">
            <text:p><text:s/>256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善化區六分寮中排一（0k+850~1030）崩塌第二期改善工程</text:p>
          </table:table-cell>
          <table:table-cell table:style-name="ce10" office:value-type="string" calcext:value-type="string">
            <text:p>善化區</text:p>
          </table:table-cell>
          <table:table-cell table:style-name="ce13" office:value-type="float" office:value="873" calcext:value-type="float">
            <text:p><text:s/>873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取得報價單" calcext:value-type="string">
            <text:p><text:s/>公開取得報價單 </text:p>
          </table:table-cell>
          <table:table-cell table:style-name="ce14" office:value-type="string" calcext:value-type="string">
            <text:p>宏鑌工程顧問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新化區那拔羊林活動中心(清水宮)前廣場排水側溝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500" calcext:value-type="float">
            <text:p><text:s/>500 </text:p>
          </table:table-cell>
          <table:table-cell table:style-name="ce13" office:value-type="float" office:value="446" calcext:value-type="float">
            <text:p><text:s/>446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華威土木工程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曾順良</text:p>
          </table:table-cell>
          <table:table-cell table:style-name="ce9" office:value-type="string" calcext:value-type="string">
            <text:p>龍山里停E8空地水表申裝施作工程</text:p>
          </table:table-cell>
          <table:table-cell table:style-name="ce10" office:value-type="string" calcext:value-type="string">
            <text:p>東區</text:p>
          </table:table-cell>
          <table:table-cell table:number-columns-repeated="2" table:style-name="ce13" office:value-type="float" office:value="95" calcext:value-type="float">
            <text:p><text:s/>9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宗盛科技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龍崎區土崎里尖峰162-1區道道路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680" calcext:value-type="float">
            <text:p><text:s/>6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左鎮區二寮里南162線(二寮高分66、69)道路下邊坡改善工程</text:p>
          </table:table-cell>
          <table:table-cell table:style-name="ce10" office:value-type="string" calcext:value-type="string">
            <text:p>左鎮區</text:p>
          </table:table-cell>
          <table:table-cell table:number-columns-repeated="2" table:style-name="ce13" office:value-type="float" office:value="445" calcext:value-type="float">
            <text:p><text:s/>44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元第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七股區篤加里內道路改善工程</text:p>
          </table:table-cell>
          <table:table-cell table:style-name="ce10" office:value-type="string" calcext:value-type="string">
            <text:p>七股區</text:p>
          </table:table-cell>
          <table:table-cell table:number-columns-repeated="2" table:style-name="ce13" office:value-type="float" office:value="1027" calcext:value-type="float">
            <text:p><text:s/>102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中華一路58巷2弄及6弄等處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麻豆區埤頭里仁實橋西側農路及側溝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1700" calcext:value-type="float">
            <text:p><text:s/>1700 </text:p>
          </table:table-cell>
          <table:table-cell table:style-name="ce13" office:value-type="float" office:value="276" calcext:value-type="float">
            <text:p><text:s/>27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新達里西北門排水旁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465" calcext:value-type="float">
            <text:p><text:s/>465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106年北門海埔6號水路渠底掏空補強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97" calcext:value-type="float">
            <text:p><text:s/>97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高原里大公坑(5)農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佑聖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莊玉珠 </text:p>
          </table:table-cell>
          <table:table-cell table:style-name="ce9" office:value-type="string" calcext:value-type="string">
            <text:p>明興路619巷110號旁農路及排水改善工程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2309.325" calcext:value-type="float">
            <text:p><text:s/>2309 </text:p>
          </table:table-cell>
          <table:table-cell table:style-name="ce13" office:value-type="float" office:value="1139" calcext:value-type="float">
            <text:p><text:s/>113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蔡秋蘭 </text:p>
          </table:table-cell>
          <table:table-cell table:style-name="ce9" office:value-type="string" calcext:value-type="string">
            <text:p>106年度國安生產區南側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1050" calcext:value-type="float">
            <text:p><text:s/>1050 </text:p>
          </table:table-cell>
          <table:table-cell table:style-name="ce13" office:value-type="float" office:value="525" calcext:value-type="float">
            <text:p><text:s/>52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佳里區安西里佛天段農路往南27線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564" calcext:value-type="float">
            <text:p><text:s/>564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竹門里埤子頭段竹門大排護岸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5052" calcext:value-type="float">
            <text:p><text:s/>5052 </text:p>
          </table:table-cell>
          <table:table-cell table:style-name="ce13" office:value-type="float" office:value="1940" calcext:value-type="float">
            <text:p><text:s/>19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博成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謝龍介</text:p>
          </table:table-cell>
          <table:table-cell table:style-name="ce9" office:value-type="string" calcext:value-type="string">
            <text:p>幼兒園上課教室照明設備、油漆及水電路改善工程</text:p>
          </table:table-cell>
          <table:table-cell table:style-name="ce10" office:value-type="string" calcext:value-type="string">
            <text:p>北區</text:p>
          </table:table-cell>
          <table:table-cell table:style-name="ce13" office:value-type="float" office:value="198.8" calcext:value-type="float">
            <text:p><text:s/>199 </text:p>
          </table:table-cell>
          <table:table-cell table:style-name="ce13" office:value-type="float" office:value="198" calcext:value-type="float">
            <text:p><text:s/>198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採購" calcext:value-type="string">
            <text:p><text:s/>逕洽採購 </text:p>
          </table:table-cell>
          <table:table-cell table:style-name="ce14" office:value-type="string" calcext:value-type="string">
            <text:p>集麗電器材料行、南和油漆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東山區南勢里格子埔(南勢高分5)道路改善工程</text:p>
          </table:table-cell>
          <table:table-cell table:style-name="ce10" office:value-type="string" calcext:value-type="string">
            <text:p>東山區</text:p>
          </table:table-cell>
          <table:table-cell table:number-columns-repeated="2"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小崙里北庄仔農路(水口高分61路面改善工程)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377.4" calcext:value-type="float">
            <text:p><text:s/>377 </text:p>
          </table:table-cell>
          <table:table-cell table:style-name="ce13" office:value-type="float" office:value="370" calcext:value-type="float">
            <text:p><text:s/>37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冠頂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 </text:p>
          </table:table-cell>
          <table:table-cell table:style-name="ce9" office:value-type="string" calcext:value-type="string">
            <text:p>白河區虎山里木屐寮小段284地號旁農路改善工程</text:p>
          </table:table-cell>
          <table:table-cell table:style-name="ce10" office:value-type="string" calcext:value-type="string">
            <text:p>白河區</text:p>
          </table:table-cell>
          <table:table-cell table:style-name="ce13" office:value-type="float" office:value="120" calcext:value-type="float">
            <text:p><text:s/>120 </text:p>
          </table:table-cell>
          <table:table-cell table:style-name="ce13" office:value-type="float" office:value="140" calcext:value-type="float">
            <text:p><text:s/>14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知母義段325-56地號旁壩堤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1280" calcext:value-type="float">
            <text:p><text:s/>1280 </text:p>
          </table:table-cell>
          <table:table-cell table:style-name="ce13" office:value-type="float" office:value="1010" calcext:value-type="float">
            <text:p><text:s/>10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恆昌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白河區崎內里香蕉宅二號橋下游護岸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博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和平里活動中心增設卡拉OK設備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68" calcext:value-type="float">
            <text:p><text:s/>68 </text:p>
          </table:table-cell>
          <table:table-cell table:style-name="ce13" office:value-type="float" office:value="67" calcext:value-type="float">
            <text:p><text:s/>67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永豐電子企業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西港區檨林里東竹林社區道路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517" calcext:value-type="float">
            <text:p><text:s/>51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永康區勝利街197巷25弄等處道路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3" office:value-type="float" office:value="247" calcext:value-type="float">
            <text:p><text:s/>24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吳通龍</text:p>
            <text:p>郭信良</text:p>
          </table:table-cell>
          <table:table-cell table:style-name="ce9" office:value-type="string" calcext:value-type="string">
            <text:p>大內區石城里活動中心旁道路排水改善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735" calcext:value-type="float">
            <text:p><text:s/>73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仁德區德洋路183巷周圍道路改善工程</text:p>
          </table:table-cell>
          <table:table-cell table:style-name="ce10" office:value-type="string" calcext:value-type="string">
            <text:p>仁德區</text:p>
          </table:table-cell>
          <table:table-cell table:number-columns-repeated="2" table:style-name="ce13" office:value-type="float" office:value="493" calcext:value-type="float">
            <text:p><text:s/>49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白河區汴頭里林子內野溪護岸興建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2500" calcext:value-type="float">
            <text:p><text:s/>2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九琦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坤煌</text:p>
          </table:table-cell>
          <table:table-cell table:style-name="ce9" office:value-type="string" calcext:value-type="string">
            <text:p>新市區大社里590-6號至872旁道路改善工程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1222" calcext:value-type="float">
            <text:p><text:s/>122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楊中成</text:p>
          </table:table-cell>
          <table:table-cell table:style-name="ce9" office:value-type="string" calcext:value-type="string">
            <text:p>永康區三村一路138巷92弄等道路路面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604" calcext:value-type="float">
            <text:p><text:s/>604 </text:p>
          </table:table-cell>
          <table:table-cell table:style-name="ce13" office:value-type="float" office:value="441" calcext:value-type="float">
            <text:p><text:s/>44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永康區中正南路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2547" calcext:value-type="float">
            <text:p><text:s/>254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秋蘭</text:p>
          </table:table-cell>
          <table:table-cell table:style-name="ce9" office:value-type="string" calcext:value-type="string">
            <text:p>佳里區民安里社區(佳興國中西側)瓶頸段排水改善工程</text:p>
          </table:table-cell>
          <table:table-cell table:style-name="ce10" office:value-type="string" calcext:value-type="string">
            <text:p>佳里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陳怡珍</text:p>
          </table:table-cell>
          <table:table-cell table:style-name="ce9" office:value-type="string" calcext:value-type="string">
            <text:p>成功里活動中心LED燈具更新</text:p>
          </table:table-cell>
          <table:table-cell table:style-name="ce10" office:value-type="string" calcext:value-type="string">
            <text:p>北區</text:p>
          </table:table-cell>
          <table:table-cell table:style-name="ce13" office:value-type="float" office:value="98" calcext:value-type="float">
            <text:p><text:s/>98 </text:p>
          </table:table-cell>
          <table:table-cell table:style-name="ce13" office:value-type="float" office:value="96" calcext:value-type="float">
            <text:p><text:s/>96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長河企業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歸仁區南保里民權八街70巷路面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360" calcext:value-type="float">
            <text:p><text:s/>360 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仙草里-3鄰部落道路改善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272" calcext:value-type="float">
            <text:p><text:s/>27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燕祝</text:p>
          </table:table-cell>
          <table:table-cell table:style-name="ce9" office:value-type="string" calcext:value-type="string">
            <text:p>永康區八德街26巷等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1750" calcext:value-type="float">
            <text:p><text:s/>17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學甲區秀昌里秀莊姓祖厝前農業產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297.57" calcext:value-type="float">
            <text:p><text:s/>298 </text:p>
          </table:table-cell>
          <table:table-cell table:style-name="ce13" office:value-type="float" office:value="306" calcext:value-type="float">
            <text:p><text:s/>30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層林里九層林段503地號旁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3" office:value-type="float" office:value="1210" calcext:value-type="float">
            <text:p><text:s/>121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白河區關嶺里尖仔坑上游支流護岸興建工程</text:p>
          </table:table-cell>
          <table:table-cell table:style-name="ce10" office:value-type="string" calcext:value-type="string">
            <text:p>白河區</text:p>
          </table:table-cell>
          <table:table-cell table:number-columns-repeated="2" table:style-name="ce13" office:value-type="float" office:value="1500" calcext:value-type="float">
            <text:p><text:s/>15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泰安宮旁廣場路面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949" calcext:value-type="float">
            <text:p><text:s/>949 </text:p>
          </table:table-cell>
          <table:table-cell table:style-name="ce13" office:value-type="float" office:value="730" calcext:value-type="float">
            <text:p><text:s/>7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榮和里第9鄰聯絡道路擋土牆新建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642" calcext:value-type="float">
            <text:p><text:s/>642 </text:p>
          </table:table-cell>
          <table:table-cell table:style-name="ce13" office:value-type="float" office:value="590" calcext:value-type="float">
            <text:p><text:s/>59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鍵豐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中坑里8鄰聯絡道邊改善工程</text:p>
          </table:table-cell>
          <table:table-cell table:style-name="ce10" office:value-type="string" calcext:value-type="string">
            <text:p>南化區</text:p>
          </table:table-cell>
          <table:table-cell table:style-name="ce13" office:value-type="float" office:value="620" calcext:value-type="float">
            <text:p><text:s/>620 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協興土木包工業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楊中成</text:p>
          </table:table-cell>
          <table:table-cell table:style-name="ce9" office:value-type="string" calcext:value-type="string">
            <text:p>新市區大洲里大洲12-1號前增設道路側溝排水工程</text:p>
          </table:table-cell>
          <table:table-cell table:style-name="ce10" office:value-type="string" calcext:value-type="string">
            <text:p>新市區</text:p>
          </table:table-cell>
          <table:table-cell table:number-columns-repeated="2" table:style-name="ce13" office:value-type="float" office:value="736" calcext:value-type="float">
            <text:p><text:s/>73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因用地無法取得，已註銷" calcext:value-type="string">
            <text:p><text:s/>因用地無法取得，已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關廟里大仁街288號旁排水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71" calcext:value-type="float">
            <text:p><text:s/>7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恆昌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 </text:p>
          </table:table-cell>
          <table:table-cell table:style-name="ce9" office:value-type="string" calcext:value-type="string">
            <text:p>東山區嶺南里土地公山(西勢角段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341" calcext:value-type="float">
            <text:p><text:s/>341 </text:p>
          </table:table-cell>
          <table:table-cell table:style-name="ce13" office:value-type="float" office:value="415" calcext:value-type="float">
            <text:p><text:s/>41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三埔里三埔頂農地排水改善延續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1500" calcext:value-type="float">
            <text:p><text:s/>1500 </text:p>
          </table:table-cell>
          <table:table-cell table:style-name="ce13" office:value-type="float" office:value="1030" calcext:value-type="float">
            <text:p><text:s/>10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得意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德安寮社區蓄洪池改建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2000" calcext:value-type="float">
            <text:p><text:s/>200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新東里新東橋至東秀橋旁道路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825" calcext:value-type="float">
            <text:p><text:s/>82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道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 </text:p>
          </table:table-cell>
          <table:table-cell table:style-name="ce9" office:value-type="string" calcext:value-type="string">
            <text:p>關廟區新光里公館農路支線擋土牆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1597.5" calcext:value-type="float">
            <text:p><text:s/>1598 </text:p>
          </table:table-cell>
          <table:table-cell table:style-name="ce13" office:value-type="float" office:value="1274" calcext:value-type="float">
            <text:p><text:s/>127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將軍區鯤溟里漁塭堤後道路修復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東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大內區曲溪里公山下排水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494.2" calcext:value-type="float">
            <text:p><text:s/>494 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永大土木包工業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望明里松腳尾子龍野溪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390" calcext:value-type="float">
            <text:p><text:s/>390 </text:p>
          </table:table-cell>
          <table:table-cell table:style-name="ce13" office:value-type="float" office:value="370" calcext:value-type="float">
            <text:p><text:s/>37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全益土木工程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陳文賢</text:p>
          </table:table-cell>
          <table:table-cell table:style-name="ce9" office:value-type="string" calcext:value-type="string">
            <text:p>新興里人和二街道路改善工程</text:p>
          </table:table-cell>
          <table:table-cell table:style-name="ce10" office:value-type="string" calcext:value-type="string">
            <text:p>下營區</text:p>
          </table:table-cell>
          <table:table-cell table:style-name="ce13" office:value-type="float" office:value="343" calcext:value-type="float">
            <text:p><text:s/>343 </text:p>
          </table:table-cell>
          <table:table-cell table:style-name="ce13" office:value-type="float" office:value="340" calcext:value-type="float">
            <text:p><text:s/>34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創建營造有限公司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莊玉珠 </text:p>
          </table:table-cell>
          <table:table-cell table:style-name="ce9" office:value-type="string" calcext:value-type="string">
            <text:p>東山區東原里班芝花坑(1)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120" calcext:value-type="float">
            <text:p><text:s/>1120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旺詮 </text:p>
          </table:table-cell>
          <table:table-cell table:style-name="ce9" office:value-type="string" calcext:value-type="string">
            <text:p>東山區青山里埤角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800" calcext:value-type="float">
            <text:p><text:s/>1800 </text:p>
          </table:table-cell>
          <table:table-cell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仁得里無線廣播系統損壞汰舊換新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49" calcext:value-type="float">
            <text:p><text:s/>49 </text:p>
          </table:table-cell>
          <table:table-cell table:style-name="ce13" office:value-type="float" office:value="45" calcext:value-type="float">
            <text:p><text:s/>4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瑞瑩電器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灣丘里第8鄰道路路面改善工程</text:p>
          </table:table-cell>
          <table:table-cell table:style-name="ce10" office:value-type="string" calcext:value-type="string">
            <text:p>楠西區</text:p>
          </table:table-cell>
          <table:table-cell table:number-columns-repeated="2" table:style-name="ce13" office:value-type="float" office:value="457" calcext:value-type="float">
            <text:p><text:s/>457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後壁里振興街池塘旁道路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4388" calcext:value-type="float">
            <text:p><text:s/>438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鼎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</text:p>
          </table:table-cell>
          <table:table-cell table:style-name="ce9" office:value-type="string" calcext:value-type="string">
            <text:p>永康區自強路(高速公路至正強街)等道路改善工程</text:p>
          </table:table-cell>
          <table:table-cell table:style-name="ce10" office:value-type="string" calcext:value-type="string">
            <text:p>永康區</text:p>
          </table:table-cell>
          <table:table-cell table:style-name="ce13" office:value-type="float" office:value="1400" calcext:value-type="float">
            <text:p><text:s/>1400 </text:p>
          </table:table-cell>
          <table:table-cell table:style-name="ce13" office:value-type="float" office:value="1053" calcext:value-type="float">
            <text:p><text:s/>105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將軍區忠興里社區路面改善工程</text:p>
          </table:table-cell>
          <table:table-cell table:style-name="ce10" office:value-type="string" calcext:value-type="string">
            <text:p>將軍區</text:p>
          </table:table-cell>
          <table:table-cell table:number-columns-repeated="2" table:style-name="ce13" office:value-type="float" office:value="522" calcext:value-type="float">
            <text:p><text:s/>52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北勢里南144道路側溝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3000" calcext:value-type="float">
            <text:p><text:s/>3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 </text:p>
          </table:table-cell>
          <table:table-cell table:style-name="ce9" office:value-type="string" calcext:value-type="string">
            <text:p>大內區二溪里其瓦高幹60農路改善延續工程</text:p>
          </table:table-cell>
          <table:table-cell table:style-name="ce10" office:value-type="string" calcext:value-type="string">
            <text:p>大內區</text:p>
          </table:table-cell>
          <table:table-cell table:number-columns-repeated="2" table:style-name="ce13" office:value-type="float" office:value="100" calcext:value-type="float">
            <text:p><text:s/>1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 </text:p>
          </table:table-cell>
          <table:table-cell table:style-name="ce9" office:value-type="string" calcext:value-type="string">
            <text:p>105年柳營區佛山農路高分33路基改善工程</text:p>
          </table:table-cell>
          <table:table-cell table:style-name="ce10" office:value-type="string" calcext:value-type="string">
            <text:p>柳營區</text:p>
          </table:table-cell>
          <table:table-cell table:number-columns-repeated="2" table:style-name="ce13" office:value-type="float" office:value="76" calcext:value-type="float">
            <text:p><text:s/>7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玖郁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宅港里德安寮65號之2漁塭道路善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510" calcext:value-type="float">
            <text:p><text:s/>510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柳營區尖山農路支線野溪治理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1640" calcext:value-type="float">
            <text:p><text:s/>1640 </text:p>
          </table:table-cell>
          <table:table-cell table:style-name="ce13" office:value-type="float" office:value="1580" calcext:value-type="float">
            <text:p><text:s/>158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烏竹里活動中心購置音響設備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93" calcext:value-type="float">
            <text:p><text:s/>93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瀚聲音響社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劉正昌</text:p>
          </table:table-cell>
          <table:table-cell table:style-name="ce9" office:value-type="string" calcext:value-type="string">
            <text:p>改善附設幼兒園教室照明設備暨監視攝影系統</text:p>
          </table:table-cell>
          <table:table-cell table:style-name="ce10" office:value-type="string" calcext:value-type="string">
            <text:p>仁德區</text:p>
          </table:table-cell>
          <table:table-cell table:style-name="ce13" office:value-type="float" office:value="184.64" calcext:value-type="float">
            <text:p><text:s/>185 </text:p>
          </table:table-cell>
          <table:table-cell table:style-name="ce13" office:value-type="float" office:value="180" calcext:value-type="float">
            <text:p><text:s/>180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採購" calcext:value-type="string">
            <text:p><text:s/>逕洽採購 </text:p>
          </table:table-cell>
          <table:table-cell table:style-name="ce14" office:value-type="string" calcext:value-type="string">
            <text:p>台灣松尾股份有限公司、瑞漢科技股份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鹽水區義稠里金和路段牌樓前AC改善工程</text:p>
          </table:table-cell>
          <table:table-cell table:style-name="ce10" office:value-type="string" calcext:value-type="string">
            <text:p>鹽水區</text:p>
          </table:table-cell>
          <table:table-cell table:style-name="ce13" office:value-type="float" office:value="1350" calcext:value-type="float">
            <text:p><text:s/>1350 </text:p>
          </table:table-cell>
          <table:table-cell table:style-name="ce13" office:value-type="float" office:value="825" calcext:value-type="float">
            <text:p><text:s/>82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東山區嶺南里西勢角野溪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4020" calcext:value-type="float">
            <text:p><text:s/>4020 </text:p>
          </table:table-cell>
          <table:table-cell table:style-name="ce13" office:value-type="float" office:value="2560" calcext:value-type="float">
            <text:p><text:s/>256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萬華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左鎮區草山里坑內農路路面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966" calcext:value-type="float">
            <text:p><text:s/>966 </text:p>
          </table:table-cell>
          <table:table-cell table:style-name="ce13" office:value-type="float" office:value="735" calcext:value-type="float">
            <text:p><text:s/>73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宏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惠員</text:p>
          </table:table-cell>
          <table:table-cell table:style-name="ce9" office:value-type="string" calcext:value-type="string">
            <text:p>鹽水區後宅里後寮2號之1至永慶宮前道路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2322" calcext:value-type="float">
            <text:p><text:s/>232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青山里外埔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668" calcext:value-type="float">
            <text:p><text:s/>1668 </text:p>
          </table:table-cell>
          <table:table-cell table:style-name="ce13" office:value-type="float" office:value="735" calcext:value-type="float">
            <text:p><text:s/>73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立宸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秋萍 </text:p>
          </table:table-cell>
          <table:table-cell table:style-name="ce9" office:value-type="string" calcext:value-type="string">
            <text:p>大內區二溪里新社往牛場方向邊坡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10.35" calcext:value-type="float">
            <text:p><text:s/>210 </text:p>
          </table:table-cell>
          <table:table-cell table:style-name="ce13" office:value-type="float" office:value="150" calcext:value-type="float">
            <text:p><text:s/>1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嘉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劉正昌 </text:p>
          </table:table-cell>
          <table:table-cell table:style-name="ce9" office:value-type="string" calcext:value-type="string">
            <text:p>關廟區深坑里常藝旁農路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665" calcext:value-type="float">
            <text:p><text:s/>66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陸發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</text:p>
          </table:table-cell>
          <table:table-cell table:style-name="ce9" office:value-type="string" calcext:value-type="string">
            <text:p>六甲區麻寮中排二(龜子港1490地號旁)排水改善工程</text:p>
          </table:table-cell>
          <table:table-cell table:style-name="ce10" office:value-type="string" calcext:value-type="string">
            <text:p>六甲區</text:p>
          </table:table-cell>
          <table:table-cell table:number-columns-repeated="2" table:style-name="ce13" office:value-type="float" office:value="2700" calcext:value-type="float">
            <text:p><text:s/>27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中洋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圖書館閱讀區冷氣購置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144" calcext:value-type="float">
            <text:p><text:s/>144 </text:p>
          </table:table-cell>
          <table:table-cell table:style-name="ce13" office:value-type="float" office:value="96" calcext:value-type="float">
            <text:p><text:s/>96 </text:p>
          </table:table-cell>
          <table:table-cell table:style-name="ce12" office:value-type="string" calcext:value-type="string">
            <text:p>教育局(處)其他設備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一甲電氣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學甲區宮西路(濟生路以東)路面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759" calcext:value-type="float">
            <text:p><text:s/>759 </text:p>
          </table:table-cell>
          <table:table-cell table:style-name="ce13" office:value-type="float" office:value="387" calcext:value-type="float">
            <text:p><text:s/>387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七股區南39線(十份里)道路路面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2039.236" calcext:value-type="float">
            <text:p><text:s/>2039 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新化大坑澄山農路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710" calcext:value-type="float">
            <text:p><text:s/>710 </text:p>
          </table:table-cell>
          <table:table-cell table:style-name="ce13" office:value-type="float" office:value="384" calcext:value-type="float">
            <text:p><text:s/>384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招盛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曾順良</text:p>
          </table:table-cell>
          <table:table-cell table:style-name="ce9" office:value-type="string" calcext:value-type="string">
            <text:p>玉井區豐里里區道183(豐里93號之1前及豐里95號之3旁)道路排水改善工程</text:p>
          </table:table-cell>
          <table:table-cell table:style-name="ce10" office:value-type="string" calcext:value-type="string">
            <text:p>玉井區</text:p>
          </table:table-cell>
          <table:table-cell table:number-columns-repeated="2" table:style-name="ce13" office:value-type="float" office:value="1800" calcext:value-type="float">
            <text:p><text:s/>18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南億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張世賢</text:p>
          </table:table-cell>
          <table:table-cell table:style-name="ce9" office:value-type="string" calcext:value-type="string">
            <text:p>新營區新北六街40號巷道側溝改善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365" calcext:value-type="float">
            <text:p><text:s/>36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竣喆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杜素吟</text:p>
          </table:table-cell>
          <table:table-cell table:style-name="ce9" office:value-type="string" calcext:value-type="string">
            <text:p>龍崎區龍船里龍船窩(龍船高枝13)道路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652" calcext:value-type="float">
            <text:p><text:s/>65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中正里舊社高枝24左8農路排水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732.75" calcext:value-type="float">
            <text:p><text:s/>733 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用地無法取得，預計發函註銷" calcext:value-type="string">
            <text:p><text:s/>用地無法取得，預計發函註銷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 </text:p>
          </table:table-cell>
          <table:table-cell table:style-name="ce9" office:value-type="string" calcext:value-type="string">
            <text:p>東山區水雲里油礦往林安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960" calcext:value-type="float">
            <text:p><text:s/>960 </text:p>
          </table:table-cell>
          <table:table-cell table:style-name="ce13" office:value-type="float" office:value="840" calcext:value-type="float">
            <text:p><text:s/>84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七股區十份里東漁塭產業道路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650" calcext:value-type="float">
            <text:p><text:s/>650 </text:p>
          </table:table-cell>
          <table:table-cell table:style-name="ce13" office:value-type="float" office:value="252" calcext:value-type="float">
            <text:p><text:s/>252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鹽水區下林里下林10之2和33號前巷道改善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214" calcext:value-type="float">
            <text:p><text:s/>21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中正里舊社高枝17右4農路修繕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520" calcext:value-type="float">
            <text:p><text:s/>520 </text:p>
          </table:table-cell>
          <table:table-cell table:style-name="ce13" office:value-type="float" office:value="250" calcext:value-type="float">
            <text:p><text:s/>2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南億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曾順良</text:p>
          </table:table-cell>
          <table:table-cell table:style-name="ce9" office:value-type="string" calcext:value-type="string">
            <text:p>關廟區新光里新埔段31地號護岸修復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3080" calcext:value-type="float">
            <text:p><text:s/>3080 </text:p>
          </table:table-cell>
          <table:table-cell table:style-name="ce13" office:value-type="float" office:value="1730" calcext:value-type="float">
            <text:p><text:s/>173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凌暘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民治路鎮南殿西側巷道側溝改善工程</text:p>
          </table:table-cell>
          <table:table-cell table:style-name="ce10" office:value-type="string" calcext:value-type="string">
            <text:p>新營區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3" office:value-type="float" office:value="930" calcext:value-type="float">
            <text:p><text:s/>9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偉順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頂長里購置卡拉ok伴唱設備</text:p>
          </table:table-cell>
          <table:table-cell table:style-name="ce10" office:value-type="string" calcext:value-type="string">
            <text:p>後壁區</text:p>
          </table:table-cell>
          <table:table-cell table:style-name="ce13" office:value-type="float" office:value="99" calcext:value-type="float">
            <text:p><text:s/>99 </text:p>
          </table:table-cell>
          <table:table-cell table:style-name="ce13" office:value-type="float" office:value="85" calcext:value-type="float">
            <text:p><text:s/>85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正聲電料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校園瀝青鋪面改善</text:p>
          </table:table-cell>
          <table:table-cell table:style-name="ce10" office:value-type="string" calcext:value-type="string">
            <text:p>安南區</text:p>
          </table:table-cell>
          <table:table-cell table:number-columns-repeated="2" table:style-name="ce13" office:value-type="float" office:value="100" calcext:value-type="float">
            <text:p><text:s/>100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美奇企業行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西港區金安宮至施寮部落道路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713" calcext:value-type="float">
            <text:p><text:s/>71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龍崎區中坑里163區道AC路面改善工程</text:p>
          </table:table-cell>
          <table:table-cell table:style-name="ce10" office:value-type="string" calcext:value-type="string">
            <text:p>龍崎區</text:p>
          </table:table-cell>
          <table:table-cell table:style-name="ce13" office:value-type="float" office:value="600" calcext:value-type="float">
            <text:p><text:s/>600 </text:p>
          </table:table-cell>
          <table:table-cell table:style-name="ce13" office:value-type="float" office:value="460" calcext:value-type="float">
            <text:p><text:s/>4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堆高營造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港東里西港段0788-1地號道路排水改善工程</text:p>
          </table:table-cell>
          <table:table-cell table:style-name="ce10" office:value-type="string" calcext:value-type="string">
            <text:p>西港區</text:p>
          </table:table-cell>
          <table:table-cell table:number-columns-repeated="2" table:style-name="ce13" office:value-type="float" office:value="600" calcext:value-type="float">
            <text:p><text:s/>6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保安養殖生產區排水護岸掏空塭堤補強改善工程</text:p>
          </table:table-cell>
          <table:table-cell table:style-name="ce10" office:value-type="string" calcext:value-type="string">
            <text:p>北門區</text:p>
          </table:table-cell>
          <table:table-cell table:number-columns-repeated="2" table:style-name="ce13" office:value-type="float" office:value="44" calcext:value-type="float">
            <text:p><text:s/>44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世全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蘇秋金 </text:p>
          </table:table-cell>
          <table:table-cell table:style-name="ce9" office:value-type="string" calcext:value-type="string">
            <text:p>佳里區延平國小東側外牆外圍道路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352.5" calcext:value-type="float">
            <text:p><text:s/>353 </text:p>
          </table:table-cell>
          <table:table-cell table:style-name="ce13" office:value-type="float" office:value="210" calcext:value-type="float">
            <text:p><text:s/>21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玉井區中正里新社高分19右7護岸排水改善工程</text:p>
          </table:table-cell>
          <table:table-cell table:style-name="ce10" office:value-type="string" calcext:value-type="string">
            <text:p>玉井區</text:p>
          </table:table-cell>
          <table:table-cell table:style-name="ce13" office:value-type="float" office:value="890" calcext:value-type="float">
            <text:p><text:s/>890 </text:p>
          </table:table-cell>
          <table:table-cell table:style-name="ce13" office:value-type="float" office:value="820" calcext:value-type="float">
            <text:p><text:s/>82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全益土木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</text:p>
          </table:table-cell>
          <table:table-cell table:style-name="ce9" office:value-type="string" calcext:value-type="string">
            <text:p>楠西區灣丘南勢坑野溪整治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536" calcext:value-type="float">
            <text:p><text:s/>1536 </text:p>
          </table:table-cell>
          <table:table-cell table:style-name="ce13" office:value-type="float" office:value="1540" calcext:value-type="float">
            <text:p><text:s/>154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嘉民里部落排水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2300" calcext:value-type="float">
            <text:p><text:s/>23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大內區內郭里53號水門移動式抽水機平台加高加蓋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000" calcext:value-type="float">
            <text:p><text:s/>2000 </text:p>
          </table:table-cell>
          <table:table-cell table:style-name="ce13" office:value-type="float" office:value="156" calcext:value-type="float">
            <text:p><text:s/>156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後壁區嘉苳里2鄰17號宅旁道路及側溝改善工程</text:p>
          </table:table-cell>
          <table:table-cell table:style-name="ce10" office:value-type="string" calcext:value-type="string">
            <text:p>後壁區</text:p>
          </table:table-cell>
          <table:table-cell table:number-columns-repeated="2" table:style-name="ce13" office:value-type="float" office:value="1383" calcext:value-type="float">
            <text:p><text:s/>138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盛軒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淑惠</text:p>
          </table:table-cell>
          <table:table-cell table:style-name="ce9" office:value-type="string" calcext:value-type="string">
            <text:p>金華路二段345巷等路面改善工程</text:p>
          </table:table-cell>
          <table:table-cell table:style-name="ce10" office:value-type="string" calcext:value-type="string">
            <text:p>南區</text:p>
          </table:table-cell>
          <table:table-cell table:number-columns-repeated="2" table:style-name="ce13" office:value-type="float" office:value="580" calcext:value-type="float">
            <text:p><text:s/>58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澄山里岡林農路及風櫃嘴農路路面修復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1860" calcext:value-type="float">
            <text:p><text:s/>1860 </text:p>
          </table:table-cell>
          <table:table-cell table:style-name="ce13" office:value-type="float" office:value="538" calcext:value-type="float">
            <text:p><text:s/>53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左鎮區草山里南167-1線旁農路道路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438.2" calcext:value-type="float">
            <text:p><text:s/>438 </text:p>
          </table:table-cell>
          <table:table-cell table:style-name="ce13" office:value-type="float" office:value="259" calcext:value-type="float">
            <text:p><text:s/>25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高工前排水溝整修維護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1050" calcext:value-type="float">
            <text:p><text:s/>10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百盛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新營區民榮里轄內太子路道路側溝改善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1330" calcext:value-type="float">
            <text:p><text:s/>133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秋蘭</text:p>
          </table:table-cell>
          <table:table-cell table:style-name="ce9" office:value-type="string" calcext:value-type="string">
            <text:p>佳里區建南里四維一街(安南路至祥和五街間)老舊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3" office:value-type="float" office:value="270" calcext:value-type="float">
            <text:p><text:s/>27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陸美祈</text:p>
          </table:table-cell>
          <table:table-cell table:style-name="ce9" office:value-type="string" calcext:value-type="string">
            <text:p>龍崎區土崎里(土崎高分146右16)道路邊坡崩塌改善工程</text:p>
          </table:table-cell>
          <table:table-cell table:style-name="ce10" office:value-type="string" calcext:value-type="string">
            <text:p>龍崎區</text:p>
          </table:table-cell>
          <table:table-cell table:number-columns-repeated="2" table:style-name="ce13" office:value-type="float" office:value="485" calcext:value-type="float">
            <text:p><text:s/>48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勳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6-楠西區楠西里埔尾農地排水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159.5" calcext:value-type="float">
            <text:p><text:s/>1160 </text:p>
          </table:table-cell>
          <table:table-cell table:style-name="ce13" office:value-type="float" office:value="319" calcext:value-type="float">
            <text:p><text:s/>319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玉井區中正里斗六高分68農路改善工程</text:p>
          </table:table-cell>
          <table:table-cell table:style-name="ce10" office:value-type="string" calcext:value-type="string">
            <text:p>玉井區</text:p>
          </table:table-cell>
          <table:table-cell table:number-columns-repeated="2" table:style-name="ce13" office:value-type="float" office:value="570" calcext:value-type="float">
            <text:p><text:s/>57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明進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呂維胤 </text:p>
          </table:table-cell>
          <table:table-cell table:style-name="ce9" office:value-type="string" calcext:value-type="string">
            <text:p>105-龜丹坪頂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715" calcext:value-type="float">
            <text:p><text:s/>1715 </text:p>
          </table:table-cell>
          <table:table-cell table:style-name="ce13" office:value-type="float" office:value="1558" calcext:value-type="float">
            <text:p><text:s/>155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聖銘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美燕 </text:p>
          </table:table-cell>
          <table:table-cell table:style-name="ce9" office:value-type="string" calcext:value-type="string">
            <text:p>105-照興萊庭園旁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235" calcext:value-type="float">
            <text:p><text:s/>235 </text:p>
          </table:table-cell>
          <table:table-cell table:style-name="ce13" office:value-type="float" office:value="120" calcext:value-type="float">
            <text:p><text:s/>12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建欣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柳營區石頭坑野溪治理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2100" calcext:value-type="float">
            <text:p><text:s/>2100 </text:p>
          </table:table-cell>
          <table:table-cell table:style-name="ce13" office:value-type="float" office:value="1050" calcext:value-type="float">
            <text:p><text:s/>105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巨曜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賴美惠</text:p>
          </table:table-cell>
          <table:table-cell table:style-name="ce9" office:value-type="string" calcext:value-type="string">
            <text:p>仕安里社區活動中心冷氣裝設工程</text:p>
          </table:table-cell>
          <table:table-cell table:style-name="ce10" office:value-type="string" calcext:value-type="string">
            <text:p>後壁區</text:p>
          </table:table-cell>
          <table:table-cell table:style-name="ce13" office:value-type="float" office:value="163" calcext:value-type="float">
            <text:p><text:s/>163 </text:p>
          </table:table-cell>
          <table:table-cell table:style-name="ce13" office:value-type="float" office:value="152" calcext:value-type="float">
            <text:p><text:s/>152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 " calcext:value-type="string">
            <text:p><text:s/>公開取得報價單或企劃書 <text:s/></text:p>
          </table:table-cell>
          <table:table-cell table:style-name="ce14" office:value-type="string" calcext:value-type="string">
            <text:p>巨遠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松腳里和平路(民權街到東興路段)道路改善工程</text:p>
          </table:table-cell>
          <table:table-cell table:style-name="ce10" office:value-type="string" calcext:value-type="string">
            <text:p>關廟區</text:p>
          </table:table-cell>
          <table:table-cell table:number-columns-repeated="2" table:style-name="ce13" office:value-type="float" office:value="762" calcext:value-type="float">
            <text:p><text:s/>762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礁坑里蔡厝仔39號旁側溝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101" calcext:value-type="float">
            <text:p><text:s/>101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張世賢 </text:p>
          </table:table-cell>
          <table:table-cell table:style-name="ce9" office:value-type="string" calcext:value-type="string">
            <text:p>東山區東原里頂崎農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270" calcext:value-type="float">
            <text:p><text:s/>270 </text:p>
          </table:table-cell>
          <table:table-cell table:style-name="ce13" office:value-type="float" office:value="286" calcext:value-type="float">
            <text:p><text:s/>28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茂盛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王錦德</text:p>
          </table:table-cell>
          <table:table-cell table:style-name="ce9" office:value-type="string" calcext:value-type="string">
            <text:p>光華里舊頭港里辦公處廳舍屋頂整修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464" calcext:value-type="float">
            <text:p><text:s/>464 </text:p>
          </table:table-cell>
          <table:table-cell table:style-name="ce13" office:value-type="float" office:value="430" calcext:value-type="float">
            <text:p><text:s/>4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名玄企業有限公司</text:p>
            <text:p>亞陽工程顧問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唐碧娥</text:p>
          </table:table-cell>
          <table:table-cell table:style-name="ce9" office:value-type="string" calcext:value-type="string">
            <text:p>睦光里山腳部落聯絡道路(南化43左28)路面改善工程</text:p>
          </table:table-cell>
          <table:table-cell table:style-name="ce10" office:value-type="string" calcext:value-type="string">
            <text:p>左鎮區</text:p>
          </table:table-cell>
          <table:table-cell table:style-name="ce13" office:value-type="float" office:value="1170" calcext:value-type="float">
            <text:p><text:s/>1170 </text:p>
          </table:table-cell>
          <table:table-cell table:style-name="ce13" office:value-type="float" office:value="930" calcext:value-type="float">
            <text:p><text:s/>9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 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王峻潭 </text:p>
          </table:table-cell>
          <table:table-cell table:style-name="ce9" office:value-type="string" calcext:value-type="string">
            <text:p>105-密枝大坪農路改善工程</text:p>
          </table:table-cell>
          <table:table-cell table:style-name="ce10" office:value-type="string" calcext:value-type="string">
            <text:p>楠西區</text:p>
          </table:table-cell>
          <table:table-cell table:style-name="ce13" office:value-type="float" office:value="142.8" calcext:value-type="float">
            <text:p><text:s/>143 </text:p>
          </table:table-cell>
          <table:table-cell table:style-name="ce13" office:value-type="float" office:value="137" calcext:value-type="float">
            <text:p><text:s/>137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佑吉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北門區新圍往北馬漁產道路延續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385" calcext:value-type="float">
            <text:p><text:s/>385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</text:p>
          </table:table-cell>
          <table:table-cell table:style-name="ce9" office:value-type="string" calcext:value-type="string">
            <text:p>學甲區平和里田寮排水護岸防汛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1000" calcext:value-type="float">
            <text:p><text:s/>1000 </text:p>
          </table:table-cell>
          <table:table-cell table:style-name="ce13" office:value-type="float" office:value="222" calcext:value-type="float">
            <text:p><text:s/>222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大潭里里內道路路面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448" calcext:value-type="float">
            <text:p><text:s/>448 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朝立營造有限公司 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郭清華</text:p>
            <text:p>蔡蘇秋金</text:p>
          </table:table-cell>
          <table:table-cell table:style-name="ce9" office:value-type="string" calcext:value-type="string">
            <text:p>七股區三股庄內道路路面改善工程</text:p>
          </table:table-cell>
          <table:table-cell table:style-name="ce10" office:value-type="string" calcext:value-type="string">
            <text:p>七股區</text:p>
          </table:table-cell>
          <table:table-cell table:style-name="ce13" office:value-type="float" office:value="1470" calcext:value-type="float">
            <text:p><text:s/>1470 </text:p>
          </table:table-cell>
          <table:table-cell table:style-name="ce13" office:value-type="float" office:value="1224" calcext:value-type="float">
            <text:p><text:s/>1224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</text:p>
          </table:table-cell>
          <table:table-cell table:style-name="ce9" office:value-type="string" calcext:value-type="string">
            <text:p>麻豆區曾文溪堤防道路養護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 </text:p>
          </table:table-cell>
          <table:table-cell table:style-name="ce9" office:value-type="string" calcext:value-type="string">
            <text:p>新化區太平里田尾高分84旁農路改善工程</text:p>
          </table:table-cell>
          <table:table-cell table:style-name="ce10" office:value-type="string" calcext:value-type="string">
            <text:p>新化區</text:p>
          </table:table-cell>
          <table:table-cell table:style-name="ce13" office:value-type="float" office:value="899" calcext:value-type="float">
            <text:p><text:s/>899 </text:p>
          </table:table-cell>
          <table:table-cell table:style-name="ce13" office:value-type="float" office:value="286" calcext:value-type="float">
            <text:p><text:s/>28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金拓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大內區環湖里竹體鳴頭高幹117右10右11旁農路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3" office:value-type="float" office:value="250" calcext:value-type="float">
            <text:p><text:s/>25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 </text:p>
          </table:table-cell>
          <table:table-cell table:style-name="ce9" office:value-type="string" calcext:value-type="string">
            <text:p>大洲段387-9等地號農路改善工程</text:p>
          </table:table-cell>
          <table:table-cell table:style-name="ce10" office:value-type="string" calcext:value-type="string">
            <text:p>新市區</text:p>
          </table:table-cell>
          <table:table-cell table:style-name="ce13" office:value-type="float" office:value="350" calcext:value-type="float">
            <text:p><text:s/>350 </text:p>
          </table:table-cell>
          <table:table-cell table:style-name="ce13" office:value-type="float" office:value="200" calcext:value-type="float">
            <text:p><text:s/>20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玉山養殖區道路改善工程</text:p>
          </table:table-cell>
          <table:table-cell table:style-name="ce10" office:value-type="string" calcext:value-type="string">
            <text:p>將軍區</text:p>
          </table:table-cell>
          <table:table-cell table:style-name="ce13" office:value-type="float" office:value="380" calcext:value-type="float">
            <text:p><text:s/>380 </text:p>
          </table:table-cell>
          <table:table-cell table:style-name="ce13" office:value-type="float" office:value="367" calcext:value-type="float">
            <text:p><text:s/>367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成財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三協里潭墘社區排水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480" calcext:value-type="float">
            <text:p><text:s/>480 </text:p>
          </table:table-cell>
          <table:table-cell table:style-name="ce13" office:value-type="float" office:value="450" calcext:value-type="float">
            <text:p><text:s/>45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</text:p>
          </table:table-cell>
          <table:table-cell table:style-name="ce9" office:value-type="string" calcext:value-type="string">
            <text:p>官田區隆田陸橋旁道路改善工程</text:p>
          </table:table-cell>
          <table:table-cell table:style-name="ce10" office:value-type="string" calcext:value-type="string">
            <text:p>官田區</text:p>
          </table:table-cell>
          <table:table-cell table:style-name="ce13" office:value-type="float" office:value="336" calcext:value-type="float">
            <text:p><text:s/>336 </text:p>
          </table:table-cell>
          <table:table-cell table:style-name="ce13" office:value-type="float" office:value="240" calcext:value-type="float">
            <text:p><text:s/>24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弘鋅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陳特清</text:p>
          </table:table-cell>
          <table:table-cell table:style-name="ce9" office:value-type="string" calcext:value-type="string">
            <text:p>歸仁區後市里部分路面改善工程</text:p>
          </table:table-cell>
          <table:table-cell table:style-name="ce10" office:value-type="string" calcext:value-type="string">
            <text:p>歸仁區</text:p>
          </table:table-cell>
          <table:table-cell table:style-name="ce13" office:value-type="float" office:value="1350" calcext:value-type="float">
            <text:p><text:s/>1350 </text:p>
          </table:table-cell>
          <table:table-cell table:style-name="ce13" office:value-type="float" office:value="858" calcext:value-type="float">
            <text:p><text:s/>85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8">
          <table:table-cell table:style-name="ce9" office:value-type="string" calcext:value-type="string">
            <text:p>蔡旺詮</text:p>
          </table:table-cell>
          <table:table-cell table:style-name="ce9" office:value-type="string" calcext:value-type="string">
            <text:p>東山區東原里班芝花坑(二)部落道路改善工程</text:p>
          </table:table-cell>
          <table:table-cell table:style-name="ce10" office:value-type="string" calcext:value-type="string">
            <text:p>東山區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3" office:value-type="float" office:value="276" calcext:value-type="float">
            <text:p><text:s/>276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皇瑄股份有限公司</text:p>
            <text:p>榮得成開發有限公司</text:p>
            <text:p>嘉駿貨運股份有限公司</text:p>
            <text:p>雲嘉南實業有限公司</text:p>
            <text:p>路健實業股份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</text:p>
          </table:table-cell>
          <table:table-cell table:style-name="ce9" office:value-type="string" calcext:value-type="string">
            <text:p>新營區太子宮中排上游護岸加高應急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2000" calcext:value-type="float">
            <text:p><text:s/>20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南安里油車19-1號前道路側溝改善工程</text:p>
          </table:table-cell>
          <table:table-cell table:style-name="ce10" office:value-type="string" calcext:value-type="string">
            <text:p>安定區</text:p>
          </table:table-cell>
          <table:table-cell table:style-name="ce13" office:value-type="float" office:value="364" calcext:value-type="float">
            <text:p><text:s/>364 </text:p>
          </table:table-cell>
          <table:table-cell table:style-name="ce13" office:value-type="float" office:value="330" calcext:value-type="float">
            <text:p><text:s/>3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佳霖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吳通龍 </text:p>
          </table:table-cell>
          <table:table-cell table:style-name="ce9" office:value-type="string" calcext:value-type="string">
            <text:p>南勢里南勢排水改善工程</text:p>
          </table:table-cell>
          <table:table-cell table:style-name="ce10" office:value-type="string" calcext:value-type="string">
            <text:p>麻豆區</text:p>
          </table:table-cell>
          <table:table-cell table:style-name="ce13" office:value-type="float" office:value="882.5" calcext:value-type="float">
            <text:p><text:s/>883 </text:p>
          </table:table-cell>
          <table:table-cell table:style-name="ce13" office:value-type="float" office:value="706" calcext:value-type="float">
            <text:p><text:s/>706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聯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李退之 </text:p>
          </table:table-cell>
          <table:table-cell table:style-name="ce9" office:value-type="string" calcext:value-type="string">
            <text:p>學甲區三慶里新芳53號之12北側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195" calcext:value-type="float">
            <text:p><text:s/>195 </text:p>
          </table:table-cell>
          <table:table-cell table:style-name="ce13" office:value-type="float" office:value="73" calcext:value-type="float">
            <text:p><text:s/>73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光華里東盟北側漁塭道路改善後續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660" calcext:value-type="float">
            <text:p><text:s/>660 </text:p>
          </table:table-cell>
          <table:table-cell table:style-name="ce13" office:value-type="float" office:value="420" calcext:value-type="float">
            <text:p><text:s/>420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金定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北門區保安養殖生產區(1262-4)排水擋土牆改善工程</text:p>
          </table:table-cell>
          <table:table-cell table:style-name="ce10" office:value-type="string" calcext:value-type="string">
            <text:p>北門區</text:p>
          </table:table-cell>
          <table:table-cell table:style-name="ce13" office:value-type="float" office:value="321" calcext:value-type="float">
            <text:p><text:s/>321 </text:p>
          </table:table-cell>
          <table:table-cell table:style-name="ce13" office:value-type="float" office:value="345" calcext:value-type="float">
            <text:p><text:s/>34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玉明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育輝</text:p>
          </table:table-cell>
          <table:table-cell table:style-name="ce9" office:value-type="string" calcext:value-type="string">
            <text:p>新北二街南側排水溝改善工程</text:p>
          </table:table-cell>
          <table:table-cell table:style-name="ce10" office:value-type="string" calcext:value-type="string">
            <text:p>新營區</text:p>
          </table:table-cell>
          <table:table-cell table:style-name="ce13" office:value-type="float" office:value="950" calcext:value-type="float">
            <text:p><text:s/>950 </text:p>
          </table:table-cell>
          <table:table-cell table:style-name="ce13" office:value-type="float" office:value="800" calcext:value-type="float">
            <text:p><text:s/>8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偉順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信良</text:p>
          </table:table-cell>
          <table:table-cell table:style-name="ce9" office:value-type="string" calcext:value-type="string">
            <text:p>柳營區果毅往南湖聯絡道路改善工程</text:p>
          </table:table-cell>
          <table:table-cell table:style-name="ce10" office:value-type="string" calcext:value-type="string">
            <text:p>柳營區</text:p>
          </table:table-cell>
          <table:table-cell table:style-name="ce13" office:value-type="float" office:value="491" calcext:value-type="float">
            <text:p><text:s/>491 </text:p>
          </table:table-cell>
          <table:table-cell table:style-name="ce13" office:value-type="float" office:value="378" calcext:value-type="float">
            <text:p><text:s/>37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志聰</text:p>
          </table:table-cell>
          <table:table-cell table:style-name="ce9" office:value-type="string" calcext:value-type="string">
            <text:p>新化區中正路851號至845號側溝改善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465" calcext:value-type="float">
            <text:p><text:s/>465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宇成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</text:p>
          </table:table-cell>
          <table:table-cell table:style-name="ce9" office:value-type="string" calcext:value-type="string">
            <text:p>學甲區新達里南53線(山寮部落段)路面改善工程</text:p>
          </table:table-cell>
          <table:table-cell table:style-name="ce10" office:value-type="string" calcext:value-type="string">
            <text:p>學甲區</text:p>
          </table:table-cell>
          <table:table-cell table:number-columns-repeated="2" table:style-name="ce13" office:value-type="float" office:value="1708" calcext:value-type="float">
            <text:p><text:s/>170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宏泰吉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永康區龍橋街88巷等道路排水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1000" calcext:value-type="float">
            <text:p><text:s/>100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辦理中" calcext:value-type="string">
            <text:p><text:s/>公開取得報價單或企劃書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林全忠</text:p>
          </table:table-cell>
          <table:table-cell table:style-name="ce9" office:value-type="string" calcext:value-type="string">
            <text:p>新化區礁坑子段 602-2 地號旁排水渠道工程</text:p>
          </table:table-cell>
          <table:table-cell table:style-name="ce10" office:value-type="string" calcext:value-type="string">
            <text:p>新化區</text:p>
          </table:table-cell>
          <table:table-cell table:number-columns-repeated="2" table:style-name="ce13" office:value-type="float" office:value="900" calcext:value-type="float">
            <text:p><text:s/>90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侑隼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盧崑福</text:p>
          </table:table-cell>
          <table:table-cell table:style-name="ce9" office:value-type="string" calcext:value-type="string">
            <text:p>單槓區修繕、操場跑道線修繕、側門入口處植草磚與連鎖磚斜坡道破損復原工程</text:p>
          </table:table-cell>
          <table:table-cell table:style-name="ce10" office:value-type="string" calcext:value-type="string">
            <text:p>安平區</text:p>
          </table:table-cell>
          <table:table-cell table:style-name="ce13" office:value-type="float" office:value="154.5" calcext:value-type="float">
            <text:p><text:s/>155 </text:p>
          </table:table-cell>
          <table:table-cell table:style-name="ce13" office:value-type="float" office:value="134" calcext:value-type="float">
            <text:p><text:s/>134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採購" calcext:value-type="string">
            <text:p><text:s/>逕洽採購 </text:p>
          </table:table-cell>
          <table:table-cell table:style-name="ce14" office:value-type="string" calcext:value-type="string">
            <text:p>聯韋樹脂企業有限公司</text:p>
            <text:p>、欣統土木包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郭秀珠</text:p>
          </table:table-cell>
          <table:table-cell table:style-name="ce9" office:value-type="string" calcext:value-type="string">
            <text:p>麻豆區堤防道路擋土牆新建工程</text:p>
          </table:table-cell>
          <table:table-cell table:style-name="ce10" office:value-type="string" calcext:value-type="string">
            <text:p>麻豆區</text:p>
          </table:table-cell>
          <table:table-cell table:number-columns-repeated="2" table:style-name="ce13" office:value-type="float" office:value="1050" calcext:value-type="float">
            <text:p><text:s/>10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菁穎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展</text:p>
          </table:table-cell>
          <table:table-cell table:style-name="ce9" office:value-type="string" calcext:value-type="string">
            <text:p>善化區什乃里巷道路面改善工程</text:p>
          </table:table-cell>
          <table:table-cell table:style-name="ce10" office:value-type="string" calcext:value-type="string">
            <text:p>善化區</text:p>
          </table:table-cell>
          <table:table-cell table:number-columns-repeated="2" table:style-name="ce13" office:value-type="float" office:value="1003" calcext:value-type="float">
            <text:p><text:s/>1003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再生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新營區隋唐街295巷道路改善工程</text:p>
          </table:table-cell>
          <table:table-cell table:style-name="ce10" office:value-type="string" calcext:value-type="string">
            <text:p>新營區</text:p>
          </table:table-cell>
          <table:table-cell table:number-columns-repeated="2" table:style-name="ce13" office:value-type="float" office:value="860" calcext:value-type="float">
            <text:p><text:s/>86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創建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宜瑾 </text:p>
          </table:table-cell>
          <table:table-cell table:style-name="ce9" office:value-type="string" calcext:value-type="string">
            <text:p>大內區二溪里大匏崙大匏高幹34旁農路邊坡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220" calcext:value-type="float">
            <text:p><text:s/>220 </text:p>
          </table:table-cell>
          <table:table-cell table:style-name="ce13" office:value-type="float" office:value="168" calcext:value-type="float">
            <text:p><text:s/>168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郭清華</text:p>
          </table:table-cell>
          <table:table-cell table:style-name="ce9" office:value-type="string" calcext:value-type="string">
            <text:p>關廟區新光里北寮農地擋土牆工程</text:p>
          </table:table-cell>
          <table:table-cell table:style-name="ce10" office:value-type="string" calcext:value-type="string">
            <text:p>關廟區</text:p>
          </table:table-cell>
          <table:table-cell table:style-name="ce13" office:value-type="float" office:value="985" calcext:value-type="float">
            <text:p><text:s/>985 </text:p>
          </table:table-cell>
          <table:table-cell table:style-name="ce13" office:value-type="float" office:value="690" calcext:value-type="float">
            <text:p><text:s/>690 </text:p>
          </table:table-cell>
          <table:table-cell table:style-name="ce12" office:value-type="string" calcext:value-type="string">
            <text:p>水利工程</text:p>
          </table:table-cell>
          <table:table-cell table:style-name="ce13" office:value-type="string" office:string-value="水利局" calcext:value-type="string">
            <text:p><text:s/>水利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承立營造有限公司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莊玉珠</text:p>
          </table:table-cell>
          <table:table-cell table:style-name="ce9" office:value-type="string" calcext:value-type="string">
            <text:p>彰南里活動中心增設前庭及側門遮雨棚</text:p>
          </table:table-cell>
          <table:table-cell table:style-name="ce10" office:value-type="string" calcext:value-type="string">
            <text:p>南區</text:p>
          </table:table-cell>
          <table:table-cell table:style-name="ce13" office:value-type="float" office:value="412" calcext:value-type="float">
            <text:p><text:s/>412 </text:p>
          </table:table-cell>
          <table:table-cell table:style-name="ce13" office:value-type="float" office:value="400" calcext:value-type="float">
            <text:p><text:s/>40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美邦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趙昆原</text:p>
          </table:table-cell>
          <table:table-cell table:style-name="ce9" office:value-type="string" calcext:value-type="string">
            <text:p>鹽水區橋南里南門路201巷新建側溝工程</text:p>
          </table:table-cell>
          <table:table-cell table:style-name="ce10" office:value-type="string" calcext:value-type="string">
            <text:p>鹽水區</text:p>
          </table:table-cell>
          <table:table-cell table:number-columns-repeated="2" table:style-name="ce13" office:value-type="float" office:value="828" calcext:value-type="float">
            <text:p><text:s/>828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中洋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志聰 </text:p>
          </table:table-cell>
          <table:table-cell table:style-name="ce9" office:value-type="string" calcext:value-type="string">
            <text:p>大內區曲溪里田仔農路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620" calcext:value-type="float">
            <text:p><text:s/>620 </text:p>
          </table:table-cell>
          <table:table-cell table:style-name="ce13" office:value-type="float" office:value="360" calcext:value-type="float">
            <text:p><text:s/>360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取得" calcext:value-type="string">
            <text:p><text:s/>公開取得 </text:p>
          </table:table-cell>
          <table:table-cell table:style-name="ce14" office:value-type="string" calcext:value-type="string">
            <text:p>進佶營造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侯澄財 </text:p>
          </table:table-cell>
          <table:table-cell table:style-name="ce9" office:value-type="string" calcext:value-type="string">
            <text:p>光華里仁里橋旁漁塭道路改善工程(刨除料)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86" calcext:value-type="float">
            <text:p><text:s/>86 </text:p>
          </table:table-cell>
          <table:table-cell table:style-name="ce13" office:value-type="float" office:value="56" calcext:value-type="float">
            <text:p><text:s/>56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翔安土木包工業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謝財旺 </text:p>
          </table:table-cell>
          <table:table-cell table:style-name="ce9" office:value-type="string" calcext:value-type="string">
            <text:p>新達里瓦寮37-5號旁漁塭道路改善工程</text:p>
          </table:table-cell>
          <table:table-cell table:style-name="ce10" office:value-type="string" calcext:value-type="string">
            <text:p>學甲區</text:p>
          </table:table-cell>
          <table:table-cell table:style-name="ce13" office:value-type="float" office:value="483" calcext:value-type="float">
            <text:p><text:s/>483 </text:p>
          </table:table-cell>
          <table:table-cell table:style-name="ce13" office:value-type="float" office:value="315" calcext:value-type="float">
            <text:p><text:s/>315 </text:p>
          </table:table-cell>
          <table:table-cell table:style-name="ce12" office:value-type="string" calcext:value-type="string">
            <text:p>漁業建設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公開招標" calcext:value-type="string">
            <text:p><text:s/>公開招標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6">
          <table:table-cell table:style-name="ce9" office:value-type="string" calcext:value-type="string">
            <text:p>蔡蘇秋金</text:p>
          </table:table-cell>
          <table:table-cell table:style-name="ce9" office:value-type="string" calcext:value-type="string">
            <text:p>通興里東勢寮及港墘社區巷道鋪面改善工程</text:p>
          </table:table-cell>
          <table:table-cell table:style-name="ce10" office:value-type="string" calcext:value-type="string">
            <text:p>佳里區</text:p>
          </table:table-cell>
          <table:table-cell table:style-name="ce13" office:value-type="float" office:value="253" calcext:value-type="float">
            <text:p><text:s/>253 </text:p>
          </table:table-cell>
          <table:table-cell table:style-name="ce13" office:value-type="float" office:value="230" calcext:value-type="float">
            <text:p><text:s/>230 </text:p>
          </table:table-cell>
          <table:table-cell table:style-name="ce12" office:value-type="string" calcext:value-type="string">
            <text:p>一般建築及設備</text:p>
          </table:table-cell>
          <table:table-cell table:style-name="ce13" office:value-type="string" office:string-value="民政局" calcext:value-type="string">
            <text:p><text:s/>民政局 </text:p>
          </table:table-cell>
          <table:table-cell table:style-name="ce13" office:value-type="string" office:string-value="公開取得報價單或企劃書" calcext:value-type="string">
            <text:p><text:s/>公開取得報價單或企劃書 </text:p>
          </table:table-cell>
          <table:table-cell table:style-name="ce14" office:value-type="string" calcext:value-type="string">
            <text:p>吉田土木包工業</text:p>
          </table:table-cell>
          <table:table-cell table:number-columns-repeated="1015"/>
        </table:table-row>
        <table:table-row table:style-name="ro7">
          <table:table-cell table:style-name="ce9" office:value-type="string" calcext:value-type="string">
            <text:p>蔡旺詮</text:p>
          </table:table-cell>
          <table:table-cell table:style-name="ce9" office:value-type="string" calcext:value-type="string">
            <text:p>勝利樓博軒整修 </text:p>
          </table:table-cell>
          <table:table-cell table:style-name="ce10" office:value-type="string" calcext:value-type="string">
            <text:p>東區</text:p>
          </table:table-cell>
          <table:table-cell table:style-name="ce13" office:value-type="float" office:value="328.611" calcext:value-type="float">
            <text:p><text:s/>329 </text:p>
          </table:table-cell>
          <table:table-cell table:style-name="ce13" office:value-type="float" office:value="275.2" calcext:value-type="float">
            <text:p><text:s/>275 </text:p>
          </table:table-cell>
          <table:table-cell table:style-name="ce12" office:value-type="string" calcext:value-type="string">
            <text:p>永續校園行政及督導</text:p>
          </table:table-cell>
          <table:table-cell table:style-name="ce13" office:value-type="string" office:string-value="教育局" calcext:value-type="string">
            <text:p><text:s/>教育局 </text:p>
          </table:table-cell>
          <table:table-cell table:style-name="ce13" office:value-type="string" office:string-value="逕洽廠商" calcext:value-type="string">
            <text:p><text:s/>逕洽廠商 </text:p>
          </table:table-cell>
          <table:table-cell table:style-name="ce14" office:value-type="string" calcext:value-type="string">
            <text:p>坤建土木包工業、銓陞企業行、統發企業工程有限公司</text:p>
          </table:table-cell>
          <table:table-cell table:number-columns-repeated="1015"/>
        </table:table-row>
        <table:table-row table:style-name="ro5">
          <table:table-cell table:style-name="ce9" office:value-type="string" calcext:value-type="string">
            <text:p>林阳乙</text:p>
          </table:table-cell>
          <table:table-cell table:style-name="ce9" office:value-type="string" calcext:value-type="string">
            <text:p>永康區中山北路634巷路面改善工程</text:p>
          </table:table-cell>
          <table:table-cell table:style-name="ce10" office:value-type="string" calcext:value-type="string">
            <text:p>永康區</text:p>
          </table:table-cell>
          <table:table-cell table:number-columns-repeated="2" table:style-name="ce13" office:value-type="float" office:value="750" calcext:value-type="float">
            <text:p><text:s/>750 </text:p>
          </table:table-cell>
          <table:table-cell table:style-name="ce12" office:value-type="string" calcext:value-type="string">
            <text:p>工程建築及設備</text:p>
          </table:table-cell>
          <table:table-cell table:style-name="ce13" office:value-type="string" office:string-value="工務局" calcext:value-type="string">
            <text:p><text:s/>工務局 </text:p>
          </table:table-cell>
          <table:table-cell table:style-name="ce13" office:value-type="string" office:string-value="公開招標辦理中" calcext:value-type="string">
            <text:p><text:s/>公開招標辦理中 </text:p>
          </table:table-cell>
          <table:table-cell table:style-name="ce14"/>
          <table:table-cell table:number-columns-repeated="1015"/>
        </table:table-row>
        <table:table-row table:style-name="ro5">
          <table:table-cell table:style-name="ce9" office:value-type="string" calcext:value-type="string">
            <text:p>郭秀珠 </text:p>
          </table:table-cell>
          <table:table-cell table:style-name="ce9" office:value-type="string" calcext:value-type="string">
            <text:p>大內區內郭里後堀(頭社高幹30左7C1)農路改善工程</text:p>
          </table:table-cell>
          <table:table-cell table:style-name="ce10" office:value-type="string" calcext:value-type="string">
            <text:p>大內區</text:p>
          </table:table-cell>
          <table:table-cell table:style-name="ce13" office:value-type="float" office:value="150" calcext:value-type="float">
            <text:p><text:s/>150 </text:p>
          </table:table-cell>
          <table:table-cell table:style-name="ce13" office:value-type="float" office:value="165" calcext:value-type="float">
            <text:p><text:s/>165 </text:p>
          </table:table-cell>
          <table:table-cell table:style-name="ce12" office:value-type="string" calcext:value-type="string">
            <text:p>農業工程及農路改善</text:p>
          </table:table-cell>
          <table:table-cell table:style-name="ce13" office:value-type="string" office:string-value="農業局" calcext:value-type="string">
            <text:p><text:s/>農業局 </text:p>
          </table:table-cell>
          <table:table-cell table:style-name="ce13" office:value-type="string" office:string-value="規劃設計中" calcext:value-type="string">
            <text:p><text:s/>規劃設計中 </text:p>
          </table:table-cell>
          <table:table-cell table:style-name="ce14"/>
          <table:table-cell table:number-columns-repeated="1015"/>
        </table:table-row>
        <table:table-row table:style-name="ro10">
          <table:table-cell table:style-name="ce27" office:value-type="string" calcext:value-type="string" table:number-columns-spanned="3" table:number-rows-spanned="1">
            <text:p>合 <text:s text:c="9"/>計</text:p>
          </table:table-cell>
          <table:covered-table-cell table:number-columns-repeated="2"/>
          <table:table-cell table:style-name="ce15" table:formula="of:=SUM([.D6:.D615])" office:value-type="float" office:value="750847.724" calcext:value-type="float">
            <text:p><text:s/>750848 </text:p>
          </table:table-cell>
          <table:table-cell table:style-name="ce15" table:formula="of:=SUM([.E6:.E615])" office:value-type="float" office:value="593505.264" calcext:value-type="float">
            <text:p><text:s/>593505 </text:p>
          </table:table-cell>
          <table:table-cell table:style-name="ce20" table:number-columns-spanned="4" table:number-rows-spanned="1"/>
          <table:covered-table-cell table:number-columns-repeated="3"/>
          <table:table-cell table:number-columns-repeated="1015"/>
        </table:table-row>
        <table:table-row table:style-name="ro10">
          <table:table-cell table:style-name="ce16" office:value-type="string" calcext:value-type="string">
            <text:p>註：1.本表主辦機關為行政院主計總處。</text:p>
          </table:table-cell>
          <table:table-cell table:number-columns-repeated="1023"/>
        </table:table-row>
        <table:table-row table:style-name="ro10">
          <table:table-cell table:style-name="ce16" office:value-type="string" calcext:value-type="string">
            <text:p>　　2.本表第一次查填及送達期限為7月20日前。</text:p>
          </table:table-cell>
          <table:table-cell table:number-columns-repeated="1023"/>
        </table:table-row>
        <table:table-row table:style-name="ro5" table:number-rows-repeated="104795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nt_Area" table:base-cell-address="$議員4.$A$1" table:cell-range-address="議員4.$A$1:議員4.$I$618"/>
          <table:named-expression table:name="Print_Titles" table:base-cell-address="$議員4.$A$1" table:expression="[議員4.$A$1]:議員4.$xfd$5"/>
        </table:named-expressions>
      </table:table>
      <table:named-expressions/>
      <table:database-ranges>
        <table:database-range table:name="__Anonymous_Sheet_DB__0" table:target-range-address="議員4.A7:議員4.J615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script" style:font-pitch="variable" style:font-charset="x-symbol"/>
    <style:font-face style:name="Helv1" svg:font-family="Helv"/>
    <style:font-face style:name="新細明體" svg:font-family="新細明體"/>
    <style:font-face style:name="標楷體1" svg:font-family="標楷體"/>
    <style:font-face style:name="標楷體" svg:font-family="標楷體" style:font-family-generic="script"/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loext:min-decimal-places="0" number:min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7">
      <number:text> </number:text>
      <number:number number:decimal-places="2" loext:min-decimal-places="2" number:min-integer-digits="1" number:grouping="true"/>
      <number:text> </number:text>
    </number:number-style>
    <number:number-style style:name="N138">
      <number:text>-</number:text>
      <number:number number:decimal-places="2" loext:min-decimal-places="2" number:min-integer-digits="1" number:grouping="true"/>
      <number:text> </number:text>
    </number:number-style>
    <number:number-style style:name="N139">
      <number:text>-</number:text>
      <number:number number:decimal-places="0" loext:min-decimal-places="0" number:min-integer-digits="2"/>
      <number:text> </number:text>
    </number:number-style>
    <number:number-style style:name="N141">
      <number:text> </number:text>
      <number:number number:decimal-places="0" loext:min-decimal-places="0" number:min-integer-digits="1"/>
      <number:text> </number:text>
    </number:number-style>
    <number:number-style style:name="N142">
      <number:text>-</number:text>
      <number:number number:decimal-places="0" loext:min-decimal-places="0" number:min-integer-digits="1"/>
      <number:text> </number:text>
    </number:number-style>
    <number:number-style style:name="N143P0" style:volatile="true">
      <number:text> </number:text>
      <number:number number:decimal-places="0" loext:min-decimal-places="0" number:min-integer-digits="1"/>
      <number:text> </number:text>
    </number:number-style>
    <number:number-style style:name="N143P1" style:volatile="true">
      <number:text>-</number:text>
      <number:number number:decimal-places="0" loext:min-decimal-places="0" number:min-integer-digits="1"/>
      <number:text> </number:text>
    </number:number-style>
    <number:number-style style:name="N143P2" style:volatile="true">
      <number:text>-</number:text>
      <number:number number:decimal-places="0" loext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一般_5f_民政局" style:display-name="一般_民政局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style:style style:name="千分位" style:family="table-cell" style:parent-style-name="Default" style:data-style-name="N14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4.99mm" fo:margin-right="4.99mm" style:print-page-order="ttb" style:first-page-number="continue" style:scale-to="85%" style:table-centering="horizontal" style:print="charts drawings object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第<text:page-number>1</text:page-number>頁，共<text:page-count>99</text:page-count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>user</meta:initial-creator>
    <meta:creation-date>2018-03-01T00:20:42Z</meta:creation-date>
    <dc:date>2018-03-01T10:29:51.722000000</dc:date>
    <meta:print-date>2018-03-01T01:32:29Z</meta:print-date>
    <meta:editing-duration>PT2M13S</meta:editing-duration>
    <meta:editing-cycles>1</meta:editing-cycles>
    <meta:document-statistic meta:table-count="1" meta:cell-count="5401" meta:object-count="4"/>
  </office:meta>
</office:document-meta>
</file>